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Liberation Mono', Menlo, Courier, monospace"/>
    <style:font-face style:name="Helvetica Neue" svg:font-family="'Helvetica Neue', Helvetica, 'Segoe UI', Arial, freesans, sans-serif"/>
    <style:font-face style:name="Menlo" svg:font-family="Menlo, Monaco, Consolas, 'Courier New', monospace"/>
    <style:font-face style:name="Monaco" svg:font-family="Monaco, 'Bitstream Vera Sans Mono', 'Lucida Console', Terminal, monospace"/>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Code">
      <style:paragraph-properties fo:margin-left="0cm" fo:margin-right="0cm" fo:text-indent="0cm" style:auto-text-indent="false"/>
      <style:text-properties officeooo:rsid="00a6fce5" officeooo:paragraph-rsid="00a6fce5"/>
    </style:style>
    <style:style style:name="P2" style:family="paragraph" style:parent-style-name="Code">
      <style:paragraph-properties fo:margin-left="0cm" fo:margin-right="0cm" fo:text-indent="0cm" style:auto-text-indent="false"/>
      <style:text-properties officeooo:rsid="00a6fce5" officeooo:paragraph-rsid="00a7f2fe"/>
    </style:style>
    <style:style style:name="P3" style:family="paragraph" style:parent-style-name="Code">
      <style:paragraph-properties fo:margin-left="0cm" fo:margin-right="0cm" fo:text-indent="0cm" style:auto-text-indent="false"/>
      <style:text-properties officeooo:rsid="00a6fce5" officeooo:paragraph-rsid="00a8c82b"/>
    </style:style>
    <style:style style:name="P4" style:family="paragraph" style:parent-style-name="Code">
      <style:paragraph-properties fo:margin-left="0cm" fo:margin-right="0cm" fo:text-indent="0cm" style:auto-text-indent="false"/>
      <style:text-properties officeooo:rsid="00a6fce5" officeooo:paragraph-rsid="0107023a"/>
    </style:style>
    <style:style style:name="P5" style:family="paragraph" style:parent-style-name="Code">
      <style:paragraph-properties fo:margin-left="0cm" fo:margin-right="0cm" fo:text-indent="0cm" style:auto-text-indent="false"/>
      <style:text-properties officeooo:rsid="00a6fce5" officeooo:paragraph-rsid="01077fee"/>
    </style:style>
    <style:style style:name="P6" style:family="paragraph" style:parent-style-name="Code">
      <style:paragraph-properties fo:margin-left="0cm" fo:margin-right="0cm" fo:text-indent="0cm" style:auto-text-indent="false"/>
      <style:text-properties officeooo:rsid="00b342d6" officeooo:paragraph-rsid="00b342d6"/>
    </style:style>
    <style:style style:name="P7" style:family="paragraph" style:parent-style-name="Code">
      <style:paragraph-properties fo:margin-left="0cm" fo:margin-right="0cm" fo:text-indent="0cm" style:auto-text-indent="false"/>
      <style:text-properties officeooo:rsid="0107023a" officeooo:paragraph-rsid="0107023a"/>
    </style:style>
    <style:style style:name="P8" style:family="paragraph" style:parent-style-name="Text_20_body">
      <style:paragraph-properties fo:margin-left="0cm" fo:margin-right="0cm" fo:margin-top="0cm" fo:margin-bottom="0.049cm" style:contextual-spacing="false" fo:line-height="120%" fo:text-indent="0cm" style:auto-text-indent="false">
        <style:tab-stops>
          <style:tab-stop style:position="-0.374cm"/>
          <style:tab-stop style:position="0.499cm"/>
          <style:tab-stop style:position="1cm"/>
          <style:tab-stop style:position="1.499cm"/>
          <style:tab-stop style:position="2cm"/>
          <style:tab-stop style:position="2.499cm"/>
          <style:tab-stop style:position="3cm"/>
        </style:tab-stops>
      </style:paragraph-properties>
      <style:text-properties fo:font-size="3pt" fo:font-style="normal" fo:font-weight="bold" officeooo:rsid="019a1108" officeooo:paragraph-rsid="019a1108" style:font-size-asian="2.59999990463257pt" style:font-style-asian="normal" style:font-weight-asian="bold" style:font-size-complex="3pt" style:font-style-complex="normal" style:font-weight-complex="bold"/>
    </style:style>
    <style:style style:name="P9" style:family="paragraph" style:parent-style-name="Text_20_body">
      <style:paragraph-properties fo:margin-left="0cm" fo:margin-right="0cm" fo:margin-top="0cm" fo:margin-bottom="0.049cm" style:contextual-spacing="false" fo:line-height="120%" fo:text-indent="0cm" style:auto-text-indent="false">
        <style:tab-stops>
          <style:tab-stop style:position="0.499cm"/>
          <style:tab-stop style:position="1cm"/>
          <style:tab-stop style:position="1.499cm"/>
          <style:tab-stop style:position="2cm"/>
          <style:tab-stop style:position="2.499cm"/>
          <style:tab-stop style:position="3cm"/>
        </style:tab-stops>
      </style:paragraph-properties>
      <style:text-properties fo:font-size="10pt" fo:font-weight="bold" officeooo:rsid="014d6449" officeooo:paragraph-rsid="014d6449" style:font-size-asian="10pt" style:font-weight-asian="bold" style:font-size-complex="10pt" style:font-weight-complex="bold"/>
    </style:style>
    <style:style style:name="P10" style:family="paragraph" style:parent-style-name="Text_20_body">
      <style:paragraph-properties fo:margin-left="0cm" fo:margin-right="0cm" fo:margin-top="0cm" fo:margin-bottom="0.049cm" style:contextual-spacing="false" fo:line-height="120%" fo:text-indent="0cm" style:auto-text-indent="false">
        <style:tab-stops>
          <style:tab-stop style:position="0.499cm"/>
          <style:tab-stop style:position="1cm"/>
          <style:tab-stop style:position="1.499cm"/>
          <style:tab-stop style:position="2cm"/>
          <style:tab-stop style:position="2.499cm"/>
          <style:tab-stop style:position="3cm"/>
        </style:tab-stops>
      </style:paragraph-properties>
      <style:text-properties officeooo:rsid="010a474c" officeooo:paragraph-rsid="014504c4"/>
    </style:style>
    <style:style style:name="P11" style:family="paragraph" style:parent-style-name="Text_20_body">
      <style:paragraph-properties fo:margin-left="0cm" fo:margin-right="0cm" fo:margin-top="0cm" fo:margin-bottom="0.049cm" style:contextual-spacing="false" fo:line-height="120%" fo:text-indent="0cm" style:auto-text-indent="false">
        <style:tab-stops>
          <style:tab-stop style:position="0.499cm"/>
          <style:tab-stop style:position="1cm"/>
          <style:tab-stop style:position="1.499cm"/>
          <style:tab-stop style:position="2cm"/>
          <style:tab-stop style:position="2.499cm"/>
          <style:tab-stop style:position="3cm"/>
        </style:tab-stops>
      </style:paragraph-properties>
      <style:text-properties fo:font-style="normal" style:text-underline-style="solid" style:text-underline-width="auto" style:text-underline-color="font-color" fo:font-weight="bold" officeooo:rsid="01e4be65" officeooo:paragraph-rsid="01e4be65" style:font-style-asian="normal" style:font-weight-asian="bold" style:font-style-complex="normal" style:font-weight-complex="bold"/>
    </style:style>
    <style:style style:name="P12" style:family="paragraph" style:parent-style-name="Text_20_body">
      <style:paragraph-properties fo:margin-left="0cm" fo:margin-right="0cm" fo:margin-top="0cm" fo:margin-bottom="0.049cm" style:contextual-spacing="false" fo:line-height="120%" fo:text-indent="0cm" style:auto-text-indent="false">
        <style:tab-stops>
          <style:tab-stop style:position="0.499cm"/>
          <style:tab-stop style:position="1cm"/>
          <style:tab-stop style:position="1.499cm"/>
          <style:tab-stop style:position="2cm"/>
          <style:tab-stop style:position="2.499cm"/>
          <style:tab-stop style:position="3cm"/>
        </style:tab-stops>
      </style:paragraph-properties>
      <style:text-properties fo:font-style="normal" style:text-underline-style="solid" style:text-underline-width="auto" style:text-underline-color="font-color" fo:font-weight="bold" officeooo:rsid="01e4be65" officeooo:paragraph-rsid="01e7daec" style:font-style-asian="normal" style:font-weight-asian="bold" style:font-style-complex="normal" style:font-weight-complex="bold"/>
    </style:style>
    <style:style style:name="P13" style:family="paragraph" style:parent-style-name="Text_20_body">
      <style:paragraph-properties fo:margin-left="0cm" fo:margin-right="0cm" fo:text-indent="0cm" style:auto-text-indent="false"/>
      <style:text-properties fo:font-style="italic" fo:font-weight="bold" officeooo:rsid="01b9e6c9" officeooo:paragraph-rsid="01b9e6c9" style:font-style-asian="italic" style:font-weight-asian="bold" style:font-style-complex="italic" style:font-weight-complex="bold"/>
    </style:style>
    <style:style style:name="P14" style:family="paragraph" style:parent-style-name="Text_20_body">
      <style:paragraph-properties fo:margin-left="0cm" fo:margin-right="0cm" fo:text-indent="0cm" style:auto-text-indent="false"/>
      <style:text-properties fo:font-weight="normal" officeooo:rsid="01b9e6c9" officeooo:paragraph-rsid="01b9e6c9" style:font-weight-asian="normal" style:font-weight-complex="normal"/>
    </style:style>
    <style:style style:name="P15" style:family="paragraph" style:parent-style-name="Standard">
      <style:text-properties fo:font-size="10pt" fo:font-weight="bold" officeooo:rsid="0174801e" officeooo:paragraph-rsid="0174801e" style:font-size-asian="10pt" style:font-weight-asian="bold" style:font-size-complex="10pt" style:font-weight-complex="bold"/>
    </style:style>
    <style:style style:name="P16" style:family="paragraph" style:parent-style-name="Standard">
      <style:paragraph-properties>
        <style:tab-stops>
          <style:tab-stop style:position="1.991cm"/>
        </style:tab-stops>
      </style:paragraph-properties>
      <style:text-properties fo:font-size="10pt" fo:font-weight="bold" officeooo:rsid="0174801e" officeooo:paragraph-rsid="0174801e" style:font-size-asian="10pt" style:font-weight-asian="bold" style:font-size-complex="10pt" style:font-weight-complex="bold"/>
    </style:style>
    <style:style style:name="P17" style:family="paragraph" style:parent-style-name="Standard">
      <style:text-properties fo:font-size="10pt" fo:font-weight="bold" officeooo:rsid="0122ed4f" officeooo:paragraph-rsid="016ffa1e" style:font-size-asian="10pt" style:font-weight-asian="bold" style:font-size-complex="10pt" style:font-weight-complex="bold"/>
    </style:style>
    <style:style style:name="P18" style:family="paragraph" style:parent-style-name="Standard">
      <style:text-properties fo:font-size="10pt" fo:font-weight="normal" officeooo:rsid="0174801e" officeooo:paragraph-rsid="0174801e" style:font-size-asian="10pt" style:font-weight-asian="normal" style:font-size-complex="10pt" style:font-weight-complex="normal"/>
    </style:style>
    <style:style style:name="P19" style:family="paragraph" style:parent-style-name="Standard">
      <style:text-properties fo:font-size="10pt" fo:font-style="normal" fo:font-weight="normal" officeooo:rsid="0174801e" officeooo:paragraph-rsid="016ffa1e" style:font-size-asian="10pt" style:font-style-asian="normal" style:font-weight-asian="normal" style:font-size-complex="10pt" style:font-style-complex="normal" style:font-weight-complex="normal"/>
    </style:style>
    <style:style style:name="P20" style:family="paragraph" style:parent-style-name="Standard">
      <style:text-properties fo:font-size="11pt" fo:font-weight="normal" officeooo:rsid="0122ed4f" officeooo:paragraph-rsid="01780ec2" style:font-size-asian="11pt" style:font-weight-asian="normal" style:font-size-complex="11pt" style:font-weight-complex="normal"/>
    </style:style>
    <style:style style:name="P21" style:family="paragraph" style:parent-style-name="Text_20_body">
      <style:text-properties fo:font-weight="bold" officeooo:rsid="01ab38e7" officeooo:paragraph-rsid="01ab38e7" style:font-weight-asian="bold" style:font-weight-complex="bold"/>
    </style:style>
    <style:style style:name="P22" style:family="paragraph" style:parent-style-name="Text_20_body">
      <style:text-properties fo:font-weight="bold" officeooo:rsid="00ae77e5" officeooo:paragraph-rsid="00ae77e5" style:font-weight-asian="bold" style:font-weight-complex="bold"/>
    </style:style>
    <style:style style:name="P23" style:family="paragraph" style:parent-style-name="Text_20_body">
      <style:text-properties fo:font-weight="bold" officeooo:rsid="01e30b2f" officeooo:paragraph-rsid="01f9fd0f" style:font-weight-asian="bold" style:font-weight-complex="bold"/>
    </style:style>
    <style:style style:name="P24" style:family="paragraph" style:parent-style-name="Text_20_body">
      <style:text-properties fo:font-style="normal" fo:font-weight="bold" officeooo:rsid="01cc680c" officeooo:paragraph-rsid="01cc680c" style:font-style-asian="normal" style:font-weight-asian="bold" style:font-style-complex="normal" style:font-weight-complex="bold"/>
    </style:style>
    <style:style style:name="P25" style:family="paragraph" style:parent-style-name="Text_20_body">
      <style:text-properties officeooo:rsid="018d20c1" officeooo:paragraph-rsid="018d20c1"/>
    </style:style>
    <style:style style:name="P26" style:family="paragraph" style:parent-style-name="Text_20_body">
      <style:text-properties fo:font-size="10pt" fo:font-weight="bold" officeooo:rsid="0122ed4f" officeooo:paragraph-rsid="0122ed4f" style:font-size-asian="10pt" style:font-weight-asian="bold" style:font-size-complex="10pt" style:font-weight-complex="bold"/>
    </style:style>
    <style:style style:name="P27" style:family="paragraph" style:parent-style-name="Text_20_body">
      <style:text-properties fo:font-size="10pt" fo:font-weight="bold" officeooo:rsid="0122ed4f" officeooo:paragraph-rsid="01244780" style:font-size-asian="10pt" style:font-weight-asian="bold" style:font-size-complex="10pt" style:font-weight-complex="bold"/>
    </style:style>
    <style:style style:name="P28" style:family="paragraph" style:parent-style-name="Text_20_body">
      <style:text-properties fo:font-size="10pt" fo:font-weight="bold" officeooo:rsid="0122ed4f" officeooo:paragraph-rsid="0123653a" style:font-size-asian="10pt" style:font-weight-asian="bold" style:font-size-complex="10pt" style:font-weight-complex="bold"/>
    </style:style>
    <style:style style:name="P29" style:family="paragraph" style:parent-style-name="Text_20_body">
      <style:text-properties fo:font-size="10pt" fo:font-style="normal" fo:font-weight="bold" officeooo:rsid="0122ed4f" officeooo:paragraph-rsid="0122ed4f" style:font-size-asian="10pt" style:font-style-asian="normal" style:font-weight-asian="bold" style:font-size-complex="10pt" style:font-style-complex="normal" style:font-weight-complex="bold"/>
    </style:style>
    <style:style style:name="P30" style:family="paragraph" style:parent-style-name="Text_20_body">
      <style:text-properties fo:font-style="italic" officeooo:rsid="01c26132" officeooo:paragraph-rsid="01b9e6c9" style:font-style-asian="italic" style:font-style-complex="italic"/>
    </style:style>
    <style:style style:name="P31" style:family="paragraph" style:parent-style-name="Text_20_body">
      <style:text-properties officeooo:rsid="0108c732" officeooo:paragraph-rsid="01b9c25b"/>
    </style:style>
    <style:style style:name="P32" style:family="paragraph" style:parent-style-name="Text_20_body">
      <style:text-properties officeooo:paragraph-rsid="009eea3e"/>
    </style:style>
    <style:style style:name="P33" style:family="paragraph" style:parent-style-name="Text_20_body">
      <style:text-properties officeooo:rsid="01c26132" officeooo:paragraph-rsid="01c26132"/>
    </style:style>
    <style:style style:name="P34" style:family="paragraph" style:parent-style-name="Text_20_body">
      <style:text-properties officeooo:rsid="01e30b2f" officeooo:paragraph-rsid="01f9fd0f"/>
    </style:style>
    <style:style style:name="P35" style:family="paragraph" style:parent-style-name="Text_20_body">
      <style:text-properties style:font-name="Liberation Serif" fo:font-style="italic" fo:font-weight="normal" officeooo:rsid="01f2b8fb" officeooo:paragraph-rsid="01f2b8fb" style:font-style-asian="italic" style:font-weight-asian="normal" style:font-style-complex="italic" style:font-weight-complex="normal"/>
    </style:style>
    <style:style style:name="P36" style:family="paragraph" style:parent-style-name="Text_20_body">
      <style:paragraph-properties fo:margin-left="2.501cm" fo:margin-right="0cm" fo:text-indent="0cm" style:auto-text-indent="false"/>
      <style:text-properties fo:font-weight="bold" officeooo:rsid="01cd92bc" officeooo:paragraph-rsid="01cf215e" style:font-weight-asian="bold" style:font-weight-complex="bold"/>
    </style:style>
    <style:style style:name="P37" style:family="paragraph" style:parent-style-name="Text_20_body">
      <style:paragraph-properties fo:margin-left="2.501cm" fo:margin-right="0cm" fo:text-indent="0cm" style:auto-text-indent="false"/>
      <style:text-properties fo:font-weight="bold" officeooo:rsid="01b9e6c9" officeooo:paragraph-rsid="01b9e6c9" style:font-weight-asian="bold" style:font-weight-complex="bold"/>
    </style:style>
    <style:style style:name="P38" style:family="paragraph" style:parent-style-name="Text_20_body">
      <style:paragraph-properties fo:margin-left="2.501cm" fo:margin-right="0cm" fo:text-indent="0cm" style:auto-text-indent="false"/>
      <style:text-properties fo:font-style="normal" fo:font-weight="bold" officeooo:rsid="01b9e6c9" officeooo:paragraph-rsid="01c26132" style:font-style-asian="normal" style:font-weight-asian="bold" style:font-style-complex="normal" style:font-weight-complex="bold"/>
    </style:style>
    <style:style style:name="P39" style:family="paragraph" style:parent-style-name="Text_20_body">
      <style:paragraph-properties fo:margin-left="2.501cm" fo:margin-right="0cm" fo:text-indent="0cm" style:auto-text-indent="false"/>
      <style:text-properties fo:font-style="normal" fo:font-weight="bold" officeooo:rsid="01b9e6c9" officeooo:paragraph-rsid="01b9e6c9" style:font-style-asian="normal" style:font-weight-asian="bold" style:font-style-complex="normal" style:font-weight-complex="bold"/>
    </style:style>
    <style:style style:name="P40" style:family="paragraph" style:parent-style-name="Text_20_body">
      <style:paragraph-properties fo:margin-left="2.501cm" fo:margin-right="0cm" fo:text-indent="0cm" style:auto-text-indent="false"/>
      <style:text-properties fo:font-style="italic" fo:font-weight="bold" officeooo:rsid="01b9e6c9" officeooo:paragraph-rsid="01c26132" style:font-style-asian="italic" style:font-weight-asian="bold" style:font-style-complex="italic" style:font-weight-complex="bold"/>
    </style:style>
    <style:style style:name="P41" style:family="paragraph" style:parent-style-name="Text_20_body">
      <style:paragraph-properties fo:margin-left="2.501cm" fo:margin-right="0cm" fo:text-indent="0cm" style:auto-text-indent="false"/>
      <style:text-properties officeooo:rsid="01cf215e" officeooo:paragraph-rsid="01cf215e"/>
    </style:style>
    <style:style style:name="P42" style:family="paragraph" style:parent-style-name="Text_20_body">
      <style:paragraph-properties fo:margin-left="0.199cm" fo:margin-right="0cm" fo:margin-top="0cm" fo:margin-bottom="0.049cm" style:contextual-spacing="false" fo:line-height="120%" fo:text-indent="-0.199cm" style:auto-text-indent="false">
        <style:tab-stops>
          <style:tab-stop style:position="0.499cm"/>
          <style:tab-stop style:position="1cm"/>
          <style:tab-stop style:position="1.499cm"/>
          <style:tab-stop style:position="2cm"/>
          <style:tab-stop style:position="2.499cm"/>
          <style:tab-stop style:position="3cm"/>
        </style:tab-stops>
      </style:paragraph-properties>
      <style:text-properties fo:font-weight="bold" officeooo:rsid="0117f318" officeooo:paragraph-rsid="0117f318" style:font-weight-asian="bold" style:font-weight-complex="bold"/>
    </style:style>
    <style:style style:name="P43" style:family="paragraph" style:parent-style-name="Text_20_body">
      <style:paragraph-properties fo:margin-left="0.199cm" fo:margin-right="0cm" fo:margin-top="0cm" fo:margin-bottom="0.049cm" style:contextual-spacing="false" fo:line-height="120%" fo:text-indent="-0.199cm" style:auto-text-indent="false">
        <style:tab-stops>
          <style:tab-stop style:position="0.499cm"/>
          <style:tab-stop style:position="1cm"/>
          <style:tab-stop style:position="1.499cm"/>
          <style:tab-stop style:position="2cm"/>
          <style:tab-stop style:position="2.499cm"/>
          <style:tab-stop style:position="3cm"/>
        </style:tab-stops>
      </style:paragraph-properties>
      <style:text-properties style:text-underline-style="solid" style:text-underline-width="auto" style:text-underline-color="font-color" fo:font-weight="bold" officeooo:rsid="01a387df" officeooo:paragraph-rsid="01a387df" style:font-weight-asian="bold" style:font-weight-complex="bold"/>
    </style:style>
    <style:style style:name="P44" style:family="paragraph" style:parent-style-name="Text_20_body">
      <style:paragraph-properties fo:margin-left="0.199cm" fo:margin-right="0cm" fo:margin-top="0cm" fo:margin-bottom="0.049cm" style:contextual-spacing="false" fo:line-height="120%" fo:text-indent="-0.199cm" style:auto-text-indent="false">
        <style:tab-stops>
          <style:tab-stop style:position="0.499cm"/>
          <style:tab-stop style:position="1cm"/>
          <style:tab-stop style:position="1.499cm"/>
          <style:tab-stop style:position="2cm"/>
          <style:tab-stop style:position="2.499cm"/>
          <style:tab-stop style:position="3cm"/>
        </style:tab-stops>
      </style:paragraph-properties>
      <style:text-properties style:text-underline-style="solid" style:text-underline-width="auto" style:text-underline-color="font-color" fo:font-weight="bold" officeooo:rsid="01382943" officeooo:paragraph-rsid="0182a113" style:font-weight-asian="bold" style:font-weight-complex="bold"/>
    </style:style>
    <style:style style:name="P45" style:family="paragraph" style:parent-style-name="Text_20_body">
      <style:paragraph-properties fo:margin-left="0.199cm" fo:margin-right="0cm" fo:margin-top="0cm" fo:margin-bottom="0.049cm" style:contextual-spacing="false" fo:line-height="120%" fo:text-indent="-0.199cm" style:auto-text-indent="false">
        <style:tab-stops>
          <style:tab-stop style:position="0.499cm"/>
          <style:tab-stop style:position="1cm"/>
          <style:tab-stop style:position="1.499cm"/>
          <style:tab-stop style:position="2cm"/>
          <style:tab-stop style:position="2.499cm"/>
          <style:tab-stop style:position="3cm"/>
        </style:tab-stops>
      </style:paragraph-properties>
      <style:text-properties style:text-underline-style="solid" style:text-underline-width="auto" style:text-underline-color="font-color" fo:font-weight="bold" officeooo:rsid="0159e65a" officeooo:paragraph-rsid="0159e65a" style:font-weight-asian="bold" style:font-weight-complex="bold"/>
    </style:style>
    <style:style style:name="P46" style:family="paragraph" style:parent-style-name="Text_20_body">
      <style:paragraph-properties fo:margin-left="0.199cm" fo:margin-right="0cm" fo:margin-top="0cm" fo:margin-bottom="0.049cm" style:contextual-spacing="false" fo:line-height="120%" fo:text-indent="-0.199cm" style:auto-text-indent="false">
        <style:tab-stops>
          <style:tab-stop style:position="0.499cm"/>
          <style:tab-stop style:position="1cm"/>
          <style:tab-stop style:position="1.499cm"/>
          <style:tab-stop style:position="2cm"/>
          <style:tab-stop style:position="2.499cm"/>
          <style:tab-stop style:position="3cm"/>
        </style:tab-stops>
      </style:paragraph-properties>
      <style:text-properties fo:font-style="italic" fo:font-weight="bold" officeooo:rsid="01303d65" officeooo:paragraph-rsid="01303d65" style:font-style-asian="italic" style:font-weight-asian="bold" style:font-style-complex="italic" style:font-weight-complex="bold"/>
    </style:style>
    <style:style style:name="P47" style:family="paragraph" style:parent-style-name="Text_20_body">
      <style:paragraph-properties fo:margin-left="0.199cm" fo:margin-right="0cm" fo:margin-top="0cm" fo:margin-bottom="0.049cm" style:contextual-spacing="false" fo:line-height="120%" fo:text-indent="-0.199cm" style:auto-text-indent="false">
        <style:tab-stops>
          <style:tab-stop style:position="0.499cm"/>
          <style:tab-stop style:position="1cm"/>
          <style:tab-stop style:position="1.499cm"/>
          <style:tab-stop style:position="2cm"/>
          <style:tab-stop style:position="2.499cm"/>
          <style:tab-stop style:position="3cm"/>
        </style:tab-stops>
      </style:paragraph-properties>
      <style:text-properties officeooo:rsid="011a71df" officeooo:paragraph-rsid="011a71df"/>
    </style:style>
    <style:style style:name="P48" style:family="paragraph" style:parent-style-name="Text_20_body">
      <style:paragraph-properties fo:margin-left="0.199cm" fo:margin-right="0cm" fo:margin-top="0cm" fo:margin-bottom="0.049cm" style:contextual-spacing="false" fo:line-height="120%" fo:text-indent="-0.199cm" style:auto-text-indent="false">
        <style:tab-stops>
          <style:tab-stop style:position="0.499cm"/>
          <style:tab-stop style:position="1cm"/>
          <style:tab-stop style:position="1.499cm"/>
          <style:tab-stop style:position="2cm"/>
          <style:tab-stop style:position="2.499cm"/>
          <style:tab-stop style:position="3cm"/>
        </style:tab-stops>
      </style:paragraph-properties>
      <style:text-properties officeooo:rsid="00bdc06b" officeooo:paragraph-rsid="0108c732"/>
    </style:style>
    <style:style style:name="P49" style:family="paragraph" style:parent-style-name="Text_20_body">
      <style:paragraph-properties fo:margin-left="0.199cm" fo:margin-right="0cm" fo:margin-top="0cm" fo:margin-bottom="0.049cm" style:contextual-spacing="false" fo:line-height="120%" fo:text-indent="-0.199cm" style:auto-text-indent="false">
        <style:tab-stops>
          <style:tab-stop style:position="0.499cm"/>
          <style:tab-stop style:position="1cm"/>
          <style:tab-stop style:position="1.499cm"/>
          <style:tab-stop style:position="2cm"/>
          <style:tab-stop style:position="2.499cm"/>
          <style:tab-stop style:position="3cm"/>
        </style:tab-stops>
      </style:paragraph-properties>
      <style:text-properties officeooo:rsid="00bdc06b" officeooo:paragraph-rsid="012927f1"/>
    </style:style>
    <style:style style:name="P50" style:family="paragraph" style:parent-style-name="Text_20_body">
      <style:paragraph-properties fo:margin-left="0.199cm" fo:margin-right="0cm" fo:margin-top="0cm" fo:margin-bottom="0.049cm" style:contextual-spacing="false" fo:line-height="120%" fo:text-indent="-0.199cm" style:auto-text-indent="false">
        <style:tab-stops>
          <style:tab-stop style:position="0.499cm"/>
          <style:tab-stop style:position="1cm"/>
          <style:tab-stop style:position="1.499cm"/>
          <style:tab-stop style:position="2cm"/>
          <style:tab-stop style:position="2.499cm"/>
          <style:tab-stop style:position="3cm"/>
        </style:tab-stops>
      </style:paragraph-properties>
      <style:text-properties officeooo:rsid="00bdc06b" officeooo:paragraph-rsid="01014c19"/>
    </style:style>
    <style:style style:name="P51" style:family="paragraph" style:parent-style-name="Text_20_body">
      <style:paragraph-properties fo:margin-left="0.199cm" fo:margin-right="0cm" fo:margin-top="0cm" fo:margin-bottom="0.049cm" style:contextual-spacing="false" fo:line-height="120%" fo:text-indent="-0.199cm" style:auto-text-indent="false">
        <style:tab-stops>
          <style:tab-stop style:position="0.499cm"/>
          <style:tab-stop style:position="1cm"/>
          <style:tab-stop style:position="1.499cm"/>
          <style:tab-stop style:position="2cm"/>
          <style:tab-stop style:position="2.499cm"/>
          <style:tab-stop style:position="3cm"/>
        </style:tab-stops>
      </style:paragraph-properties>
      <style:text-properties officeooo:rsid="0180c2b8" officeooo:paragraph-rsid="0180c2b8"/>
    </style:style>
    <style:style style:name="P52" style:family="paragraph" style:parent-style-name="Text_20_body">
      <style:paragraph-properties fo:margin-left="0.199cm" fo:margin-right="0cm" fo:margin-top="0cm" fo:margin-bottom="0.049cm" style:contextual-spacing="false" fo:line-height="120%" fo:text-indent="-0.199cm" style:auto-text-indent="false">
        <style:tab-stops>
          <style:tab-stop style:position="0.499cm"/>
          <style:tab-stop style:position="1cm"/>
          <style:tab-stop style:position="1.499cm"/>
          <style:tab-stop style:position="2cm"/>
          <style:tab-stop style:position="2.499cm"/>
          <style:tab-stop style:position="3cm"/>
        </style:tab-stops>
      </style:paragraph-properties>
      <style:text-properties officeooo:rsid="01014c19" officeooo:paragraph-rsid="010fd8ed"/>
    </style:style>
    <style:style style:name="P53" style:family="paragraph" style:parent-style-name="Text_20_body">
      <style:paragraph-properties fo:margin-left="0.199cm" fo:margin-right="0cm" fo:margin-top="0cm" fo:margin-bottom="0.049cm" style:contextual-spacing="false" fo:line-height="120%" fo:text-indent="-0.199cm" style:auto-text-indent="false">
        <style:tab-stops>
          <style:tab-stop style:position="0.499cm"/>
          <style:tab-stop style:position="1cm"/>
          <style:tab-stop style:position="1.499cm"/>
          <style:tab-stop style:position="2cm"/>
          <style:tab-stop style:position="2.499cm"/>
          <style:tab-stop style:position="3cm"/>
        </style:tab-stops>
      </style:paragraph-properties>
      <style:text-properties officeooo:rsid="010a474c" officeooo:paragraph-rsid="014504c4"/>
    </style:style>
    <style:style style:name="P54" style:family="paragraph" style:parent-style-name="Text_20_body">
      <style:paragraph-properties fo:margin-left="0.199cm" fo:margin-right="0cm" fo:margin-top="0cm" fo:margin-bottom="0.049cm" style:contextual-spacing="false" fo:line-height="120%" fo:text-indent="-0.199cm" style:auto-text-indent="false">
        <style:tab-stops>
          <style:tab-stop style:position="0.499cm"/>
          <style:tab-stop style:position="1cm"/>
          <style:tab-stop style:position="1.499cm"/>
          <style:tab-stop style:position="2cm"/>
          <style:tab-stop style:position="2.499cm"/>
          <style:tab-stop style:position="3cm"/>
        </style:tab-stops>
      </style:paragraph-properties>
      <style:text-properties officeooo:paragraph-rsid="016c5937"/>
    </style:style>
    <style:style style:name="P55" style:family="paragraph" style:parent-style-name="Text_20_body">
      <style:paragraph-properties fo:margin-left="0.199cm" fo:margin-right="0cm" fo:margin-top="0cm" fo:margin-bottom="0.049cm" style:contextual-spacing="false" fo:line-height="120%" fo:text-indent="-0.199cm" style:auto-text-indent="false">
        <style:tab-stops>
          <style:tab-stop style:position="0.499cm"/>
          <style:tab-stop style:position="1cm"/>
          <style:tab-stop style:position="1.499cm"/>
          <style:tab-stop style:position="2cm"/>
          <style:tab-stop style:position="2.499cm"/>
          <style:tab-stop style:position="3cm"/>
        </style:tab-stops>
      </style:paragraph-properties>
      <style:text-properties officeooo:paragraph-rsid="014504c4"/>
    </style:style>
    <style:style style:name="P56" style:family="paragraph" style:parent-style-name="Text_20_body">
      <style:paragraph-properties fo:margin-left="0.199cm" fo:margin-right="0cm" fo:margin-top="0cm" fo:margin-bottom="0.049cm" style:contextual-spacing="false" fo:line-height="120%" fo:text-indent="-0.199cm" style:auto-text-indent="false">
        <style:tab-stops>
          <style:tab-stop style:position="0.499cm"/>
          <style:tab-stop style:position="1cm"/>
          <style:tab-stop style:position="1.499cm"/>
          <style:tab-stop style:position="2cm"/>
          <style:tab-stop style:position="2.499cm"/>
          <style:tab-stop style:position="3cm"/>
        </style:tab-stops>
      </style:paragraph-properties>
      <style:text-properties officeooo:rsid="01de6481" officeooo:paragraph-rsid="01df53ee"/>
    </style:style>
    <style:style style:name="P57" style:family="paragraph" style:parent-style-name="Text_20_body" style:master-page-name="">
      <style:paragraph-properties fo:margin-left="0.199cm" fo:margin-right="0cm" fo:margin-top="0cm" fo:margin-bottom="0.049cm" style:contextual-spacing="false" fo:line-height="120%" fo:text-indent="-0.199cm" style:auto-text-indent="false" style:page-number="auto">
        <style:tab-stops>
          <style:tab-stop style:position="0.499cm"/>
          <style:tab-stop style:position="1cm"/>
          <style:tab-stop style:position="1.499cm"/>
          <style:tab-stop style:position="2cm"/>
          <style:tab-stop style:position="2.499cm"/>
          <style:tab-stop style:position="3cm"/>
        </style:tab-stops>
      </style:paragraph-properties>
      <style:text-properties fo:font-weight="bold" officeooo:rsid="018b0a3e" officeooo:paragraph-rsid="018b0a3e" style:font-weight-asian="bold" style:font-weight-complex="bold"/>
    </style:style>
    <style:style style:name="P58" style:family="paragraph" style:parent-style-name="Text_20_body">
      <style:paragraph-properties fo:margin-left="1.251cm" fo:margin-right="0cm" fo:margin-top="0cm" fo:margin-bottom="0.049cm" style:contextual-spacing="false" fo:line-height="120%" fo:text-indent="-0.199cm" style:auto-text-indent="false">
        <style:tab-stops>
          <style:tab-stop style:position="0.499cm"/>
          <style:tab-stop style:position="1cm"/>
          <style:tab-stop style:position="1.499cm"/>
          <style:tab-stop style:position="2cm"/>
          <style:tab-stop style:position="2.499cm"/>
          <style:tab-stop style:position="3cm"/>
        </style:tab-stops>
      </style:paragraph-properties>
      <style:text-properties fo:font-size="10pt" fo:font-style="normal" style:text-underline-style="none" fo:font-weight="bold" officeooo:rsid="01a38ef1" officeooo:paragraph-rsid="01a38ef1" style:font-size-asian="10pt" style:font-style-asian="normal" style:font-weight-asian="bold" style:font-size-complex="10pt" style:font-style-complex="normal" style:font-weight-complex="bold"/>
    </style:style>
    <style:style style:name="P59" style:family="paragraph" style:parent-style-name="Text_20_body">
      <style:paragraph-properties fo:margin-left="1.251cm" fo:margin-right="0cm" fo:margin-top="0cm" fo:margin-bottom="0.049cm" style:contextual-spacing="false" fo:line-height="120%" fo:text-indent="-0.199cm" style:auto-text-indent="false">
        <style:tab-stops>
          <style:tab-stop style:position="0.499cm"/>
          <style:tab-stop style:position="1cm"/>
          <style:tab-stop style:position="1.499cm"/>
          <style:tab-stop style:position="2cm"/>
          <style:tab-stop style:position="2.499cm"/>
          <style:tab-stop style:position="3cm"/>
        </style:tab-stops>
      </style:paragraph-properties>
      <style:text-properties fo:font-size="10pt" fo:font-style="normal" fo:font-weight="bold" officeooo:rsid="01874339" officeooo:paragraph-rsid="0189cc5d" style:font-size-asian="10pt" style:font-style-asian="normal" style:font-weight-asian="bold" style:font-size-complex="10pt" style:font-style-complex="normal" style:font-weight-complex="bold"/>
    </style:style>
    <style:style style:name="P60" style:family="paragraph" style:parent-style-name="Text_20_body">
      <style:paragraph-properties fo:margin-left="1.251cm" fo:margin-right="0cm" fo:margin-top="0cm" fo:margin-bottom="0.049cm" style:contextual-spacing="false" fo:line-height="120%" fo:text-indent="-0.199cm" style:auto-text-indent="false">
        <style:tab-stops>
          <style:tab-stop style:position="0.499cm"/>
          <style:tab-stop style:position="1cm"/>
          <style:tab-stop style:position="1.499cm"/>
          <style:tab-stop style:position="2cm"/>
          <style:tab-stop style:position="2.499cm"/>
          <style:tab-stop style:position="3cm"/>
        </style:tab-stops>
      </style:paragraph-properties>
      <style:text-properties fo:font-size="10pt" fo:font-weight="bold" officeooo:rsid="01874339" officeooo:paragraph-rsid="018914a7" style:font-size-asian="10pt" style:font-weight-asian="bold" style:font-size-complex="10pt" style:font-weight-complex="bold"/>
    </style:style>
    <style:style style:name="P61" style:family="paragraph" style:parent-style-name="Text_20_body">
      <style:paragraph-properties fo:margin-left="1.251cm" fo:margin-right="0cm" fo:margin-top="0cm" fo:margin-bottom="0.049cm" style:contextual-spacing="false" fo:line-height="120%" fo:text-indent="-0.199cm" style:auto-text-indent="false">
        <style:tab-stops>
          <style:tab-stop style:position="0.499cm"/>
          <style:tab-stop style:position="1cm"/>
          <style:tab-stop style:position="1.499cm"/>
          <style:tab-stop style:position="2cm"/>
          <style:tab-stop style:position="2.499cm"/>
          <style:tab-stop style:position="3cm"/>
        </style:tab-stops>
      </style:paragraph-properties>
      <style:text-properties fo:font-size="10pt" style:text-underline-style="none" fo:font-weight="bold" officeooo:rsid="01874339" officeooo:paragraph-rsid="01874339" style:font-size-asian="10pt" style:font-weight-asian="bold" style:font-size-complex="10pt" style:font-weight-complex="bold"/>
    </style:style>
    <style:style style:name="P62" style:family="paragraph" style:parent-style-name="Text_20_body">
      <style:paragraph-properties fo:margin-left="1.251cm" fo:margin-right="0cm" fo:margin-top="0cm" fo:margin-bottom="0.049cm" style:contextual-spacing="false" fo:line-height="120%" fo:text-indent="-0.199cm" style:auto-text-indent="false">
        <style:tab-stops>
          <style:tab-stop style:position="0.499cm"/>
          <style:tab-stop style:position="1cm"/>
          <style:tab-stop style:position="1.499cm"/>
          <style:tab-stop style:position="2cm"/>
          <style:tab-stop style:position="2.499cm"/>
          <style:tab-stop style:position="3cm"/>
        </style:tab-stops>
      </style:paragraph-properties>
      <style:text-properties fo:font-size="5pt" fo:font-style="normal" style:text-underline-style="none" fo:font-weight="bold" officeooo:rsid="01a38ef1" officeooo:paragraph-rsid="01a38ef1" style:font-size-asian="5pt" style:font-style-asian="normal" style:font-weight-asian="bold" style:font-size-complex="5pt" style:font-style-complex="normal" style:font-weight-complex="bold"/>
    </style:style>
    <style:style style:name="P63" style:family="paragraph" style:parent-style-name="Text_20_body">
      <style:paragraph-properties fo:margin-left="1.251cm" fo:margin-right="0cm" fo:margin-top="0cm" fo:margin-bottom="0.049cm" style:contextual-spacing="false" fo:line-height="120%" fo:text-indent="-0.199cm" style:auto-text-indent="false">
        <style:tab-stops>
          <style:tab-stop style:position="0.499cm"/>
          <style:tab-stop style:position="1cm"/>
          <style:tab-stop style:position="1.499cm"/>
          <style:tab-stop style:position="2cm"/>
          <style:tab-stop style:position="2.499cm"/>
          <style:tab-stop style:position="3cm"/>
        </style:tab-stops>
      </style:paragraph-properties>
      <style:text-properties fo:font-size="11pt" fo:font-weight="normal" officeooo:rsid="01874339" officeooo:paragraph-rsid="01874339" style:font-size-asian="9.60000038146973pt" style:font-weight-asian="normal" style:font-size-complex="11pt" style:font-weight-complex="normal"/>
    </style:style>
    <style:style style:name="P64" style:family="paragraph" style:parent-style-name="Text_20_body" style:master-page-name="">
      <style:paragraph-properties fo:margin-left="1.401cm" fo:margin-right="0cm" fo:margin-top="0cm" fo:margin-bottom="0.049cm" style:contextual-spacing="false" fo:line-height="120%" fo:text-indent="-0.9cm" style:auto-text-indent="false" style:page-number="auto">
        <style:tab-stops>
          <style:tab-stop style:position="0.499cm"/>
          <style:tab-stop style:position="1cm"/>
          <style:tab-stop style:position="1.499cm"/>
          <style:tab-stop style:position="2cm"/>
          <style:tab-stop style:position="2.499cm"/>
          <style:tab-stop style:position="3cm"/>
        </style:tab-stops>
      </style:paragraph-properties>
      <style:text-properties fo:font-style="italic" fo:font-weight="bold" officeooo:rsid="01303d65" officeooo:paragraph-rsid="01303d65" style:font-style-asian="italic" style:font-weight-asian="bold" style:font-style-complex="italic" style:font-weight-complex="bold"/>
    </style:style>
    <style:style style:name="P65" style:family="paragraph" style:parent-style-name="Text_20_body" style:master-page-name="">
      <style:paragraph-properties fo:margin-left="1.401cm" fo:margin-right="0cm" fo:margin-top="0cm" fo:margin-bottom="0.049cm" style:contextual-spacing="false" fo:line-height="120%" fo:text-indent="-0.9cm" style:auto-text-indent="false" style:page-number="auto">
        <style:tab-stops>
          <style:tab-stop style:position="0.499cm"/>
          <style:tab-stop style:position="1cm"/>
          <style:tab-stop style:position="1.499cm"/>
          <style:tab-stop style:position="2cm"/>
          <style:tab-stop style:position="2.499cm"/>
          <style:tab-stop style:position="3cm"/>
        </style:tab-stops>
      </style:paragraph-properties>
      <style:text-properties fo:font-size="11pt" fo:font-style="italic" style:text-underline-style="solid" style:text-underline-width="auto" style:text-underline-color="font-color" fo:font-weight="bold" officeooo:rsid="01303d65" officeooo:paragraph-rsid="01a59c05" style:font-size-asian="9.60000038146973pt" style:font-style-asian="italic" style:font-weight-asian="bold" style:font-size-complex="11pt" style:font-style-complex="italic" style:font-weight-complex="bold"/>
    </style:style>
    <style:style style:name="P66" style:family="paragraph" style:parent-style-name="Text_20_body">
      <style:paragraph-properties fo:margin-left="0.199cm" fo:margin-right="0cm" fo:margin-top="0cm" fo:margin-bottom="0.049cm" style:contextual-spacing="false" fo:line-height="120%" fo:text-indent="0cm" style:auto-text-indent="false">
        <style:tab-stops>
          <style:tab-stop style:position="0.499cm"/>
          <style:tab-stop style:position="1cm"/>
          <style:tab-stop style:position="1.499cm"/>
          <style:tab-stop style:position="2cm"/>
          <style:tab-stop style:position="2.499cm"/>
          <style:tab-stop style:position="3cm"/>
        </style:tab-stops>
      </style:paragraph-properties>
      <style:text-properties officeooo:rsid="01271590" officeooo:paragraph-rsid="01296d48"/>
    </style:style>
    <style:style style:name="P67" style:family="paragraph" style:parent-style-name="Text_20_body" style:master-page-name="">
      <style:paragraph-properties fo:margin-left="0.199cm" fo:margin-right="0cm" fo:margin-top="0cm" fo:margin-bottom="0.049cm" style:contextual-spacing="false" fo:line-height="120%" fo:text-indent="0cm" style:auto-text-indent="false" style:page-number="auto">
        <style:tab-stops>
          <style:tab-stop style:position="0.499cm"/>
          <style:tab-stop style:position="1cm"/>
          <style:tab-stop style:position="1.499cm"/>
          <style:tab-stop style:position="2cm"/>
          <style:tab-stop style:position="2.499cm"/>
          <style:tab-stop style:position="3cm"/>
        </style:tab-stops>
      </style:paragraph-properties>
      <style:text-properties officeooo:rsid="01271590" officeooo:paragraph-rsid="01271590"/>
    </style:style>
    <style:style style:name="P68" style:family="paragraph" style:parent-style-name="Text_20_body">
      <style:paragraph-properties fo:margin-left="1.6cm" fo:margin-right="0cm" fo:margin-top="0cm" fo:margin-bottom="0.049cm" style:contextual-spacing="false" fo:line-height="120%" fo:text-indent="-1.6cm" style:auto-text-indent="false">
        <style:tab-stops>
          <style:tab-stop style:position="-0.374cm"/>
          <style:tab-stop style:position="0.499cm"/>
          <style:tab-stop style:position="1cm"/>
          <style:tab-stop style:position="1.499cm"/>
          <style:tab-stop style:position="2cm"/>
          <style:tab-stop style:position="2.499cm"/>
          <style:tab-stop style:position="3cm"/>
        </style:tab-stops>
      </style:paragraph-properties>
      <style:text-properties officeooo:paragraph-rsid="014a67cb"/>
    </style:style>
    <style:style style:name="P69" style:family="paragraph" style:parent-style-name="Text_20_body">
      <style:paragraph-properties fo:margin-left="1.6cm" fo:margin-right="0cm" fo:margin-top="0cm" fo:margin-bottom="0.049cm" style:contextual-spacing="false" fo:line-height="120%" fo:text-indent="-1.6cm" style:auto-text-indent="false">
        <style:tab-stops>
          <style:tab-stop style:position="-0.374cm"/>
          <style:tab-stop style:position="0.499cm"/>
          <style:tab-stop style:position="1cm"/>
          <style:tab-stop style:position="1.499cm"/>
          <style:tab-stop style:position="2cm"/>
          <style:tab-stop style:position="2.499cm"/>
          <style:tab-stop style:position="3cm"/>
        </style:tab-stops>
      </style:paragraph-properties>
      <style:text-properties officeooo:paragraph-rsid="01491ae6"/>
    </style:style>
    <style:style style:name="P70" style:family="paragraph" style:parent-style-name="Text_20_body" style:master-page-name="">
      <style:paragraph-properties fo:margin-left="1.6cm" fo:margin-right="0cm" fo:margin-top="0cm" fo:margin-bottom="0.049cm" style:contextual-spacing="false" fo:line-height="120%" fo:text-indent="-1.6cm" style:auto-text-indent="false" style:page-number="auto">
        <style:tab-stops>
          <style:tab-stop style:position="-0.374cm"/>
          <style:tab-stop style:position="0.499cm"/>
          <style:tab-stop style:position="1cm"/>
          <style:tab-stop style:position="1.499cm"/>
          <style:tab-stop style:position="2cm"/>
          <style:tab-stop style:position="2.499cm"/>
          <style:tab-stop style:position="3cm"/>
        </style:tab-stops>
      </style:paragraph-properties>
      <style:text-properties fo:font-size="10pt" fo:font-weight="bold" officeooo:rsid="01271590" officeooo:paragraph-rsid="0141544f" style:font-size-asian="10pt" style:font-weight-asian="bold" style:font-size-complex="10pt" style:font-weight-complex="bold"/>
    </style:style>
    <style:style style:name="P71" style:family="paragraph" style:parent-style-name="Text_20_body" style:master-page-name="">
      <style:paragraph-properties fo:margin-left="1.6cm" fo:margin-right="0cm" fo:margin-top="0cm" fo:margin-bottom="0.049cm" style:contextual-spacing="false" fo:line-height="120%" fo:text-indent="-1.6cm" style:auto-text-indent="false" style:page-number="auto">
        <style:tab-stops>
          <style:tab-stop style:position="-0.374cm"/>
          <style:tab-stop style:position="0.499cm"/>
          <style:tab-stop style:position="1cm"/>
          <style:tab-stop style:position="1.499cm"/>
          <style:tab-stop style:position="2cm"/>
          <style:tab-stop style:position="2.499cm"/>
          <style:tab-stop style:position="3cm"/>
        </style:tab-stops>
      </style:paragraph-properties>
      <style:text-properties officeooo:rsid="01271590" officeooo:paragraph-rsid="013725b1"/>
    </style:style>
    <style:style style:name="P72" style:family="paragraph" style:parent-style-name="Text_20_body">
      <style:paragraph-properties fo:margin-left="0cm" fo:margin-right="0cm" fo:margin-top="0cm" fo:margin-bottom="0.049cm" style:contextual-spacing="false" fo:line-height="120%" fo:text-indent="1cm" style:auto-text-indent="false">
        <style:tab-stops>
          <style:tab-stop style:position="-0.374cm"/>
          <style:tab-stop style:position="0.499cm"/>
          <style:tab-stop style:position="1cm"/>
          <style:tab-stop style:position="1.499cm"/>
          <style:tab-stop style:position="2cm"/>
          <style:tab-stop style:position="2.499cm"/>
          <style:tab-stop style:position="3cm"/>
        </style:tab-stops>
      </style:paragraph-properties>
      <style:text-properties fo:font-size="10pt" fo:font-style="normal" fo:font-weight="bold" officeooo:rsid="019bc629" officeooo:paragraph-rsid="019bc629" style:font-size-asian="10pt" style:font-style-asian="normal" style:font-weight-asian="bold" style:font-size-complex="10pt" style:font-style-complex="normal" style:font-weight-complex="bold"/>
    </style:style>
    <style:style style:name="P73" style:family="paragraph" style:parent-style-name="Text_20_body">
      <style:paragraph-properties fo:margin-left="0cm" fo:margin-right="0cm" fo:margin-top="0cm" fo:margin-bottom="0.049cm" style:contextual-spacing="false" fo:line-height="120%" fo:text-indent="1cm" style:auto-text-indent="false">
        <style:tab-stops>
          <style:tab-stop style:position="-0.374cm"/>
          <style:tab-stop style:position="0.499cm"/>
          <style:tab-stop style:position="1cm"/>
          <style:tab-stop style:position="1.499cm"/>
          <style:tab-stop style:position="2cm"/>
          <style:tab-stop style:position="2.499cm"/>
          <style:tab-stop style:position="3cm"/>
        </style:tab-stops>
      </style:paragraph-properties>
      <style:text-properties fo:font-size="10pt" fo:font-style="normal" fo:font-weight="bold" officeooo:rsid="019bc629" officeooo:paragraph-rsid="019c4e31" style:font-size-asian="10pt" style:font-style-asian="normal" style:font-weight-asian="bold" style:font-size-complex="10pt" style:font-style-complex="normal" style:font-weight-complex="bold"/>
    </style:style>
    <style:style style:name="P74" style:family="paragraph" style:parent-style-name="Text_20_body">
      <style:paragraph-properties fo:margin-left="0cm" fo:margin-right="0cm" fo:margin-top="0cm" fo:margin-bottom="0.049cm" style:contextual-spacing="false" fo:line-height="120%" fo:text-indent="1cm" style:auto-text-indent="false">
        <style:tab-stops>
          <style:tab-stop style:position="-0.374cm"/>
          <style:tab-stop style:position="0.499cm"/>
          <style:tab-stop style:position="1cm"/>
          <style:tab-stop style:position="1.499cm"/>
          <style:tab-stop style:position="2cm"/>
          <style:tab-stop style:position="2.499cm"/>
          <style:tab-stop style:position="3cm"/>
        </style:tab-stops>
      </style:paragraph-properties>
      <style:text-properties fo:font-size="10pt" fo:font-style="normal" fo:font-weight="bold" officeooo:rsid="019a1108" officeooo:paragraph-rsid="019a1108" style:font-size-asian="10pt" style:font-style-asian="normal" style:font-weight-asian="bold" style:font-size-complex="10pt" style:font-style-complex="normal" style:font-weight-complex="bold"/>
    </style:style>
    <style:style style:name="P75" style:family="paragraph" style:parent-style-name="Text_20_body" style:master-page-name="">
      <style:paragraph-properties fo:margin-left="0cm" fo:margin-right="0cm" fo:margin-top="0cm" fo:margin-bottom="0.049cm" style:contextual-spacing="false" fo:line-height="120%" fo:text-indent="1cm" style:auto-text-indent="false" style:page-number="auto">
        <style:tab-stops>
          <style:tab-stop style:position="-0.374cm"/>
          <style:tab-stop style:position="0.499cm"/>
          <style:tab-stop style:position="1cm"/>
          <style:tab-stop style:position="1.499cm"/>
          <style:tab-stop style:position="2cm"/>
          <style:tab-stop style:position="2.499cm"/>
          <style:tab-stop style:position="3cm"/>
        </style:tab-stops>
      </style:paragraph-properties>
      <style:text-properties fo:font-size="11pt" fo:font-style="normal" fo:font-weight="bold" officeooo:rsid="01271590" officeooo:paragraph-rsid="01a24cdf" style:font-size-asian="11pt" style:font-style-asian="normal" style:font-weight-asian="bold" style:font-size-complex="11pt" style:font-style-complex="normal" style:font-weight-complex="bold"/>
    </style:style>
    <style:style style:name="P76" style:family="paragraph" style:parent-style-name="Text_20_body">
      <style:paragraph-properties fo:margin-left="0.3cm" fo:margin-right="0cm" fo:margin-top="0cm" fo:margin-bottom="0.049cm" style:contextual-spacing="false" fo:line-height="120%" fo:text-indent="-0.3cm" style:auto-text-indent="false">
        <style:tab-stops>
          <style:tab-stop style:position="0.499cm"/>
          <style:tab-stop style:position="1cm"/>
          <style:tab-stop style:position="1.499cm"/>
          <style:tab-stop style:position="2cm"/>
          <style:tab-stop style:position="2.499cm"/>
          <style:tab-stop style:position="3cm"/>
        </style:tab-stops>
      </style:paragraph-properties>
      <style:text-properties style:text-underline-style="none" fo:font-weight="normal" officeooo:rsid="01b114f7" officeooo:paragraph-rsid="01b114f7" style:font-weight-asian="normal" style:font-weight-complex="normal"/>
    </style:style>
    <style:style style:name="P77" style:family="paragraph" style:parent-style-name="Text_20_body">
      <style:paragraph-properties fo:margin-left="0.3cm" fo:margin-right="0cm" fo:margin-top="0cm" fo:margin-bottom="0.049cm" style:contextual-spacing="false" fo:line-height="120%" fo:text-indent="-0.3cm" style:auto-text-indent="false">
        <style:tab-stops>
          <style:tab-stop style:position="0.499cm"/>
          <style:tab-stop style:position="1cm"/>
          <style:tab-stop style:position="1.499cm"/>
          <style:tab-stop style:position="2cm"/>
          <style:tab-stop style:position="2.499cm"/>
          <style:tab-stop style:position="3cm"/>
        </style:tab-stops>
      </style:paragraph-properties>
      <style:text-properties style:text-underline-style="solid" style:text-underline-width="auto" style:text-underline-color="font-color" fo:font-weight="bold" officeooo:rsid="01792a3e" officeooo:paragraph-rsid="017cd6d9" style:font-weight-asian="bold" style:font-weight-complex="bold"/>
    </style:style>
    <style:style style:name="P78" style:family="paragraph" style:parent-style-name="Text_20_body">
      <style:paragraph-properties fo:margin-left="0.3cm" fo:margin-right="0cm" fo:margin-top="0cm" fo:margin-bottom="0.049cm" style:contextual-spacing="false" fo:line-height="120%" fo:text-indent="-0.3cm" style:auto-text-indent="false">
        <style:tab-stops>
          <style:tab-stop style:position="0.499cm"/>
          <style:tab-stop style:position="1cm"/>
          <style:tab-stop style:position="1.499cm"/>
          <style:tab-stop style:position="2cm"/>
          <style:tab-stop style:position="2.499cm"/>
          <style:tab-stop style:position="3cm"/>
        </style:tab-stops>
      </style:paragraph-properties>
      <style:text-properties style:text-underline-style="solid" style:text-underline-width="auto" style:text-underline-color="font-color" fo:font-weight="bold" officeooo:rsid="01792a3e" officeooo:paragraph-rsid="017afefb" style:font-weight-asian="bold" style:font-weight-complex="bold"/>
    </style:style>
    <style:style style:name="P79" style:family="paragraph" style:parent-style-name="Text_20_body">
      <style:paragraph-properties fo:margin-left="0.3cm" fo:margin-right="0cm" fo:margin-top="0cm" fo:margin-bottom="0.049cm" style:contextual-spacing="false" fo:line-height="120%" fo:text-indent="-0.3cm" style:auto-text-indent="false">
        <style:tab-stops>
          <style:tab-stop style:position="0.499cm"/>
          <style:tab-stop style:position="1cm"/>
          <style:tab-stop style:position="1.499cm"/>
          <style:tab-stop style:position="2cm"/>
          <style:tab-stop style:position="2.499cm"/>
          <style:tab-stop style:position="3cm"/>
        </style:tab-stops>
      </style:paragraph-properties>
      <style:text-properties fo:font-size="10pt" officeooo:rsid="0108c732" officeooo:paragraph-rsid="01492a80" style:font-size-asian="10pt" style:font-size-complex="10pt"/>
    </style:style>
    <style:style style:name="P80" style:family="paragraph" style:parent-style-name="Text_20_body">
      <style:paragraph-properties fo:margin-left="0.3cm" fo:margin-right="0cm" fo:margin-top="0cm" fo:margin-bottom="0.049cm" style:contextual-spacing="false" fo:line-height="120%" fo:text-indent="-0.3cm" style:auto-text-indent="false">
        <style:tab-stops>
          <style:tab-stop style:position="0.499cm"/>
          <style:tab-stop style:position="1cm"/>
          <style:tab-stop style:position="1.499cm"/>
          <style:tab-stop style:position="2cm"/>
          <style:tab-stop style:position="2.499cm"/>
          <style:tab-stop style:position="3cm"/>
        </style:tab-stops>
      </style:paragraph-properties>
      <style:text-properties officeooo:rsid="0108c732" officeooo:paragraph-rsid="01628c24"/>
    </style:style>
    <style:style style:name="P81" style:family="paragraph" style:parent-style-name="Text_20_body">
      <style:paragraph-properties fo:margin-left="0.3cm" fo:margin-right="0cm" fo:margin-top="0cm" fo:margin-bottom="0.049cm" style:contextual-spacing="false" fo:line-height="120%" fo:text-indent="-0.3cm" style:auto-text-indent="false">
        <style:tab-stops>
          <style:tab-stop style:position="0.499cm"/>
          <style:tab-stop style:position="1cm"/>
          <style:tab-stop style:position="1.499cm"/>
          <style:tab-stop style:position="2cm"/>
          <style:tab-stop style:position="2.499cm"/>
          <style:tab-stop style:position="3cm"/>
        </style:tab-stops>
      </style:paragraph-properties>
      <style:text-properties officeooo:rsid="0108c732" officeooo:paragraph-rsid="0169302d"/>
    </style:style>
    <style:style style:name="P82" style:family="paragraph" style:parent-style-name="Text_20_body">
      <style:paragraph-properties fo:margin-left="0.3cm" fo:margin-right="0cm" fo:margin-top="0cm" fo:margin-bottom="0.049cm" style:contextual-spacing="false" fo:line-height="120%" fo:text-indent="-0.3cm" style:auto-text-indent="false">
        <style:tab-stops>
          <style:tab-stop style:position="0.499cm"/>
          <style:tab-stop style:position="1cm"/>
          <style:tab-stop style:position="1.499cm"/>
          <style:tab-stop style:position="2cm"/>
          <style:tab-stop style:position="2.499cm"/>
          <style:tab-stop style:position="3cm"/>
        </style:tab-stops>
      </style:paragraph-properties>
      <style:text-properties officeooo:rsid="0108c732" officeooo:paragraph-rsid="016d0211"/>
    </style:style>
    <style:style style:name="P83" style:family="paragraph" style:parent-style-name="Text_20_body">
      <style:paragraph-properties fo:margin-left="0.3cm" fo:margin-right="0cm" fo:margin-top="0cm" fo:margin-bottom="0.049cm" style:contextual-spacing="false" fo:line-height="120%" fo:text-indent="-0.3cm" style:auto-text-indent="false">
        <style:tab-stops>
          <style:tab-stop style:position="0.499cm"/>
          <style:tab-stop style:position="1cm"/>
          <style:tab-stop style:position="1.499cm"/>
          <style:tab-stop style:position="2cm"/>
          <style:tab-stop style:position="2.499cm"/>
          <style:tab-stop style:position="3cm"/>
        </style:tab-stops>
      </style:paragraph-properties>
      <style:text-properties officeooo:rsid="0108c732" officeooo:paragraph-rsid="016dbf9e"/>
    </style:style>
    <style:style style:name="P84" style:family="paragraph" style:parent-style-name="Text_20_body" style:master-page-name="">
      <style:paragraph-properties fo:margin-left="0.3cm" fo:margin-right="0cm" fo:margin-top="0cm" fo:margin-bottom="0.049cm" style:contextual-spacing="false" fo:line-height="120%" fo:text-indent="-0.3cm" style:auto-text-indent="false" style:page-number="auto">
        <style:tab-stops>
          <style:tab-stop style:position="0.499cm"/>
          <style:tab-stop style:position="1cm"/>
          <style:tab-stop style:position="1.499cm"/>
          <style:tab-stop style:position="2cm"/>
          <style:tab-stop style:position="2.499cm"/>
          <style:tab-stop style:position="3cm"/>
        </style:tab-stops>
      </style:paragraph-properties>
      <style:text-properties officeooo:rsid="0108c732" officeooo:paragraph-rsid="0160e2fb"/>
    </style:style>
    <style:style style:name="P85" style:family="paragraph" style:parent-style-name="Text_20_body" style:master-page-name="">
      <style:paragraph-properties fo:margin-left="0.3cm" fo:margin-right="0cm" fo:margin-top="0cm" fo:margin-bottom="0.049cm" style:contextual-spacing="false" fo:line-height="120%" fo:text-indent="-0.3cm" style:auto-text-indent="false" style:page-number="auto">
        <style:tab-stops>
          <style:tab-stop style:position="0.499cm"/>
          <style:tab-stop style:position="1cm"/>
          <style:tab-stop style:position="1.499cm"/>
          <style:tab-stop style:position="2cm"/>
          <style:tab-stop style:position="2.499cm"/>
          <style:tab-stop style:position="3cm"/>
        </style:tab-stops>
      </style:paragraph-properties>
      <style:text-properties style:text-underline-style="solid" style:text-underline-width="auto" style:text-underline-color="font-color" fo:font-weight="bold" officeooo:rsid="01b114f7" officeooo:paragraph-rsid="01b114f7" style:font-weight-asian="bold" style:font-weight-complex="bold"/>
    </style:style>
    <style:style style:name="P86" style:family="paragraph" style:parent-style-name="Text_20_body" style:master-page-name="">
      <style:paragraph-properties fo:margin-left="0.3cm" fo:margin-right="0cm" fo:margin-top="0cm" fo:margin-bottom="0.049cm" style:contextual-spacing="false" fo:line-height="120%" fo:text-indent="-0.3cm" style:auto-text-indent="false" style:page-number="auto">
        <style:tab-stops>
          <style:tab-stop style:position="0.499cm"/>
          <style:tab-stop style:position="1cm"/>
          <style:tab-stop style:position="1.499cm"/>
          <style:tab-stop style:position="2cm"/>
          <style:tab-stop style:position="2.499cm"/>
          <style:tab-stop style:position="3cm"/>
        </style:tab-stops>
      </style:paragraph-properties>
      <style:text-properties fo:font-weight="normal" officeooo:rsid="0110c303" officeooo:paragraph-rsid="0125b5d6" style:font-weight-asian="normal" style:font-weight-complex="normal"/>
    </style:style>
    <style:style style:name="P87" style:family="paragraph" style:parent-style-name="Text_20_body" style:master-page-name="">
      <style:paragraph-properties fo:margin-left="0.3cm" fo:margin-right="0cm" fo:margin-top="0cm" fo:margin-bottom="0.049cm" style:contextual-spacing="false" fo:line-height="120%" fo:text-indent="-0.3cm" style:auto-text-indent="false" style:page-number="auto">
        <style:tab-stops>
          <style:tab-stop style:position="0.499cm"/>
          <style:tab-stop style:position="1cm"/>
          <style:tab-stop style:position="1.499cm"/>
          <style:tab-stop style:position="2cm"/>
          <style:tab-stop style:position="2.499cm"/>
          <style:tab-stop style:position="3cm"/>
        </style:tab-stops>
      </style:paragraph-properties>
      <style:text-properties officeooo:rsid="01b114f7" officeooo:paragraph-rsid="01b114f7"/>
    </style:style>
    <style:style style:name="P88" style:family="paragraph" style:parent-style-name="Text_20_body">
      <style:paragraph-properties fo:margin-left="1.251cm" fo:margin-right="0cm" fo:margin-top="0cm" fo:margin-bottom="0.049cm" style:contextual-spacing="false" fo:line-height="120%" fo:text-indent="-0.3cm" style:auto-text-indent="false">
        <style:tab-stops>
          <style:tab-stop style:position="0.499cm"/>
          <style:tab-stop style:position="1cm"/>
          <style:tab-stop style:position="1.499cm"/>
          <style:tab-stop style:position="2cm"/>
          <style:tab-stop style:position="2.499cm"/>
          <style:tab-stop style:position="3cm"/>
        </style:tab-stops>
      </style:paragraph-properties>
      <style:text-properties fo:font-size="10pt" style:text-underline-style="none" fo:font-weight="bold" officeooo:rsid="013cebf3" officeooo:paragraph-rsid="013cebf3" style:font-size-asian="10pt" style:font-weight-asian="bold" style:font-size-complex="10pt" style:font-weight-complex="bold"/>
    </style:style>
    <style:style style:name="P89" style:family="paragraph" style:parent-style-name="Text_20_body">
      <style:paragraph-properties fo:margin-left="1.251cm" fo:margin-right="0cm" fo:margin-top="0cm" fo:margin-bottom="0.049cm" style:contextual-spacing="false" fo:line-height="120%" fo:text-indent="-0.3cm" style:auto-text-indent="false">
        <style:tab-stops>
          <style:tab-stop style:position="0.499cm"/>
          <style:tab-stop style:position="1cm"/>
          <style:tab-stop style:position="1.499cm"/>
          <style:tab-stop style:position="2cm"/>
          <style:tab-stop style:position="2.499cm"/>
          <style:tab-stop style:position="3cm"/>
        </style:tab-stops>
      </style:paragraph-properties>
      <style:text-properties fo:font-size="10pt" style:text-underline-style="none" fo:font-weight="bold" officeooo:rsid="013cebf3" officeooo:paragraph-rsid="014044e5" style:font-size-asian="10pt" style:font-weight-asian="bold" style:font-size-complex="10pt" style:font-weight-complex="bold"/>
    </style:style>
    <style:style style:name="P90" style:family="paragraph" style:parent-style-name="Text_20_body">
      <style:paragraph-properties fo:margin-left="1.251cm" fo:margin-right="0cm" fo:margin-top="0cm" fo:margin-bottom="0.049cm" style:contextual-spacing="false" fo:line-height="120%" fo:text-indent="-0.3cm" style:auto-text-indent="false">
        <style:tab-stops>
          <style:tab-stop style:position="0.499cm"/>
          <style:tab-stop style:position="1cm"/>
          <style:tab-stop style:position="1.499cm"/>
          <style:tab-stop style:position="2cm"/>
          <style:tab-stop style:position="2.499cm"/>
          <style:tab-stop style:position="3cm"/>
        </style:tab-stops>
      </style:paragraph-properties>
      <style:text-properties fo:font-size="10pt" style:text-underline-style="none" fo:font-weight="bold" officeooo:rsid="01b3cb71" officeooo:paragraph-rsid="01b3cb71" style:font-size-asian="10pt" style:font-weight-asian="bold" style:font-size-complex="10pt" style:font-weight-complex="bold"/>
    </style:style>
    <style:style style:name="P91" style:family="paragraph" style:parent-style-name="Text_20_body">
      <style:paragraph-properties fo:margin-left="1.251cm" fo:margin-right="0cm" fo:margin-top="0cm" fo:margin-bottom="0.049cm" style:contextual-spacing="false" fo:line-height="120%" fo:text-indent="-0.3cm" style:auto-text-indent="false">
        <style:tab-stops>
          <style:tab-stop style:position="0.499cm"/>
          <style:tab-stop style:position="1cm"/>
          <style:tab-stop style:position="1.499cm"/>
          <style:tab-stop style:position="2cm"/>
          <style:tab-stop style:position="2.499cm"/>
          <style:tab-stop style:position="3cm"/>
        </style:tab-stops>
      </style:paragraph-properties>
      <style:text-properties fo:font-size="10pt" fo:font-weight="bold" officeooo:rsid="014d6449" officeooo:paragraph-rsid="014d6449" style:font-size-asian="10pt" style:font-weight-asian="bold" style:font-size-complex="10pt" style:font-weight-complex="bold"/>
    </style:style>
    <style:style style:name="P92" style:family="paragraph" style:parent-style-name="Text_20_body">
      <style:paragraph-properties fo:margin-left="1.251cm" fo:margin-right="0cm" fo:margin-top="0cm" fo:margin-bottom="0.049cm" style:contextual-spacing="false" fo:line-height="120%" fo:text-indent="-0.3cm" style:auto-text-indent="false">
        <style:tab-stops>
          <style:tab-stop style:position="0.499cm"/>
          <style:tab-stop style:position="1cm"/>
          <style:tab-stop style:position="1.499cm"/>
          <style:tab-stop style:position="2cm"/>
          <style:tab-stop style:position="2.499cm"/>
          <style:tab-stop style:position="3cm"/>
        </style:tab-stops>
      </style:paragraph-properties>
      <style:text-properties fo:font-size="10pt" fo:font-weight="bold" officeooo:rsid="014d6449" officeooo:paragraph-rsid="014f2285" style:font-size-asian="10pt" style:font-weight-asian="bold" style:font-size-complex="10pt" style:font-weight-complex="bold"/>
    </style:style>
    <style:style style:name="P93" style:family="paragraph" style:parent-style-name="Text_20_body">
      <style:paragraph-properties fo:margin-left="1.251cm" fo:margin-right="0cm" fo:margin-top="0cm" fo:margin-bottom="0.049cm" style:contextual-spacing="false" fo:line-height="120%" fo:text-indent="-0.3cm" style:auto-text-indent="false">
        <style:tab-stops>
          <style:tab-stop style:position="0.499cm"/>
          <style:tab-stop style:position="1cm"/>
          <style:tab-stop style:position="1.499cm"/>
          <style:tab-stop style:position="2cm"/>
          <style:tab-stop style:position="2.499cm"/>
          <style:tab-stop style:position="3cm"/>
        </style:tab-stops>
      </style:paragraph-properties>
      <style:text-properties fo:font-size="10pt" fo:font-weight="bold" officeooo:rsid="014d6449" officeooo:paragraph-rsid="014febd9" style:font-size-asian="10pt" style:font-weight-asian="bold" style:font-size-complex="10pt" style:font-weight-complex="bold"/>
    </style:style>
    <style:style style:name="P94" style:family="paragraph" style:parent-style-name="Text_20_body">
      <style:paragraph-properties fo:margin-left="1.251cm" fo:margin-right="0cm" fo:margin-top="0cm" fo:margin-bottom="0.049cm" style:contextual-spacing="false" fo:line-height="120%" fo:text-indent="-0.3cm" style:auto-text-indent="false">
        <style:tab-stops>
          <style:tab-stop style:position="0.499cm"/>
          <style:tab-stop style:position="1cm"/>
          <style:tab-stop style:position="1.499cm"/>
          <style:tab-stop style:position="2cm"/>
          <style:tab-stop style:position="2.499cm"/>
          <style:tab-stop style:position="3cm"/>
        </style:tab-stops>
      </style:paragraph-properties>
      <style:text-properties fo:font-size="10pt" fo:font-weight="bold" officeooo:rsid="013cebf3" officeooo:paragraph-rsid="013cebf3" style:font-size-asian="10pt" style:font-weight-asian="bold" style:font-size-complex="10pt" style:font-weight-complex="bold"/>
    </style:style>
    <style:style style:name="P95" style:family="paragraph" style:parent-style-name="Text_20_body">
      <style:paragraph-properties fo:margin-left="1.251cm" fo:margin-right="0cm" fo:margin-top="0cm" fo:margin-bottom="0.049cm" style:contextual-spacing="false" fo:line-height="120%" fo:text-indent="-0.3cm" style:auto-text-indent="false">
        <style:tab-stops>
          <style:tab-stop style:position="0.499cm"/>
          <style:tab-stop style:position="1cm"/>
          <style:tab-stop style:position="1.499cm"/>
          <style:tab-stop style:position="2cm"/>
          <style:tab-stop style:position="2.499cm"/>
          <style:tab-stop style:position="3cm"/>
        </style:tab-stops>
      </style:paragraph-properties>
      <style:text-properties fo:font-size="10pt" fo:font-weight="normal" officeooo:rsid="014d6449" officeooo:paragraph-rsid="014d6449" style:font-size-asian="10pt" style:font-weight-asian="normal" style:font-size-complex="10pt" style:font-weight-complex="normal"/>
    </style:style>
    <style:style style:name="P96" style:family="paragraph" style:parent-style-name="Text_20_body">
      <style:paragraph-properties fo:margin-left="1.251cm" fo:margin-right="0cm" fo:margin-top="0cm" fo:margin-bottom="0.049cm" style:contextual-spacing="false" fo:line-height="120%" fo:text-indent="-0.3cm" style:auto-text-indent="false">
        <style:tab-stops>
          <style:tab-stop style:position="0.499cm"/>
          <style:tab-stop style:position="1cm"/>
          <style:tab-stop style:position="1.499cm"/>
          <style:tab-stop style:position="2cm"/>
          <style:tab-stop style:position="2.499cm"/>
          <style:tab-stop style:position="3cm"/>
        </style:tab-stops>
      </style:paragraph-properties>
      <style:text-properties fo:font-size="5pt" fo:font-weight="bold" officeooo:rsid="014d6449" officeooo:paragraph-rsid="014d6449" style:font-size-asian="4.34999990463257pt" style:font-weight-asian="bold" style:font-size-complex="5pt" style:font-weight-complex="bold"/>
    </style:style>
    <style:style style:name="P97" style:family="paragraph" style:parent-style-name="Text_20_body">
      <style:paragraph-properties fo:margin-left="1.251cm" fo:margin-right="0cm" fo:margin-top="0cm" fo:margin-bottom="0.049cm" style:contextual-spacing="false" fo:line-height="120%" fo:text-indent="-0.3cm" style:auto-text-indent="false">
        <style:tab-stops>
          <style:tab-stop style:position="0.499cm"/>
          <style:tab-stop style:position="1cm"/>
          <style:tab-stop style:position="1.499cm"/>
          <style:tab-stop style:position="2cm"/>
          <style:tab-stop style:position="2.499cm"/>
          <style:tab-stop style:position="3cm"/>
        </style:tab-stops>
      </style:paragraph-properties>
      <style:text-properties fo:font-size="5pt" fo:font-weight="bold" officeooo:rsid="013cebf3" officeooo:paragraph-rsid="013cebf3" style:font-size-asian="4.34999990463257pt" style:font-weight-asian="bold" style:font-size-complex="5pt" style:font-weight-complex="bold"/>
    </style:style>
    <style:style style:name="P98" style:family="paragraph" style:parent-style-name="Text_20_body">
      <style:paragraph-properties fo:margin-left="1.251cm" fo:margin-right="0cm" fo:text-indent="0cm" style:auto-text-indent="false"/>
      <style:text-properties fo:font-weight="normal" officeooo:rsid="01125188" officeooo:paragraph-rsid="0117e931" style:font-weight-asian="normal" style:font-weight-complex="normal"/>
    </style:style>
    <style:style style:name="P99" style:family="paragraph" style:parent-style-name="Text_20_body">
      <style:paragraph-properties fo:margin-left="1.251cm" fo:margin-right="0cm" fo:text-indent="0cm" style:auto-text-indent="false"/>
      <style:text-properties fo:font-size="9pt" fo:font-weight="bold" officeooo:rsid="01125188" officeooo:paragraph-rsid="01125188" style:font-size-asian="9pt" style:font-weight-asian="bold" style:font-size-complex="9pt" style:font-weight-complex="bold"/>
    </style:style>
    <style:style style:name="P100" style:family="paragraph" style:parent-style-name="Text_20_body">
      <style:paragraph-properties fo:margin-left="1.251cm" fo:margin-right="0cm" fo:text-indent="0cm" style:auto-text-indent="false"/>
      <style:text-properties fo:font-size="9pt" fo:font-weight="bold" officeooo:rsid="01125188" officeooo:paragraph-rsid="0117e931" style:font-size-asian="9pt" style:font-weight-asian="bold" style:font-size-complex="9pt" style:font-weight-complex="bold"/>
    </style:style>
    <style:style style:name="P101" style:family="paragraph" style:parent-style-name="Text_20_body">
      <style:paragraph-properties fo:margin-left="1.251cm" fo:margin-right="0cm" fo:text-indent="0cm" style:auto-text-indent="false"/>
      <style:text-properties fo:font-size="10pt" fo:font-weight="bold" officeooo:rsid="0122ed4f" officeooo:paragraph-rsid="0126da6c" style:font-size-asian="10pt" style:font-weight-asian="bold" style:font-size-complex="10pt" style:font-weight-complex="bold"/>
    </style:style>
    <style:style style:name="P102" style:family="paragraph" style:parent-style-name="Text_20_body">
      <style:paragraph-properties fo:margin-left="1.251cm" fo:margin-right="0cm" fo:text-indent="0cm" style:auto-text-indent="false"/>
      <style:text-properties fo:font-size="11pt" fo:font-style="normal" fo:font-weight="bold" officeooo:rsid="01c93d77" officeooo:paragraph-rsid="01c93d77" style:font-size-asian="11pt" style:font-style-asian="normal" style:font-weight-asian="bold" style:font-size-complex="11pt" style:font-style-complex="normal" style:font-weight-complex="bold"/>
    </style:style>
    <style:style style:name="P103" style:family="paragraph" style:parent-style-name="Text_20_body">
      <style:paragraph-properties fo:margin-left="1.251cm" fo:margin-right="0cm" fo:text-indent="0cm" style:auto-text-indent="false"/>
      <style:text-properties fo:font-size="11pt" fo:font-style="normal" fo:font-weight="bold" officeooo:rsid="01c8a78f" officeooo:paragraph-rsid="01c8a78f" style:font-size-asian="11pt" style:font-style-asian="normal" style:font-weight-asian="bold" style:font-size-complex="11pt" style:font-style-complex="normal" style:font-weight-complex="bold"/>
    </style:style>
    <style:style style:name="P104" style:family="paragraph" style:parent-style-name="Text_20_body">
      <style:paragraph-properties fo:margin-left="1.251cm" fo:margin-right="0cm" fo:text-indent="0cm" style:auto-text-indent="false"/>
      <style:text-properties fo:font-style="italic" fo:font-weight="bold" officeooo:rsid="01d2faff" officeooo:paragraph-rsid="01d4882b" style:font-style-asian="italic" style:font-weight-asian="bold" style:font-style-complex="italic" style:font-weight-complex="bold"/>
    </style:style>
    <style:style style:name="P105" style:family="paragraph" style:parent-style-name="Text_20_body">
      <style:paragraph-properties fo:margin-left="1.251cm" fo:margin-right="0cm" fo:text-indent="0cm" style:auto-text-indent="false"/>
      <style:text-properties fo:font-style="italic" fo:font-weight="bold" officeooo:rsid="01d2faff" officeooo:paragraph-rsid="01d2faff" style:font-style-asian="italic" style:font-weight-asian="bold" style:font-style-complex="italic" style:font-weight-complex="bold"/>
    </style:style>
    <style:style style:name="P106" style:family="paragraph" style:parent-style-name="Code">
      <style:paragraph-properties fo:margin-left="1.251cm" fo:margin-right="0cm" fo:text-indent="0cm" style:auto-text-indent="false"/>
      <style:text-properties style:text-underline-style="none"/>
    </style:style>
    <style:style style:name="P107" style:family="paragraph" style:parent-style-name="Code">
      <style:paragraph-properties fo:margin-left="1.251cm" fo:margin-right="0cm" fo:text-indent="0cm" style:auto-text-indent="false"/>
      <style:text-properties style:text-underline-style="none" fo:font-weight="bold" officeooo:rsid="01e67c31" style:font-weight-asian="bold" style:font-weight-complex="bold"/>
    </style:style>
    <style:style style:name="P108" style:family="paragraph" style:parent-style-name="Code">
      <style:paragraph-properties fo:margin-left="1.251cm" fo:margin-right="0cm" fo:text-indent="0cm" style:auto-text-indent="false"/>
      <style:text-properties style:text-underline-style="none" officeooo:paragraph-rsid="01e67c31"/>
    </style:style>
    <style:style style:name="P109" style:family="paragraph" style:parent-style-name="Text_20_body" style:master-page-name="">
      <style:paragraph-properties fo:margin-left="1.401cm" fo:margin-right="0cm" fo:margin-top="0cm" fo:margin-bottom="0.049cm" style:contextual-spacing="false" fo:line-height="120%" fo:text-indent="-1.401cm" style:auto-text-indent="false" style:page-number="auto">
        <style:tab-stops>
          <style:tab-stop style:position="-0.591cm"/>
          <style:tab-stop style:position="0.499cm"/>
          <style:tab-stop style:position="1cm"/>
          <style:tab-stop style:position="1.499cm"/>
          <style:tab-stop style:position="2cm"/>
          <style:tab-stop style:position="2.499cm"/>
          <style:tab-stop style:position="3cm"/>
        </style:tab-stops>
      </style:paragraph-properties>
      <style:text-properties style:text-underline-style="solid" style:text-underline-width="auto" style:text-underline-color="font-color" fo:font-weight="bold" officeooo:rsid="01792a3e" officeooo:paragraph-rsid="01807da7" style:font-weight-asian="bold" style:font-weight-complex="bold"/>
    </style:style>
    <style:style style:name="P110" style:family="paragraph" style:parent-style-name="Text_20_body" style:master-page-name="">
      <style:paragraph-properties fo:margin-left="1cm" fo:margin-right="0cm" fo:margin-top="0cm" fo:margin-bottom="0.049cm" style:contextual-spacing="false" fo:line-height="120%" fo:text-indent="-1cm" style:auto-text-indent="false" style:page-number="auto">
        <style:tab-stops>
          <style:tab-stop style:position="0.499cm"/>
          <style:tab-stop style:position="1cm"/>
          <style:tab-stop style:position="1.499cm"/>
          <style:tab-stop style:position="2cm"/>
          <style:tab-stop style:position="2.499cm"/>
          <style:tab-stop style:position="3cm"/>
        </style:tab-stops>
      </style:paragraph-properties>
      <style:text-properties officeooo:rsid="0108c732" officeooo:paragraph-rsid="01653ac4"/>
    </style:style>
    <style:style style:name="P111" style:family="paragraph" style:parent-style-name="Text_20_body" style:master-page-name="">
      <style:paragraph-properties fo:margin-left="1cm" fo:margin-right="0cm" fo:margin-top="0cm" fo:margin-bottom="0.049cm" style:contextual-spacing="false" fo:line-height="120%" fo:text-indent="-1cm" style:auto-text-indent="false" style:page-number="auto">
        <style:tab-stops>
          <style:tab-stop style:position="0.499cm"/>
          <style:tab-stop style:position="1cm"/>
          <style:tab-stop style:position="1.499cm"/>
          <style:tab-stop style:position="2cm"/>
          <style:tab-stop style:position="2.499cm"/>
          <style:tab-stop style:position="3cm"/>
        </style:tab-stops>
      </style:paragraph-properties>
      <style:text-properties officeooo:rsid="0108c732" officeooo:paragraph-rsid="01628c24"/>
    </style:style>
    <style:style style:name="P112" style:family="paragraph" style:parent-style-name="Text_20_body" style:master-page-name="">
      <style:paragraph-properties fo:margin-left="0.3cm" fo:margin-right="0cm" fo:margin-top="0cm" fo:margin-bottom="0.049cm" style:contextual-spacing="false" fo:line-height="120%" fo:text-indent="-1cm" style:auto-text-indent="false" style:page-number="auto">
        <style:tab-stops>
          <style:tab-stop style:position="0.499cm"/>
          <style:tab-stop style:position="1cm"/>
          <style:tab-stop style:position="1.499cm"/>
          <style:tab-stop style:position="2cm"/>
          <style:tab-stop style:position="2.499cm"/>
          <style:tab-stop style:position="3cm"/>
        </style:tab-stops>
      </style:paragraph-properties>
      <style:text-properties officeooo:rsid="0108c732" officeooo:paragraph-rsid="01653ac4"/>
    </style:style>
    <style:style style:name="P113" style:family="paragraph" style:parent-style-name="Title">
      <style:text-properties style:text-underline-style="solid" style:text-underline-width="auto" style:text-underline-color="font-color" officeooo:rsid="009aea17" officeooo:paragraph-rsid="00fd9574"/>
    </style:style>
    <style:style style:name="P114" style:family="paragraph" style:parent-style-name="Code">
      <style:text-properties officeooo:rsid="00b342d6" officeooo:paragraph-rsid="00b342d6"/>
    </style:style>
    <style:style style:name="P115" style:family="paragraph" style:parent-style-name="Code">
      <style:text-properties officeooo:rsid="00b342d6" officeooo:paragraph-rsid="00b40726"/>
    </style:style>
    <style:style style:name="P116" style:family="paragraph" style:parent-style-name="Code">
      <style:text-properties fo:font-weight="bold" style:font-weight-asian="bold" style:font-weight-complex="bold"/>
    </style:style>
    <style:style style:name="P117" style:family="paragraph" style:parent-style-name="Code">
      <style:text-properties fo:font-weight="bold" officeooo:paragraph-rsid="00c9605d" style:font-weight-asian="bold" style:font-weight-complex="bold"/>
    </style:style>
    <style:style style:name="P118" style:family="paragraph" style:parent-style-name="Code">
      <style:text-properties fo:font-style="normal" fo:font-weight="bold" officeooo:rsid="00c9605d" officeooo:paragraph-rsid="00caeb16" style:font-style-asian="normal" style:font-weight-asian="bold" style:font-style-complex="normal" style:font-weight-complex="bold"/>
    </style:style>
    <style:style style:name="P119" style:family="paragraph" style:parent-style-name="Code">
      <style:text-properties fo:font-style="normal" fo:font-weight="bold" officeooo:rsid="00c9605d" officeooo:paragraph-rsid="00cb2b9d" style:font-style-asian="normal" style:font-weight-asian="bold" style:font-style-complex="normal" style:font-weight-complex="bold"/>
    </style:style>
    <style:style style:name="P120" style:family="paragraph" style:parent-style-name="Code">
      <style:text-properties fo:font-style="normal" fo:font-weight="bold" officeooo:rsid="00c9605d" officeooo:paragraph-rsid="00c9605d" style:font-style-asian="normal" style:font-weight-asian="bold" style:font-style-complex="normal" style:font-weight-complex="bold"/>
    </style:style>
    <style:style style:name="P121" style:family="paragraph" style:parent-style-name="Code">
      <style:text-properties fo:font-style="normal" fo:font-weight="bold" officeooo:rsid="00c8364d" officeooo:paragraph-rsid="00c9605d" style:font-style-asian="normal" style:font-weight-asian="bold" style:font-style-complex="normal" style:font-weight-complex="bold"/>
    </style:style>
    <style:style style:name="P122" style:family="paragraph" style:parent-style-name="Code">
      <style:text-properties officeooo:rsid="00b98129" officeooo:paragraph-rsid="00b98129"/>
    </style:style>
    <style:style style:name="P123" style:family="paragraph" style:parent-style-name="Code">
      <style:text-properties officeooo:rsid="00b98129" officeooo:paragraph-rsid="00baab07"/>
    </style:style>
    <style:style style:name="P124" style:family="paragraph" style:parent-style-name="Text_20_body" style:list-style-name="L1">
      <style:text-properties officeooo:rsid="01e78245" officeooo:paragraph-rsid="01e7daec"/>
    </style:style>
    <style:style style:name="P125" style:family="paragraph" style:parent-style-name="Text_20_body" style:list-style-name="L1">
      <style:text-properties style:text-underline-style="none" officeooo:rsid="01e7daec" officeooo:paragraph-rsid="01e7daec"/>
    </style:style>
    <style:style style:name="P126" style:family="paragraph" style:parent-style-name="Text_20_body" style:list-style-name="L6">
      <style:text-properties officeooo:rsid="009eea3e" officeooo:paragraph-rsid="009dd2e6"/>
    </style:style>
    <style:style style:name="P127" style:family="paragraph" style:parent-style-name="Text_20_body" style:list-style-name="L6">
      <style:text-properties officeooo:rsid="009eea3e" officeooo:paragraph-rsid="009eea3e"/>
    </style:style>
    <style:style style:name="P128" style:family="paragraph" style:parent-style-name="Text_20_body" style:list-style-name="L6">
      <style:text-properties officeooo:rsid="009f9449" officeooo:paragraph-rsid="009f9449"/>
    </style:style>
    <style:style style:name="P129" style:family="paragraph" style:parent-style-name="Text_20_body" style:list-style-name="L6">
      <style:text-properties officeooo:rsid="00a25b10" officeooo:paragraph-rsid="00a25b10"/>
    </style:style>
    <style:style style:name="P130" style:family="paragraph" style:parent-style-name="Text_20_body" style:list-style-name="L7"/>
    <style:style style:name="P131" style:family="paragraph" style:parent-style-name="Text_20_body" style:list-style-name="L7">
      <style:text-properties officeooo:rsid="01e11bd0" officeooo:paragraph-rsid="01e11bd0"/>
    </style:style>
    <style:style style:name="P132" style:family="paragraph" style:parent-style-name="Text_20_body" style:list-style-name="L7">
      <style:text-properties officeooo:rsid="00c6b14c" officeooo:paragraph-rsid="00c6b14c"/>
    </style:style>
    <style:style style:name="P133" style:family="paragraph" style:parent-style-name="Text_20_body" style:list-style-name="L7">
      <style:text-properties officeooo:rsid="00c220f1" officeooo:paragraph-rsid="00c401fe"/>
    </style:style>
    <style:style style:name="P134" style:family="paragraph" style:parent-style-name="Text_20_body" style:list-style-name="L7">
      <style:text-properties officeooo:rsid="00c147ab" officeooo:paragraph-rsid="00c6b14c"/>
    </style:style>
    <style:style style:name="P135" style:family="paragraph" style:parent-style-name="Text_20_body" style:list-style-name="L2">
      <style:text-properties officeooo:rsid="00b01176" officeooo:paragraph-rsid="00b16658"/>
    </style:style>
    <style:style style:name="P136" style:family="paragraph" style:parent-style-name="Text_20_body" style:list-style-name="L8">
      <style:text-properties officeooo:rsid="01dd2aa8" officeooo:paragraph-rsid="01dd2aa8"/>
    </style:style>
    <style:style style:name="P137" style:family="paragraph" style:parent-style-name="Text_20_body" style:list-style-name="L8">
      <style:text-properties officeooo:rsid="01ddd31b" officeooo:paragraph-rsid="01ddd31b"/>
    </style:style>
    <style:style style:name="P138" style:family="paragraph" style:parent-style-name="Text_20_body" style:list-style-name="L2">
      <style:text-properties officeooo:rsid="00ae77e5" officeooo:paragraph-rsid="00ae77e5"/>
    </style:style>
    <style:style style:name="P139" style:family="paragraph" style:parent-style-name="Text_20_body" style:list-style-name="L2">
      <style:text-properties officeooo:rsid="00aebe58" officeooo:paragraph-rsid="00aebe58"/>
    </style:style>
    <style:style style:name="P140" style:family="paragraph" style:parent-style-name="Text_20_body" style:list-style-name="L2">
      <style:text-properties officeooo:rsid="01de2af3" officeooo:paragraph-rsid="01de2af3"/>
    </style:style>
    <style:style style:name="P141" style:family="paragraph" style:parent-style-name="Text_20_body" style:list-style-name="L2">
      <style:text-properties officeooo:rsid="01c45146" officeooo:paragraph-rsid="01de2af3"/>
    </style:style>
    <style:style style:name="P142" style:family="paragraph" style:parent-style-name="Text_20_body" style:list-style-name="L9">
      <style:text-properties officeooo:rsid="01c6c951" officeooo:paragraph-rsid="01c6c951"/>
    </style:style>
    <style:style style:name="P143" style:family="paragraph" style:parent-style-name="Text_20_body" style:list-style-name="L11">
      <style:text-properties officeooo:rsid="01c6c951" officeooo:paragraph-rsid="01c6c951"/>
    </style:style>
    <style:style style:name="P144" style:family="paragraph" style:parent-style-name="Text_20_body" style:list-style-name="L10">
      <style:text-properties fo:font-size="11pt" fo:font-style="normal" fo:font-weight="normal" officeooo:rsid="01c813d2" officeooo:paragraph-rsid="01c813d2" style:font-size-asian="11pt" style:font-style-asian="normal" style:font-weight-asian="normal" style:font-size-complex="11pt" style:font-style-complex="normal" style:font-weight-complex="normal"/>
    </style:style>
    <style:style style:name="P145" style:family="paragraph" style:parent-style-name="Text_20_body" style:list-style-name="L13">
      <style:text-properties fo:font-size="11pt" fo:font-style="normal" fo:font-weight="normal" officeooo:rsid="01cc680c" officeooo:paragraph-rsid="01cc680c" style:font-size-asian="11pt" style:font-style-asian="normal" style:font-weight-asian="normal" style:font-size-complex="11pt" style:font-style-complex="normal" style:font-weight-complex="normal"/>
    </style:style>
    <style:style style:name="P146" style:family="paragraph" style:parent-style-name="Text_20_body" style:list-style-name="L10">
      <style:text-properties fo:font-size="11pt" fo:font-style="normal" officeooo:rsid="01c8a78f" officeooo:paragraph-rsid="01c813d2" style:font-size-asian="11pt" style:font-style-asian="normal" style:font-size-complex="11pt" style:font-style-complex="normal"/>
    </style:style>
    <style:style style:name="P147" style:family="paragraph" style:parent-style-name="Text_20_body" style:list-style-name="L13">
      <style:text-properties fo:font-size="11pt" fo:font-style="normal" officeooo:rsid="01cc680c" officeooo:paragraph-rsid="01cc680c" style:font-size-asian="11pt" style:font-style-asian="normal" style:font-size-complex="11pt" style:font-style-complex="normal"/>
    </style:style>
    <style:style style:name="P148" style:family="paragraph" style:parent-style-name="Text_20_body" style:list-style-name="L11">
      <style:text-properties officeooo:rsid="01c93d77" officeooo:paragraph-rsid="01c93d77"/>
    </style:style>
    <style:style style:name="P149" style:family="paragraph" style:parent-style-name="Text_20_body" style:list-style-name="L12">
      <style:text-properties fo:font-weight="normal" officeooo:rsid="01cc2c34" officeooo:paragraph-rsid="01cc2c34" style:font-weight-asian="normal" style:font-weight-complex="normal"/>
    </style:style>
    <style:style style:name="P150" style:family="paragraph" style:parent-style-name="Text_20_body" style:list-style-name="L20">
      <style:text-properties fo:font-weight="normal" officeooo:rsid="01ed61fd" officeooo:paragraph-rsid="01ed61fd" style:font-weight-asian="normal" style:font-weight-complex="normal"/>
    </style:style>
    <style:style style:name="P151" style:family="paragraph" style:parent-style-name="Text_20_body" style:list-style-name="L20">
      <style:text-properties fo:font-weight="normal" officeooo:rsid="01ef3e00" officeooo:paragraph-rsid="01ef3e00" style:font-weight-asian="normal" style:font-weight-complex="normal"/>
    </style:style>
    <style:style style:name="P152" style:family="paragraph" style:parent-style-name="Text_20_body" style:list-style-name="L21">
      <style:text-properties fo:font-weight="normal" officeooo:rsid="01e41290" officeooo:paragraph-rsid="01f9fd0f" style:font-weight-asian="normal" style:font-weight-complex="normal"/>
    </style:style>
    <style:style style:name="P153" style:family="paragraph" style:parent-style-name="Text_20_body" style:list-style-name="L22">
      <style:text-properties fo:font-weight="normal" officeooo:rsid="01e30b2f" officeooo:paragraph-rsid="01f9fd0f" style:font-weight-asian="normal" style:font-weight-complex="normal"/>
    </style:style>
    <style:style style:name="P154" style:family="paragraph" style:parent-style-name="Text_20_body" style:list-style-name="L27">
      <style:text-properties fo:font-weight="normal" officeooo:rsid="018c79d9" officeooo:paragraph-rsid="018c79d9" style:font-weight-asian="normal" style:font-weight-complex="normal"/>
    </style:style>
    <style:style style:name="P155" style:family="paragraph" style:parent-style-name="Text_20_body" style:list-style-name="L28">
      <style:text-properties fo:font-weight="normal" officeooo:rsid="01ab38e7" officeooo:paragraph-rsid="01ab38e7" style:font-weight-asian="normal" style:font-weight-complex="normal"/>
    </style:style>
    <style:style style:name="P156" style:family="paragraph" style:parent-style-name="Text_20_body" style:list-style-name="L29">
      <style:text-properties fo:font-weight="normal" officeooo:rsid="01ab38e7" officeooo:paragraph-rsid="01ab38e7" style:font-weight-asian="normal" style:font-weight-complex="normal"/>
    </style:style>
    <style:style style:name="P157" style:family="paragraph" style:parent-style-name="Text_20_body" style:list-style-name="L31">
      <style:text-properties fo:font-weight="normal" officeooo:rsid="01bd38d9" officeooo:paragraph-rsid="01bd38d9" style:font-weight-asian="normal" style:font-weight-complex="normal"/>
    </style:style>
    <style:style style:name="P158" style:family="paragraph" style:parent-style-name="Text_20_body" style:list-style-name="L47">
      <style:text-properties fo:font-weight="normal" officeooo:rsid="020d95f5" officeooo:paragraph-rsid="020d95f5" style:font-weight-asian="normal" style:font-weight-complex="normal"/>
    </style:style>
    <style:style style:name="P159" style:family="paragraph" style:parent-style-name="Text_20_body" style:list-style-name="L47">
      <style:text-properties fo:font-weight="normal" officeooo:rsid="020f32ea" officeooo:paragraph-rsid="020f32ea" style:font-weight-asian="normal" style:font-weight-complex="normal"/>
    </style:style>
    <style:style style:name="P160" style:family="paragraph" style:parent-style-name="Text_20_body" style:list-style-name="L47">
      <style:text-properties fo:font-weight="normal" officeooo:rsid="02124036" officeooo:paragraph-rsid="02124036" style:font-weight-asian="normal" style:font-weight-complex="normal"/>
    </style:style>
    <style:style style:name="P161" style:family="paragraph" style:parent-style-name="Text_20_body" style:list-style-name="L47">
      <style:text-properties fo:font-weight="normal" officeooo:rsid="021243ef" officeooo:paragraph-rsid="021c89b6" style:font-weight-asian="normal" style:font-weight-complex="normal"/>
    </style:style>
    <style:style style:name="P162" style:family="paragraph" style:parent-style-name="Text_20_body" style:list-style-name="L47">
      <style:text-properties fo:font-weight="normal" officeooo:rsid="02178737" officeooo:paragraph-rsid="02178737" style:font-weight-asian="normal" style:font-weight-complex="normal"/>
    </style:style>
    <style:style style:name="P163" style:family="paragraph" style:parent-style-name="Text_20_body" style:list-style-name="L47">
      <style:text-properties fo:font-weight="normal" officeooo:rsid="0218a7a0" officeooo:paragraph-rsid="021d1c5a" style:font-weight-asian="normal" style:font-weight-complex="normal"/>
    </style:style>
    <style:style style:name="P164" style:family="paragraph" style:parent-style-name="Text_20_body" style:list-style-name="L52">
      <style:text-properties fo:font-weight="normal" officeooo:rsid="021c89b6" officeooo:paragraph-rsid="021c89b6" style:font-weight-asian="normal" style:font-weight-complex="normal"/>
    </style:style>
    <style:style style:name="P165" style:family="paragraph" style:parent-style-name="Text_20_body" style:list-style-name="L47">
      <style:text-properties fo:font-weight="normal" officeooo:rsid="021243ef" officeooo:paragraph-rsid="021c89b6" fo:background-color="#ffff66" style:font-weight-asian="normal" style:font-weight-complex="normal"/>
    </style:style>
    <style:style style:name="P166" style:family="paragraph" style:parent-style-name="Text_20_body" style:list-style-name="L47">
      <style:text-properties fo:font-weight="normal" officeooo:rsid="021243ef" officeooo:paragraph-rsid="022665a8" fo:background-color="#ffff66" style:font-weight-asian="normal" style:font-weight-complex="normal"/>
    </style:style>
    <style:style style:name="P167" style:family="paragraph" style:parent-style-name="Text_20_body" style:list-style-name="L12">
      <style:text-properties fo:font-weight="bold" officeooo:rsid="01cc2c34" officeooo:paragraph-rsid="01cc2c34" style:font-weight-asian="bold" style:font-weight-complex="bold"/>
    </style:style>
    <style:style style:name="P168" style:family="paragraph" style:parent-style-name="Text_20_body" style:list-style-name="L20">
      <style:text-properties fo:font-weight="bold" officeooo:rsid="01ef0507" officeooo:paragraph-rsid="01ef0507" style:font-weight-asian="bold" style:font-weight-complex="bold"/>
    </style:style>
    <style:style style:name="P169" style:family="paragraph" style:parent-style-name="Text_20_body" style:list-style-name="L30">
      <style:text-properties fo:font-weight="bold" officeooo:rsid="01952378" officeooo:paragraph-rsid="01bef194" style:font-weight-asian="bold" style:font-weight-complex="bold"/>
    </style:style>
    <style:style style:name="P170" style:family="paragraph" style:parent-style-name="Text_20_body" style:list-style-name="L30">
      <style:text-properties fo:font-weight="bold" officeooo:rsid="01b9e6c9" officeooo:paragraph-rsid="01c2202e" style:font-weight-asian="bold" style:font-weight-complex="bold"/>
    </style:style>
    <style:style style:name="P171" style:family="paragraph" style:parent-style-name="Text_20_body" style:list-style-name="L43">
      <style:text-properties fo:font-weight="bold" officeooo:rsid="0204b5bb" officeooo:paragraph-rsid="0204b5bb" style:font-weight-asian="bold" style:font-weight-complex="bold"/>
    </style:style>
    <style:style style:name="P172" style:family="paragraph" style:parent-style-name="Text_20_body" style:list-style-name="L47">
      <style:text-properties fo:font-weight="bold" officeooo:rsid="021243ef" officeooo:paragraph-rsid="021c89b6" style:font-weight-asian="bold" style:font-weight-complex="bold"/>
    </style:style>
    <style:style style:name="P173" style:family="paragraph" style:parent-style-name="Text_20_body" style:list-style-name="L14"/>
    <style:style style:name="P174" style:family="paragraph" style:parent-style-name="Text_20_body" style:list-style-name="L14">
      <style:text-properties officeooo:rsid="01cf215e" officeooo:paragraph-rsid="01cf215e"/>
    </style:style>
    <style:style style:name="P175" style:family="paragraph" style:parent-style-name="Text_20_body" style:list-style-name="L15">
      <style:text-properties officeooo:rsid="01d0293a" officeooo:paragraph-rsid="01d0293a"/>
    </style:style>
    <style:style style:name="P176" style:family="paragraph" style:parent-style-name="Text_20_body" style:list-style-name="L15">
      <style:text-properties officeooo:rsid="01d175c5" officeooo:paragraph-rsid="01d175c5"/>
    </style:style>
    <style:style style:name="P177" style:family="paragraph" style:parent-style-name="Text_20_body" style:list-style-name="L15">
      <style:text-properties fo:font-style="normal" fo:font-weight="normal" officeooo:rsid="01d175c5" officeooo:paragraph-rsid="01d175c5" style:font-style-asian="normal" style:font-weight-asian="normal" style:font-style-complex="normal" style:font-weight-complex="normal"/>
    </style:style>
    <style:style style:name="P178" style:family="paragraph" style:parent-style-name="Text_20_body" style:list-style-name="L19">
      <style:text-properties fo:font-style="normal" fo:font-weight="normal" officeooo:rsid="01d4882b" officeooo:paragraph-rsid="01d4882b" style:font-style-asian="normal" style:font-weight-asian="normal" style:font-style-complex="normal" style:font-weight-complex="normal"/>
    </style:style>
    <style:style style:name="P179" style:family="paragraph" style:parent-style-name="Text_20_body" style:list-style-name="L36">
      <style:text-properties fo:font-style="normal" fo:font-weight="normal" officeooo:rsid="01b9e6c9" officeooo:paragraph-rsid="01b9e6c9" style:font-style-asian="normal" style:font-weight-asian="normal" style:font-style-complex="normal" style:font-weight-complex="normal"/>
    </style:style>
    <style:style style:name="P180" style:family="paragraph" style:parent-style-name="Text_20_body" style:list-style-name="L35">
      <style:text-properties fo:font-style="normal" fo:font-weight="normal" officeooo:rsid="01c26132" officeooo:paragraph-rsid="01c26132" style:font-style-asian="normal" style:font-weight-asian="normal" style:font-style-complex="normal" style:font-weight-complex="normal"/>
    </style:style>
    <style:style style:name="P181" style:family="paragraph" style:parent-style-name="Text_20_body" style:list-style-name="L51">
      <style:text-properties fo:font-style="normal" officeooo:rsid="021e4a7c" officeooo:paragraph-rsid="021e4a7c" style:font-style-asian="normal" style:font-style-complex="normal"/>
    </style:style>
    <style:style style:name="P182" style:family="paragraph" style:parent-style-name="Text_20_body" style:list-style-name="L16">
      <style:text-properties officeooo:rsid="01d7acfb" officeooo:paragraph-rsid="01d7acfb"/>
    </style:style>
    <style:style style:name="P183" style:family="paragraph" style:parent-style-name="Text_20_body" style:list-style-name="L17">
      <style:text-properties officeooo:rsid="01d93ba9" officeooo:paragraph-rsid="01d93ba9"/>
    </style:style>
    <style:style style:name="P184" style:family="paragraph" style:parent-style-name="Text_20_body" style:list-style-name="L18">
      <style:text-properties officeooo:rsid="01de4b0c" officeooo:paragraph-rsid="01de4b0c"/>
    </style:style>
    <style:style style:name="P185" style:family="paragraph" style:parent-style-name="Text_20_body" style:list-style-name="L20">
      <style:text-properties officeooo:rsid="01e30b2f" officeooo:paragraph-rsid="01f9fd0f"/>
    </style:style>
    <style:style style:name="P186" style:family="paragraph" style:parent-style-name="Text_20_body" style:list-style-name="L22">
      <style:text-properties officeooo:paragraph-rsid="01fb70ef"/>
    </style:style>
    <style:style style:name="P187" style:family="paragraph" style:parent-style-name="Text_20_body" style:list-style-name="L22">
      <style:text-properties officeooo:paragraph-rsid="01f9fd0f"/>
    </style:style>
    <style:style style:name="P188" style:family="paragraph" style:parent-style-name="Text_20_body" style:list-style-name="L23">
      <style:text-properties style:font-name="Liberation Serif" fo:font-weight="normal" officeooo:rsid="01f1a95f" officeooo:paragraph-rsid="01f3b07f" style:font-weight-asian="normal" style:font-weight-complex="normal"/>
    </style:style>
    <style:style style:name="P189" style:family="paragraph" style:parent-style-name="Text_20_body" style:list-style-name="L23">
      <style:text-properties style:font-name="Liberation Serif" fo:font-weight="bold" officeooo:rsid="01f3b07f" officeooo:paragraph-rsid="01f3b07f" style:font-weight-asian="bold" style:font-weight-complex="bold"/>
    </style:style>
    <style:style style:name="P190" style:family="paragraph" style:parent-style-name="Text_20_body" style:list-style-name="L24">
      <style:text-properties officeooo:rsid="01f3b07f" officeooo:paragraph-rsid="01f3b07f"/>
    </style:style>
    <style:style style:name="P191" style:family="paragraph" style:parent-style-name="Text_20_body" style:list-style-name="L25">
      <style:text-properties officeooo:rsid="01f4604d" officeooo:paragraph-rsid="01f4604d"/>
    </style:style>
    <style:style style:name="P192" style:family="paragraph" style:parent-style-name="Text_20_body" style:list-style-name="L25">
      <style:text-properties officeooo:rsid="01f5d293" officeooo:paragraph-rsid="01f5d293"/>
    </style:style>
    <style:style style:name="P193" style:family="paragraph" style:parent-style-name="Text_20_body" style:list-style-name="L25">
      <style:text-properties officeooo:rsid="01f79edd" officeooo:paragraph-rsid="01f79edd"/>
    </style:style>
    <style:style style:name="P194" style:family="paragraph" style:parent-style-name="Text_20_body" style:list-style-name="L26">
      <style:text-properties officeooo:rsid="01fe5817" officeooo:paragraph-rsid="01fe5817"/>
    </style:style>
    <style:style style:name="P195" style:family="paragraph" style:parent-style-name="Text_20_body" style:list-style-name="L27">
      <style:text-properties officeooo:rsid="018d20c1" officeooo:paragraph-rsid="018d20c1"/>
    </style:style>
    <style:style style:name="P196" style:family="paragraph" style:parent-style-name="Text_20_body" style:list-style-name="L30">
      <style:text-properties officeooo:rsid="01bd38d9" officeooo:paragraph-rsid="01bd38d9"/>
    </style:style>
    <style:style style:name="P197" style:family="paragraph" style:parent-style-name="Text_20_body" style:list-style-name="L31">
      <style:text-properties officeooo:paragraph-rsid="01bd38d9"/>
    </style:style>
    <style:style style:name="P198" style:family="paragraph" style:parent-style-name="Text_20_body" style:list-style-name="L30">
      <style:text-properties officeooo:rsid="01920b60" officeooo:paragraph-rsid="01bef194"/>
    </style:style>
    <style:style style:name="P199" style:family="paragraph" style:parent-style-name="Text_20_body" style:list-style-name="L30">
      <style:text-properties officeooo:rsid="01939d72" officeooo:paragraph-rsid="01bef194"/>
    </style:style>
    <style:style style:name="P200" style:family="paragraph" style:parent-style-name="Text_20_body" style:list-style-name="L30">
      <style:text-properties officeooo:rsid="01952378" officeooo:paragraph-rsid="01bef194"/>
    </style:style>
    <style:style style:name="P201" style:family="paragraph" style:parent-style-name="Text_20_body" style:list-style-name="L30">
      <style:text-properties officeooo:rsid="01b9e6c9" officeooo:paragraph-rsid="01b9e6c9"/>
    </style:style>
    <style:style style:name="P202" style:family="paragraph" style:parent-style-name="Text_20_body" style:list-style-name="L30">
      <style:text-properties officeooo:rsid="01bc7e48" officeooo:paragraph-rsid="01bc7e48"/>
    </style:style>
    <style:style style:name="P203" style:family="paragraph" style:parent-style-name="Text_20_body" style:list-style-name="L34">
      <style:text-properties officeooo:rsid="01bc7e48" officeooo:paragraph-rsid="01bc7e48"/>
    </style:style>
    <style:style style:name="P204" style:family="paragraph" style:parent-style-name="Text_20_body" style:list-style-name="L32">
      <style:text-properties officeooo:rsid="01ad177e" officeooo:paragraph-rsid="01ad177e"/>
    </style:style>
    <style:style style:name="P205" style:family="paragraph" style:parent-style-name="Text_20_body" style:list-style-name="L32">
      <style:text-properties officeooo:rsid="01ad4f33" officeooo:paragraph-rsid="01ad4f33"/>
    </style:style>
    <style:style style:name="P206" style:family="paragraph" style:parent-style-name="Text_20_body" style:list-style-name="L33">
      <style:text-properties officeooo:rsid="01b092eb" officeooo:paragraph-rsid="01b092eb"/>
    </style:style>
    <style:style style:name="P207" style:family="paragraph" style:parent-style-name="Text_20_body" style:list-style-name="L35">
      <style:text-properties officeooo:rsid="01b9c25b" officeooo:paragraph-rsid="01b9c25b"/>
    </style:style>
    <style:style style:name="P208" style:family="paragraph" style:parent-style-name="Text_20_body" style:list-style-name="L35">
      <style:text-properties officeooo:rsid="01c26132" officeooo:paragraph-rsid="01c26132"/>
    </style:style>
    <style:style style:name="P209" style:family="paragraph" style:parent-style-name="Text_20_body" style:list-style-name="L37">
      <style:text-properties officeooo:paragraph-rsid="01e0c2e1"/>
    </style:style>
    <style:style style:name="P210" style:family="paragraph" style:parent-style-name="Text_20_body">
      <style:text-properties officeooo:paragraph-rsid="01e0c2e1"/>
    </style:style>
    <style:style style:name="P211" style:family="paragraph" style:parent-style-name="Text_20_body" style:list-style-name="L40">
      <style:text-properties officeooo:rsid="0201e871" officeooo:paragraph-rsid="0201e871"/>
    </style:style>
    <style:style style:name="P212" style:family="paragraph" style:parent-style-name="Text_20_body" style:list-style-name="L42">
      <style:text-properties officeooo:rsid="0201e871" officeooo:paragraph-rsid="0201e871"/>
    </style:style>
    <style:style style:name="P213" style:family="paragraph" style:parent-style-name="Text_20_body" style:list-style-name="L42">
      <style:text-properties officeooo:rsid="020327f8" officeooo:paragraph-rsid="020327f8"/>
    </style:style>
    <style:style style:name="P214" style:family="paragraph" style:parent-style-name="Text_20_body" style:list-style-name="L47">
      <style:text-properties officeooo:rsid="020654e9" officeooo:paragraph-rsid="020654e9"/>
    </style:style>
    <style:style style:name="P215" style:family="paragraph" style:parent-style-name="Text_20_body" style:list-style-name="L47">
      <style:text-properties officeooo:rsid="020654e9" officeooo:paragraph-rsid="020950de"/>
    </style:style>
    <style:style style:name="P216" style:family="paragraph" style:parent-style-name="Text_20_body" style:list-style-name="L26">
      <style:text-properties fo:font-style="italic" fo:font-weight="bold" officeooo:rsid="01fe5817" officeooo:paragraph-rsid="01fe5817" style:font-style-asian="italic" style:font-weight-asian="bold" style:font-style-complex="italic" style:font-weight-complex="bold"/>
    </style:style>
    <style:style style:name="P217" style:family="paragraph" style:parent-style-name="Text_20_body" style:list-style-name="L47">
      <style:text-properties fo:font-style="italic" style:text-underline-style="solid" style:text-underline-width="auto" style:text-underline-color="font-color" fo:font-weight="bold" officeooo:rsid="020d95f5" officeooo:paragraph-rsid="020d95f5" style:font-style-asian="italic" style:font-weight-asian="bold" style:font-style-complex="italic" style:font-weight-complex="bold"/>
    </style:style>
    <style:style style:name="P218" style:family="paragraph" style:parent-style-name="Text_20_body" style:list-style-name="L47">
      <style:text-properties officeooo:rsid="020d95f5" officeooo:paragraph-rsid="020d95f5"/>
    </style:style>
    <style:style style:name="P219" style:family="paragraph" style:parent-style-name="Text_20_body" style:list-style-name="L47">
      <style:text-properties officeooo:rsid="020fc5ba" officeooo:paragraph-rsid="020fc5ba"/>
    </style:style>
    <style:style style:name="P220" style:family="paragraph" style:parent-style-name="Text_20_body" style:list-style-name="L47">
      <style:text-properties style:text-underline-style="solid" style:text-underline-width="auto" style:text-underline-color="font-color" fo:font-weight="bold" officeooo:rsid="0214ce74" officeooo:paragraph-rsid="0214ce74" style:font-weight-asian="bold" style:font-weight-complex="bold"/>
    </style:style>
    <style:style style:name="P221" style:family="paragraph" style:parent-style-name="Text_20_body" style:list-style-name="L47">
      <style:text-properties officeooo:rsid="02178737" officeooo:paragraph-rsid="02178737"/>
    </style:style>
    <style:style style:name="P222" style:family="paragraph" style:parent-style-name="Text_20_body" style:list-style-name="L50"/>
    <style:style style:name="P223" style:family="paragraph" style:parent-style-name="Text_20_body" style:list-style-name="L51">
      <style:text-properties officeooo:paragraph-rsid="021c7594"/>
    </style:style>
    <style:style style:name="P224" style:family="paragraph" style:parent-style-name="Text_20_body" style:list-style-name="L53">
      <style:text-properties officeooo:rsid="0222e065" officeooo:paragraph-rsid="0222e065"/>
    </style:style>
    <style:style style:name="P225" style:family="paragraph" style:parent-style-name="Text_20_body" style:list-style-name="L25">
      <style:text-properties officeooo:rsid="02237221" officeooo:paragraph-rsid="02237221"/>
    </style:style>
    <style:style style:name="P226" style:family="paragraph" style:parent-style-name="Text_20_body" style:list-style-name="L54">
      <style:text-properties officeooo:rsid="02280afa" officeooo:paragraph-rsid="02280afa"/>
    </style:style>
    <style:style style:name="P227" style:family="paragraph" style:parent-style-name="Text_20_body" style:list-style-name="L55">
      <style:text-properties officeooo:rsid="022a3bbe" officeooo:paragraph-rsid="022a3bbe"/>
    </style:style>
    <style:style style:name="P228" style:family="paragraph" style:parent-style-name="Text_20_body" style:list-style-name="L55"/>
    <style:style style:name="P229" style:family="paragraph" style:parent-style-name="Text_20_body" style:list-style-name="L2">
      <style:paragraph-properties fo:margin-left="0cm" fo:margin-right="0cm" fo:margin-top="0cm" fo:margin-bottom="0.049cm" style:contextual-spacing="false" fo:line-height="120%" fo:text-indent="0cm" style:auto-text-indent="false" fo:background-color="#ffff00">
        <style:tab-stops>
          <style:tab-stop style:position="0.499cm"/>
          <style:tab-stop style:position="1cm"/>
          <style:tab-stop style:position="1.499cm"/>
          <style:tab-stop style:position="2cm"/>
          <style:tab-stop style:position="2.499cm"/>
          <style:tab-stop style:position="3cm"/>
        </style:tab-stops>
        <style:background-image/>
      </style:paragraph-properties>
      <style:text-properties fo:font-style="normal" style:text-underline-style="none" fo:font-weight="normal" officeooo:rsid="01e7daec" officeooo:paragraph-rsid="01e9739a" style:font-style-asian="normal" style:font-weight-asian="normal" style:font-style-complex="normal" style:font-weight-complex="normal"/>
    </style:style>
    <style:style style:name="P230" style:family="paragraph" style:parent-style-name="Text_20_body" style:list-style-name="L2">
      <style:paragraph-properties fo:margin-left="0cm" fo:margin-right="0cm" fo:text-indent="0cm" style:auto-text-indent="false" fo:background-color="#ffff00">
        <style:background-image/>
      </style:paragraph-properties>
      <style:text-properties officeooo:paragraph-rsid="01de2af3"/>
    </style:style>
    <style:style style:name="P231" style:family="paragraph" style:parent-style-name="Text_20_body" style:list-style-name="L3">
      <style:paragraph-properties fo:margin-top="0cm" fo:margin-bottom="0.049cm" style:contextual-spacing="false" fo:line-height="120%">
        <style:tab-stops>
          <style:tab-stop style:position="0.499cm"/>
          <style:tab-stop style:position="1cm"/>
          <style:tab-stop style:position="1.499cm"/>
          <style:tab-stop style:position="2cm"/>
          <style:tab-stop style:position="2.499cm"/>
          <style:tab-stop style:position="3cm"/>
        </style:tab-stops>
      </style:paragraph-properties>
      <style:text-properties officeooo:paragraph-rsid="01b3cb71"/>
    </style:style>
    <style:style style:name="P232" style:family="paragraph" style:parent-style-name="Text_20_body" style:list-style-name="L3">
      <style:paragraph-properties fo:margin-top="0cm" fo:margin-bottom="0.049cm" style:contextual-spacing="false" fo:line-height="120%">
        <style:tab-stops>
          <style:tab-stop style:position="0.499cm"/>
          <style:tab-stop style:position="1cm"/>
          <style:tab-stop style:position="1.499cm"/>
          <style:tab-stop style:position="2cm"/>
          <style:tab-stop style:position="2.499cm"/>
          <style:tab-stop style:position="3cm"/>
        </style:tab-stops>
      </style:paragraph-properties>
      <style:text-properties fo:font-size="11pt" fo:font-style="normal" style:text-underline-style="none" fo:font-weight="normal" officeooo:rsid="01b6444c" officeooo:paragraph-rsid="01b6444c" style:font-size-asian="9.60000038146973pt" style:font-style-asian="normal" style:font-weight-asian="normal" style:font-size-complex="11pt" style:font-style-complex="normal" style:font-weight-complex="normal"/>
    </style:style>
    <style:style style:name="P233" style:family="paragraph" style:parent-style-name="Text_20_body" style:list-style-name="L4">
      <style:paragraph-properties fo:margin-top="0cm" fo:margin-bottom="0.049cm" style:contextual-spacing="false" fo:line-height="120%">
        <style:tab-stops>
          <style:tab-stop style:position="0.499cm"/>
          <style:tab-stop style:position="1cm"/>
          <style:tab-stop style:position="1.499cm"/>
          <style:tab-stop style:position="2cm"/>
          <style:tab-stop style:position="2.499cm"/>
          <style:tab-stop style:position="3cm"/>
        </style:tab-stops>
      </style:paragraph-properties>
      <style:text-properties fo:font-style="normal" style:text-underline-style="none" fo:font-weight="normal" officeooo:rsid="01e7daec" officeooo:paragraph-rsid="01e9739a" style:font-style-asian="normal" style:font-weight-asian="normal" style:font-style-complex="normal" style:font-weight-complex="normal"/>
    </style:style>
    <style:style style:name="P234" style:family="paragraph" style:parent-style-name="Text_20_body" style:list-style-name="L4">
      <style:paragraph-properties fo:margin-top="0cm" fo:margin-bottom="0.049cm" style:contextual-spacing="false" fo:line-height="120%">
        <style:tab-stops>
          <style:tab-stop style:position="0.499cm"/>
          <style:tab-stop style:position="1cm"/>
          <style:tab-stop style:position="1.499cm"/>
          <style:tab-stop style:position="2cm"/>
          <style:tab-stop style:position="2.499cm"/>
          <style:tab-stop style:position="3cm"/>
        </style:tab-stops>
      </style:paragraph-properties>
      <style:text-properties fo:font-style="normal" style:text-underline-style="none" fo:font-weight="normal" officeooo:rsid="01e9739a" officeooo:paragraph-rsid="01e9739a" style:font-style-asian="normal" style:font-weight-asian="normal" style:font-style-complex="normal" style:font-weight-complex="normal"/>
    </style:style>
    <style:style style:name="P235" style:family="paragraph" style:parent-style-name="Text_20_body" style:list-style-name="L3">
      <style:paragraph-properties fo:margin-left="1.866cm" fo:margin-right="0cm" fo:margin-top="0cm" fo:margin-bottom="0.049cm" style:contextual-spacing="false" fo:line-height="120%" fo:text-indent="0cm" style:auto-text-indent="false">
        <style:tab-stops>
          <style:tab-stop style:position="0.499cm"/>
          <style:tab-stop style:position="1cm"/>
          <style:tab-stop style:position="1.499cm"/>
          <style:tab-stop style:position="2cm"/>
          <style:tab-stop style:position="2.499cm"/>
          <style:tab-stop style:position="3cm"/>
        </style:tab-stops>
      </style:paragraph-properties>
      <style:text-properties fo:font-style="italic" fo:font-weight="bold" officeooo:rsid="01b6444c" officeooo:paragraph-rsid="01b6444c" style:font-style-asian="italic" style:font-weight-asian="bold" style:font-style-complex="italic" style:font-weight-complex="bold"/>
    </style:style>
    <style:style style:name="P236" style:family="paragraph" style:parent-style-name="Text_20_body" style:list-style-name="L3">
      <style:paragraph-properties fo:margin-left="2.501cm" fo:margin-right="0cm" fo:margin-top="0cm" fo:margin-bottom="0.049cm" style:contextual-spacing="false" fo:line-height="120%" fo:text-indent="-0.635cm" style:auto-text-indent="false">
        <style:tab-stops>
          <style:tab-stop style:position="0.499cm"/>
          <style:tab-stop style:position="1cm"/>
          <style:tab-stop style:position="1.499cm"/>
          <style:tab-stop style:position="2cm"/>
          <style:tab-stop style:position="2.499cm"/>
          <style:tab-stop style:position="3cm"/>
        </style:tab-stops>
      </style:paragraph-properties>
      <style:text-properties fo:font-style="normal" fo:font-weight="normal" officeooo:rsid="01b6444c" officeooo:paragraph-rsid="01b6444c" style:font-style-asian="normal" style:font-weight-asian="normal" style:font-style-complex="normal" style:font-weight-complex="normal"/>
    </style:style>
    <style:style style:name="P237" style:family="paragraph" style:parent-style-name="Text_20_body" style:list-style-name="L47">
      <style:paragraph-properties fo:margin-left="2.501cm" fo:margin-right="0cm" fo:text-indent="-0.635cm" style:auto-text-indent="false"/>
      <style:text-properties fo:font-weight="bold" officeooo:rsid="020654e9" officeooo:paragraph-rsid="020ba2c5" style:font-weight-asian="bold" style:font-weight-complex="bold"/>
    </style:style>
    <style:style style:name="P238" style:family="paragraph" style:parent-style-name="Text_20_body" style:list-style-name="L5" style:master-page-name="">
      <style:paragraph-properties fo:margin-left="0.4cm" fo:margin-right="0cm" fo:margin-top="0cm" fo:margin-bottom="0.049cm" style:contextual-spacing="false" fo:line-height="120%" fo:text-indent="0cm" style:auto-text-indent="false" style:page-number="auto">
        <style:tab-stops>
          <style:tab-stop style:position="0.106cm"/>
          <style:tab-stop style:position="1cm"/>
          <style:tab-stop style:position="1.499cm"/>
          <style:tab-stop style:position="2cm"/>
          <style:tab-stop style:position="2.499cm"/>
          <style:tab-stop style:position="3cm"/>
        </style:tab-stops>
      </style:paragraph-properties>
      <style:text-properties officeooo:rsid="00ffec66" officeooo:paragraph-rsid="00ffec66"/>
    </style:style>
    <style:style style:name="P239" style:family="paragraph" style:parent-style-name="Text_20_body" style:list-style-name="L5">
      <style:paragraph-properties fo:margin-left="1.251cm" fo:margin-right="0cm" fo:text-indent="-0.635cm" style:auto-text-indent="false"/>
      <style:text-properties officeooo:rsid="00ffec66" officeooo:paragraph-rsid="00ffec66"/>
    </style:style>
    <style:style style:name="P240" style:family="paragraph" style:parent-style-name="Text_20_body" style:list-style-name="L5" style:master-page-name="">
      <style:paragraph-properties fo:margin-left="1.6cm" fo:margin-right="0cm" fo:margin-top="0cm" fo:margin-bottom="0.049cm" style:contextual-spacing="false" fo:line-height="120%" fo:text-indent="-0.6cm" style:auto-text-indent="false" style:page-number="auto">
        <style:tab-stops>
          <style:tab-stop style:position="0.882cm"/>
          <style:tab-stop style:position="1cm"/>
          <style:tab-stop style:position="1.499cm"/>
          <style:tab-stop style:position="2cm"/>
          <style:tab-stop style:position="2.499cm"/>
          <style:tab-stop style:position="3cm"/>
        </style:tab-stops>
      </style:paragraph-properties>
      <style:text-properties officeooo:rsid="00ffec66" officeooo:paragraph-rsid="00ffec66"/>
    </style:style>
    <style:style style:name="P241" style:family="paragraph" style:parent-style-name="Text_20_body" style:list-style-name="L5">
      <style:paragraph-properties fo:margin-left="1.6cm" fo:margin-right="0cm" fo:margin-top="0cm" fo:margin-bottom="0.049cm" style:contextual-spacing="false" fo:line-height="120%" fo:text-indent="-0.6cm" style:auto-text-indent="false">
        <style:tab-stops>
          <style:tab-stop style:position="0.882cm"/>
          <style:tab-stop style:position="1cm"/>
          <style:tab-stop style:position="1.499cm"/>
          <style:tab-stop style:position="2cm"/>
          <style:tab-stop style:position="2.499cm"/>
          <style:tab-stop style:position="3cm"/>
        </style:tab-stops>
      </style:paragraph-properties>
      <style:text-properties fo:font-weight="normal" officeooo:rsid="01014c19" officeooo:paragraph-rsid="01014c19" style:font-weight-asian="normal" style:font-weight-complex="normal"/>
    </style:style>
    <style:style style:name="P242" style:family="paragraph" style:parent-style-name="Text_20_body" style:list-style-name="L5" style:master-page-name="">
      <style:paragraph-properties fo:margin-left="1.799cm" fo:margin-right="0cm" fo:margin-top="0cm" fo:margin-bottom="0.049cm" style:contextual-spacing="false" fo:line-height="120%" fo:text-indent="-0.6cm" style:auto-text-indent="false" style:page-number="auto">
        <style:tab-stops>
          <style:tab-stop style:position="0.499cm"/>
          <style:tab-stop style:position="1cm"/>
          <style:tab-stop style:position="1.499cm"/>
          <style:tab-stop style:position="2cm"/>
          <style:tab-stop style:position="2.499cm"/>
          <style:tab-stop style:position="3cm"/>
        </style:tab-stops>
      </style:paragraph-properties>
      <style:text-properties fo:font-weight="normal" officeooo:rsid="0102b123" officeooo:paragraph-rsid="0102b123" style:font-weight-asian="normal" style:font-weight-complex="normal"/>
    </style:style>
    <style:style style:name="P243" style:family="paragraph" style:parent-style-name="Text_20_body" style:list-style-name="L5">
      <style:paragraph-properties fo:margin-left="1.799cm" fo:margin-right="0cm" fo:margin-top="0cm" fo:margin-bottom="0.049cm" style:contextual-spacing="false" fo:line-height="120%" fo:text-indent="-0.6cm" style:auto-text-indent="false">
        <style:tab-stops>
          <style:tab-stop style:position="0.499cm"/>
          <style:tab-stop style:position="1cm"/>
          <style:tab-stop style:position="1.499cm"/>
          <style:tab-stop style:position="2cm"/>
          <style:tab-stop style:position="2.499cm"/>
          <style:tab-stop style:position="3cm"/>
        </style:tab-stops>
      </style:paragraph-properties>
      <style:text-properties fo:font-weight="normal" officeooo:rsid="0102cf04" officeooo:paragraph-rsid="0102cf04" style:font-weight-asian="normal" style:font-weight-complex="normal"/>
    </style:style>
    <style:style style:name="P244" style:family="paragraph" style:parent-style-name="Text_20_body" style:list-style-name="L5" style:master-page-name="">
      <style:paragraph-properties fo:margin-left="1.199cm" fo:margin-right="0cm" fo:margin-top="0cm" fo:margin-bottom="0.049cm" style:contextual-spacing="false" fo:line-height="120%" fo:text-indent="-0.6cm" style:auto-text-indent="false" style:page-number="auto">
        <style:tab-stops>
          <style:tab-stop style:position="1cm"/>
          <style:tab-stop style:position="1.499cm"/>
          <style:tab-stop style:position="2cm"/>
          <style:tab-stop style:position="2.499cm"/>
          <style:tab-stop style:position="3cm"/>
        </style:tab-stops>
      </style:paragraph-properties>
      <style:text-properties fo:font-weight="bold" officeooo:rsid="0102cf04" officeooo:paragraph-rsid="0102cf04" style:font-weight-asian="bold" style:font-weight-complex="bold"/>
    </style:style>
    <style:style style:name="P245" style:family="paragraph" style:parent-style-name="Text_20_body" style:list-style-name="L5">
      <style:paragraph-properties fo:margin-left="1.199cm" fo:margin-right="0cm" fo:margin-top="0cm" fo:margin-bottom="0.049cm" style:contextual-spacing="false" fo:line-height="120%" fo:text-indent="-0.6cm" style:auto-text-indent="false">
        <style:tab-stops>
          <style:tab-stop style:position="1cm"/>
          <style:tab-stop style:position="1.499cm"/>
          <style:tab-stop style:position="2cm"/>
          <style:tab-stop style:position="2.499cm"/>
          <style:tab-stop style:position="3cm"/>
        </style:tab-stops>
      </style:paragraph-properties>
      <style:text-properties fo:font-weight="normal" officeooo:rsid="0106066d" officeooo:paragraph-rsid="0106066d" style:font-weight-asian="normal" style:font-weight-complex="normal"/>
    </style:style>
    <style:style style:name="P246" style:family="paragraph" style:parent-style-name="Text_20_body" style:list-style-name="L47">
      <style:paragraph-properties fo:margin-left="2.501cm" fo:margin-right="0cm" fo:text-indent="0cm" style:auto-text-indent="false"/>
      <style:text-properties fo:font-style="normal" style:text-underline-style="none" fo:font-weight="normal" officeooo:paragraph-rsid="020ba2c5" style:font-style-asian="normal" style:font-weight-asian="normal" style:font-style-complex="normal" style:font-weight-complex="normal"/>
    </style:style>
    <style:style style:name="P247" style:family="paragraph" style:parent-style-name="Text_20_body" style:list-style-name="L47">
      <style:paragraph-properties fo:margin-left="3.752cm" fo:margin-right="0cm" fo:text-indent="-0.635cm" style:auto-text-indent="false"/>
      <style:text-properties fo:font-weight="bold" officeooo:rsid="020654e9" officeooo:paragraph-rsid="020ba2c5" style:font-weight-asian="bold" style:font-weight-complex="bold"/>
    </style:style>
    <style:style style:name="P248" style:family="paragraph" style:parent-style-name="Heading_20_2">
      <style:text-properties officeooo:rsid="00ffec66" officeooo:paragraph-rsid="00ffec66"/>
    </style:style>
    <style:style style:name="P249" style:family="paragraph" style:parent-style-name="Heading_20_2">
      <style:text-properties officeooo:paragraph-rsid="01061183"/>
    </style:style>
    <style:style style:name="P250" style:family="paragraph" style:parent-style-name="Heading_20_2">
      <style:text-properties officeooo:rsid="00b2dd80" officeooo:paragraph-rsid="00b2dd80"/>
    </style:style>
    <style:style style:name="P251" style:family="paragraph" style:parent-style-name="Heading_20_2">
      <style:text-properties officeooo:paragraph-rsid="00b2dd80"/>
    </style:style>
    <style:style style:name="P252" style:family="paragraph" style:parent-style-name="Heading_20_2">
      <style:text-properties officeooo:paragraph-rsid="01d8c847"/>
    </style:style>
    <style:style style:name="P253" style:family="paragraph" style:parent-style-name="Heading_20_2">
      <style:text-properties officeooo:paragraph-rsid="018ebdbd"/>
    </style:style>
    <style:style style:name="P254" style:family="paragraph" style:parent-style-name="Heading_20_2">
      <style:text-properties officeooo:paragraph-rsid="01de4b0c"/>
    </style:style>
    <style:style style:name="P255" style:family="paragraph" style:parent-style-name="Heading_20_2">
      <style:text-properties fo:font-weight="bold" officeooo:rsid="018be9ba" style:font-weight-asian="bold" style:font-weight-complex="bold"/>
    </style:style>
    <style:style style:name="P256" style:family="paragraph" style:parent-style-name="Heading_20_2">
      <style:text-properties officeooo:paragraph-rsid="01aefb54"/>
    </style:style>
    <style:style style:name="P257" style:family="paragraph" style:parent-style-name="Heading_20_2">
      <style:text-properties officeooo:rsid="01b092eb" officeooo:paragraph-rsid="01b9ea12"/>
    </style:style>
    <style:style style:name="P258" style:family="paragraph" style:parent-style-name="Heading_20_2">
      <style:text-properties officeooo:paragraph-rsid="02237221"/>
    </style:style>
    <style:style style:name="P259" style:family="paragraph" style:parent-style-name="Heading_20_1">
      <style:text-properties officeooo:rsid="00bdc06b" officeooo:paragraph-rsid="00bdc06b"/>
    </style:style>
    <style:style style:name="P260" style:family="paragraph" style:parent-style-name="Heading_20_1">
      <style:text-properties officeooo:rsid="009aea17" officeooo:paragraph-rsid="00bdc06b"/>
    </style:style>
    <style:style style:name="P261" style:family="paragraph" style:parent-style-name="Heading_20_1">
      <style:text-properties officeooo:paragraph-rsid="00ffec66"/>
    </style:style>
    <style:style style:name="P262" style:family="paragraph" style:parent-style-name="Heading_20_1">
      <style:text-properties officeooo:rsid="009eea3e" officeooo:paragraph-rsid="009eea3e"/>
    </style:style>
    <style:style style:name="P263" style:family="paragraph" style:parent-style-name="Heading_20_1">
      <style:text-properties fo:font-weight="bold" officeooo:rsid="00ae77e5" officeooo:paragraph-rsid="00ae77e5" style:font-weight-asian="bold" style:font-weight-complex="bold"/>
    </style:style>
    <style:style style:name="P264" style:family="paragraph" style:parent-style-name="Heading_20_1">
      <style:text-properties officeooo:paragraph-rsid="02280afa"/>
    </style:style>
    <style:style style:name="P265" style:family="paragraph" style:parent-style-name="Heading_20_1">
      <style:text-properties officeooo:rsid="02280afa" officeooo:paragraph-rsid="02280afa"/>
    </style:style>
    <style:style style:name="P266" style:family="paragraph" style:parent-style-name="Heading_20_3">
      <style:text-properties officeooo:rsid="01c6c951" officeooo:paragraph-rsid="01c813d2"/>
    </style:style>
    <style:style style:name="P267" style:family="paragraph" style:parent-style-name="Heading_20_3">
      <style:text-properties officeooo:rsid="01c6c951" officeooo:paragraph-rsid="01c95dd4"/>
    </style:style>
    <style:style style:name="P268" style:family="paragraph" style:parent-style-name="Heading_20_3">
      <style:text-properties style:text-underline-style="none"/>
    </style:style>
    <style:style style:name="P269" style:family="paragraph" style:parent-style-name="Heading_20_3">
      <style:text-properties officeooo:paragraph-rsid="01f3b07f"/>
    </style:style>
    <style:style style:name="P270" style:family="paragraph" style:parent-style-name="Heading_20_3">
      <style:text-properties officeooo:rsid="01920b60" officeooo:paragraph-rsid="01920b60"/>
    </style:style>
    <style:style style:name="P271" style:family="paragraph" style:parent-style-name="Heading_20_3">
      <style:text-properties officeooo:rsid="0201e871" officeooo:paragraph-rsid="0201e871"/>
    </style:style>
    <style:style style:name="P272" style:family="paragraph" style:parent-style-name="Heading_20_3">
      <style:text-properties officeooo:rsid="020d95f5" officeooo:paragraph-rsid="020d95f5"/>
    </style:style>
    <style:style style:name="P273" style:family="paragraph" style:parent-style-name="Heading_20_4">
      <style:text-properties officeooo:paragraph-rsid="01c813d2"/>
    </style:style>
    <style:style style:name="P274" style:family="paragraph" style:parent-style-name="Heading_20_4">
      <style:text-properties officeooo:rsid="01c813d2" officeooo:paragraph-rsid="01c95dd4"/>
    </style:style>
    <style:style style:name="P275" style:family="paragraph" style:parent-style-name="Heading_20_4">
      <style:text-properties officeooo:paragraph-rsid="01c95dd4"/>
    </style:style>
    <style:style style:name="P276" style:family="paragraph" style:parent-style-name="Heading_20_4">
      <style:text-properties officeooo:rsid="01e30b2f" officeooo:paragraph-rsid="01f3b07f"/>
    </style:style>
    <style:style style:name="P277" style:family="paragraph" style:parent-style-name="Heading_20_4">
      <style:text-properties officeooo:rsid="01f4604d" officeooo:paragraph-rsid="01f4604d"/>
    </style:style>
    <style:style style:name="P278" style:family="paragraph" style:parent-style-name="Heading_20_4">
      <style:text-properties officeooo:paragraph-rsid="0201e871"/>
    </style:style>
    <style:style style:name="P279" style:family="paragraph" style:parent-style-name="Heading_20_4" style:master-page-name="">
      <style:paragraph-properties fo:margin-left="1.499cm" fo:margin-right="0cm" fo:margin-top="0cm" fo:margin-bottom="0.21cm" style:contextual-spacing="false" fo:text-indent="-1cm" style:auto-text-indent="false" style:page-number="auto" fo:keep-with-next="always">
        <style:tab-stops>
          <style:tab-stop style:position="-0.933cm"/>
        </style:tab-stops>
      </style:paragraph-properties>
    </style:style>
    <style:style style:name="P280" style:family="paragraph" style:parent-style-name="Heading_20_4" style:master-page-name="">
      <style:paragraph-properties fo:margin-left="1.499cm" fo:margin-right="0cm" fo:margin-top="0cm" fo:margin-bottom="0.21cm" style:contextual-spacing="false" fo:text-indent="-1cm" style:auto-text-indent="false" style:page-number="auto" fo:keep-with-next="always">
        <style:tab-stops/>
      </style:paragraph-properties>
    </style:style>
    <style:style style:name="P281" style:family="paragraph" style:parent-style-name="Heading_20_4" style:master-page-name="">
      <style:paragraph-properties fo:margin-left="1.499cm" fo:margin-right="0cm" fo:margin-top="0cm" fo:margin-bottom="0.21cm" style:contextual-spacing="false" fo:text-indent="-1cm" style:auto-text-indent="false" style:page-number="auto" fo:keep-with-next="always">
        <style:tab-stops/>
      </style:paragraph-properties>
    </style:style>
    <style:style style:name="P282" style:family="paragraph" style:parent-style-name="Heading_20_4" style:master-page-name="">
      <style:paragraph-properties fo:margin-left="1.499cm" fo:margin-right="0cm" fo:margin-top="0cm" fo:margin-bottom="0.21cm" style:contextual-spacing="false" fo:text-indent="-1cm" style:auto-text-indent="false" style:page-number="auto" fo:keep-with-next="always">
        <style:tab-stops/>
      </style:paragraph-properties>
    </style:style>
    <style:style style:name="P283" style:family="paragraph" style:parent-style-name="Heading_20_4" style:master-page-name="">
      <style:paragraph-properties fo:margin-left="1.499cm" fo:margin-right="0cm" fo:margin-top="0cm" fo:margin-bottom="0.21cm" style:contextual-spacing="false" fo:text-indent="-1cm" style:auto-text-indent="false" style:page-number="auto" fo:keep-with-next="always">
        <style:tab-stops/>
      </style:paragraph-properties>
    </style:style>
    <style:style style:name="P284" style:family="paragraph" style:parent-style-name="Code" style:list-style-name="L6"/>
    <style:style style:name="P285" style:family="paragraph" style:parent-style-name="Code" style:list-style-name="L6">
      <style:text-properties officeooo:paragraph-rsid="00a45270"/>
    </style:style>
    <style:style style:name="P286" style:family="paragraph" style:parent-style-name="Code" style:list-style-name="L6">
      <style:text-properties officeooo:rsid="00a525a0" officeooo:paragraph-rsid="00a525a0"/>
    </style:style>
    <style:style style:name="P287" style:family="paragraph" style:parent-style-name="Code" style:list-style-name="L49">
      <style:text-properties officeooo:paragraph-rsid="02178737"/>
    </style:style>
    <style:style style:name="P288" style:family="paragraph" style:parent-style-name="Code" style:list-style-name="L55"/>
    <style:style style:name="P289" style:family="paragraph" style:parent-style-name="Code" style:list-style-name="L55">
      <style:text-properties officeooo:paragraph-rsid="022b4caf"/>
    </style:style>
    <style:style style:name="P290" style:family="paragraph" style:parent-style-name="Code" style:list-style-name="L55">
      <style:text-properties officeooo:paragraph-rsid="022de017"/>
    </style:style>
    <style:style style:name="P291" style:family="paragraph" style:parent-style-name="Code" style:list-style-name="L6" style:master-page-name="">
      <style:paragraph-properties fo:margin-left="1.9cm" fo:margin-right="0cm" fo:margin-top="0cm" fo:margin-bottom="0cm" style:contextual-spacing="false" fo:line-height="110%" fo:text-indent="-0.6cm" style:auto-text-indent="false" style:page-number="auto">
        <style:tab-stops>
          <style:tab-stop style:position="0.499cm"/>
          <style:tab-stop style:position="1cm"/>
          <style:tab-stop style:position="1.499cm"/>
          <style:tab-stop style:position="2cm"/>
          <style:tab-stop style:position="2.499cm"/>
          <style:tab-stop style:position="3cm"/>
        </style:tab-stops>
      </style:paragraph-properties>
      <style:text-properties officeooo:paragraph-rsid="0107023a"/>
    </style:style>
    <style:style style:name="P292" style:family="paragraph" style:parent-style-name="Code" style:list-style-name="L6">
      <style:paragraph-properties fo:margin-left="1.9cm" fo:margin-right="0cm" fo:margin-top="0cm" fo:margin-bottom="0cm" style:contextual-spacing="false" fo:line-height="110%" fo:text-indent="-0.6cm" style:auto-text-indent="false">
        <style:tab-stops>
          <style:tab-stop style:position="0.499cm"/>
          <style:tab-stop style:position="1cm"/>
          <style:tab-stop style:position="1.499cm"/>
          <style:tab-stop style:position="2cm"/>
          <style:tab-stop style:position="2.499cm"/>
          <style:tab-stop style:position="3cm"/>
        </style:tab-stops>
      </style:paragraph-properties>
      <style:text-properties officeooo:paragraph-rsid="0107023a"/>
    </style:style>
    <style:style style:name="P293" style:family="paragraph" style:parent-style-name="Code" style:list-style-name="L6" style:master-page-name="">
      <style:paragraph-properties style:page-number="auto"/>
      <style:text-properties officeooo:rsid="00a525a0" officeooo:paragraph-rsid="00a525a0"/>
    </style:style>
    <style:style style:name="P294" style:family="paragraph" style:parent-style-name="Code" style:list-style-name="L6">
      <style:paragraph-properties fo:margin-left="0cm" fo:margin-right="0cm" fo:margin-top="0cm" fo:margin-bottom="0cm" style:contextual-spacing="false" fo:line-height="110%" fo:text-indent="0cm" style:auto-text-indent="false">
        <style:tab-stops>
          <style:tab-stop style:position="0.499cm"/>
          <style:tab-stop style:position="1cm"/>
          <style:tab-stop style:position="1.499cm"/>
          <style:tab-stop style:position="2cm"/>
          <style:tab-stop style:position="2.499cm"/>
          <style:tab-stop style:position="3cm"/>
        </style:tab-stops>
      </style:paragraph-properties>
      <style:text-properties officeooo:paragraph-rsid="0107023a"/>
    </style:style>
    <style:style style:name="P295" style:family="paragraph" style:parent-style-name="Code">
      <style:paragraph-properties fo:margin-left="0cm" fo:margin-right="0cm" fo:text-indent="0cm" style:auto-text-indent="false"/>
      <style:text-properties fo:font-size="6pt" style:font-size-asian="5.25pt" style:font-size-complex="6pt"/>
    </style:style>
    <style:style style:name="P296" style:family="paragraph" style:parent-style-name="Code">
      <style:paragraph-properties fo:margin-left="0cm" fo:margin-right="0cm" fo:text-indent="0cm" style:auto-text-indent="false"/>
      <style:text-properties fo:font-size="6pt" style:font-size-asian="6pt" style:font-size-complex="6pt"/>
    </style:style>
    <style:style style:name="P297" style:family="paragraph" style:parent-style-name="Code">
      <style:paragraph-properties fo:margin-left="0cm" fo:margin-right="0cm" fo:text-indent="0cm" style:auto-text-indent="false"/>
      <style:text-properties fo:font-size="6pt" officeooo:paragraph-rsid="02073127" style:font-size-asian="6pt" style:font-size-complex="6pt"/>
    </style:style>
    <style:style style:name="P298" style:family="paragraph" style:parent-style-name="Code" style:list-style-name="L6">
      <style:paragraph-properties fo:margin-left="1.3cm" fo:margin-right="0cm" fo:margin-top="0cm" fo:margin-bottom="0cm" style:contextual-spacing="false" fo:line-height="110%" fo:text-indent="0cm" style:auto-text-indent="false">
        <style:tab-stops>
          <style:tab-stop style:position="0.499cm"/>
          <style:tab-stop style:position="1cm"/>
          <style:tab-stop style:position="1.499cm"/>
          <style:tab-stop style:position="2cm"/>
          <style:tab-stop style:position="2.499cm"/>
          <style:tab-stop style:position="3cm"/>
        </style:tab-stops>
      </style:paragraph-properties>
      <style:text-properties officeooo:paragraph-rsid="0107023a"/>
    </style:style>
    <style:style style:name="P299" style:family="paragraph" style:parent-style-name="Code">
      <style:paragraph-properties fo:margin-left="1.251cm" fo:margin-right="0cm" fo:text-indent="0cm" style:auto-text-indent="false"/>
    </style:style>
    <style:style style:name="P300" style:family="paragraph" style:parent-style-name="Code">
      <style:paragraph-properties fo:margin-left="1.251cm" fo:margin-right="0cm" fo:text-indent="0cm" style:auto-text-indent="false"/>
      <style:text-properties officeooo:paragraph-rsid="02178737"/>
    </style:style>
    <style:style style:name="P301" style:family="paragraph" style:parent-style-name="Code">
      <style:paragraph-properties fo:margin-left="1.251cm" fo:margin-right="0cm" fo:text-indent="0cm" style:auto-text-indent="false"/>
      <style:text-properties officeooo:paragraph-rsid="021c7594"/>
    </style:style>
    <style:style style:name="P302" style:family="paragraph" style:parent-style-name="Code">
      <style:paragraph-properties fo:margin-left="1.251cm" fo:margin-right="0cm" fo:text-indent="0cm" style:auto-text-indent="false"/>
      <style:text-properties officeooo:rsid="021e4a7c" officeooo:paragraph-rsid="021e4a7c"/>
    </style:style>
    <style:style style:name="P303" style:family="paragraph" style:parent-style-name="Code">
      <style:paragraph-properties fo:margin-left="1.251cm" fo:margin-right="0cm" fo:text-indent="0cm" style:auto-text-indent="false"/>
      <style:text-properties officeooo:paragraph-rsid="021e4a7c"/>
    </style:style>
    <style:style style:name="P304" style:family="paragraph" style:parent-style-name="Code">
      <style:paragraph-properties fo:margin-left="2.501cm" fo:margin-right="0cm" fo:text-indent="0cm" style:auto-text-indent="false"/>
    </style:style>
    <style:style style:name="P305" style:family="paragraph" style:parent-style-name="Code">
      <style:paragraph-properties fo:margin-left="2.501cm" fo:margin-right="0cm" fo:text-indent="0cm" style:auto-text-indent="false"/>
      <style:text-properties officeooo:paragraph-rsid="0206a442"/>
    </style:style>
    <style:style style:name="P306" style:family="paragraph" style:parent-style-name="Code">
      <style:paragraph-properties fo:margin-left="2.501cm" fo:margin-right="0cm" fo:text-indent="0cm" style:auto-text-indent="false"/>
      <style:text-properties officeooo:paragraph-rsid="02073127"/>
    </style:style>
    <style:style style:name="P307" style:family="paragraph" style:parent-style-name="Code">
      <style:paragraph-properties fo:margin-left="2.501cm" fo:margin-right="0cm" fo:text-indent="0cm" style:auto-text-indent="false"/>
      <style:text-properties officeooo:paragraph-rsid="022f8bbf"/>
    </style:style>
    <style:style style:name="T1" style:family="text">
      <style:text-properties fo:font-weight="bold" style:font-weight-asian="bold" style:font-weight-complex="bold"/>
    </style:style>
    <style:style style:name="T2" style:family="text">
      <style:text-properties fo:font-weight="bold" officeooo:rsid="00c9605d" style:font-weight-asian="bold" style:font-weight-complex="bold"/>
    </style:style>
    <style:style style:name="T3" style:family="text">
      <style:text-properties fo:font-weight="bold" officeooo:rsid="0105048e" style:font-weight-asian="bold" style:font-weight-complex="bold"/>
    </style:style>
    <style:style style:name="T4" style:family="text">
      <style:text-properties fo:font-weight="bold" officeooo:rsid="0112f088" style:font-weight-asian="bold" style:font-weight-complex="bold"/>
    </style:style>
    <style:style style:name="T5" style:family="text">
      <style:text-properties fo:font-weight="bold" officeooo:rsid="018be9ba" style:font-weight-asian="bold" style:font-weight-complex="bold"/>
    </style:style>
    <style:style style:name="T6" style:family="text">
      <style:text-properties fo:font-weight="bold" officeooo:rsid="01bd38d9" style:font-weight-asian="bold" style:font-weight-complex="bold"/>
    </style:style>
    <style:style style:name="T7" style:family="text">
      <style:text-properties fo:font-weight="bold" officeooo:rsid="01bd3fe1" style:font-weight-asian="bold" style:font-weight-complex="bold"/>
    </style:style>
    <style:style style:name="T8" style:family="text">
      <style:text-properties fo:font-weight="bold" officeooo:rsid="01bef194" style:font-weight-asian="bold" style:font-weight-complex="bold"/>
    </style:style>
    <style:style style:name="T9" style:family="text">
      <style:text-properties fo:font-weight="bold" officeooo:rsid="01cd92bc" style:font-weight-asian="bold" style:font-weight-complex="bold"/>
    </style:style>
    <style:style style:name="T10" style:family="text">
      <style:text-properties fo:font-weight="bold" officeooo:rsid="020ba2c5" style:font-weight-asian="bold" style:font-weight-complex="bold"/>
    </style:style>
    <style:style style:name="T11" style:family="text">
      <style:text-properties style:text-underline-style="solid" style:text-underline-width="auto" style:text-underline-color="font-color"/>
    </style:style>
    <style:style style:name="T12" style:family="text">
      <style:text-properties style:text-underline-style="solid" style:text-underline-width="auto" style:text-underline-color="font-color" fo:font-weight="bold" style:font-weight-asian="bold" style:font-weight-complex="bold"/>
    </style:style>
    <style:style style:name="T13" style:family="text">
      <style:text-properties style:text-underline-style="solid" style:text-underline-width="auto" style:text-underline-color="font-color" fo:font-weight="bold" officeooo:rsid="010b00d4" style:font-weight-asian="bold" style:font-weight-complex="bold"/>
    </style:style>
    <style:style style:name="T14" style:family="text">
      <style:text-properties style:text-underline-style="solid" style:text-underline-width="auto" style:text-underline-color="font-color" fo:font-weight="bold" officeooo:rsid="01014c19" style:font-weight-asian="bold" style:font-weight-complex="bold"/>
    </style:style>
    <style:style style:name="T15" style:family="text">
      <style:text-properties style:text-underline-style="solid" style:text-underline-width="auto" style:text-underline-color="font-color" fo:font-weight="bold" officeooo:rsid="0139f934" style:font-weight-asian="bold" style:font-weight-complex="bold"/>
    </style:style>
    <style:style style:name="T16" style:family="text">
      <style:text-properties style:text-underline-style="solid" style:text-underline-width="auto" style:text-underline-color="font-color" fo:font-weight="bold" officeooo:rsid="014504c4" style:font-weight-asian="bold" style:font-weight-complex="bold"/>
    </style:style>
    <style:style style:name="T17" style:family="text">
      <style:text-properties style:text-underline-style="solid" style:text-underline-width="auto" style:text-underline-color="font-color" fo:font-weight="bold" officeooo:rsid="01492a80" style:font-weight-asian="bold" style:font-weight-complex="bold"/>
    </style:style>
    <style:style style:name="T18" style:family="text">
      <style:text-properties style:text-underline-style="solid" style:text-underline-width="auto" style:text-underline-color="font-color" fo:font-weight="bold" officeooo:rsid="01675700" style:font-weight-asian="bold" style:font-weight-complex="bold"/>
    </style:style>
    <style:style style:name="T19" style:family="text">
      <style:text-properties style:text-underline-style="solid" style:text-underline-width="auto" style:text-underline-color="font-color" fo:font-weight="bold" officeooo:rsid="0169302d" style:font-weight-asian="bold" style:font-weight-complex="bold"/>
    </style:style>
    <style:style style:name="T20" style:family="text">
      <style:text-properties style:text-underline-style="solid" style:text-underline-width="auto" style:text-underline-color="font-color" fo:font-weight="bold" officeooo:rsid="0110c303" style:font-weight-asian="bold" style:font-weight-complex="bold"/>
    </style:style>
    <style:style style:name="T21" style:family="text">
      <style:text-properties style:text-underline-style="solid" style:text-underline-width="auto" style:text-underline-color="font-color" fo:font-weight="bold" officeooo:rsid="016d0211" style:font-weight-asian="bold" style:font-weight-complex="bold"/>
    </style:style>
    <style:style style:name="T22" style:family="text">
      <style:text-properties style:text-underline-style="solid" style:text-underline-width="auto" style:text-underline-color="font-color" fo:font-weight="bold" officeooo:rsid="00bdc06b" style:font-weight-asian="bold" style:font-weight-complex="bold"/>
    </style:style>
    <style:style style:name="T23" style:family="text">
      <style:text-properties style:text-underline-style="solid" style:text-underline-width="auto" style:text-underline-color="font-color" fo:font-weight="bold" officeooo:rsid="010a474c" style:font-weight-asian="bold" style:font-weight-complex="bold"/>
    </style:style>
    <style:style style:name="T24" style:family="text">
      <style:text-properties style:font-name="Liberation Serif" fo:font-size="10pt" fo:font-weight="bold" style:font-size-asian="10pt" style:font-weight-asian="bold" style:font-size-complex="10pt" style:font-weight-complex="bold"/>
    </style:style>
    <style:style style:name="T25" style:family="text">
      <style:text-properties style:font-name="Liberation Serif" fo:font-size="10pt" fo:font-weight="bold" officeooo:rsid="00a525a0" style:font-size-asian="10pt" style:font-weight-asian="bold" style:font-size-complex="10pt" style:font-weight-complex="bold"/>
    </style:style>
    <style:style style:name="T26" style:family="text">
      <style:text-properties style:font-name="Liberation Serif" fo:font-size="10pt" fo:font-weight="bold" officeooo:rsid="00a7f2fe" style:font-size-asian="10pt" style:font-weight-asian="bold" style:font-size-complex="10pt" style:font-weight-complex="bold"/>
    </style:style>
    <style:style style:name="T27" style:family="text">
      <style:text-properties style:font-name="Liberation Serif" fo:font-size="10pt" fo:font-weight="bold" officeooo:rsid="00a8c82b" style:font-size-asian="10pt" style:font-weight-asian="bold" style:font-size-complex="10pt" style:font-weight-complex="bold"/>
    </style:style>
    <style:style style:name="T28" style:family="text">
      <style:text-properties style:font-name="Liberation Serif" fo:font-size="10pt" fo:font-weight="bold" officeooo:rsid="00aa8082" style:font-size-asian="10pt" style:font-weight-asian="bold" style:font-size-complex="10pt" style:font-weight-complex="bold"/>
    </style:style>
    <style:style style:name="T29" style:family="text">
      <style:text-properties style:font-name="Liberation Serif" fo:font-size="10pt" fo:font-weight="bold" officeooo:rsid="00ac0327" style:font-size-asian="10pt" style:font-weight-asian="bold" style:font-size-complex="10pt" style:font-weight-complex="bold"/>
    </style:style>
    <style:style style:name="T30" style:family="text">
      <style:text-properties style:font-name="Liberation Serif" fo:font-size="10pt" fo:font-weight="bold" officeooo:rsid="0107023a" style:font-size-asian="10pt" style:font-weight-asian="bold" style:font-size-complex="10pt" style:font-weight-complex="bold"/>
    </style:style>
    <style:style style:name="T31" style:family="text">
      <style:text-properties style:font-name="Liberation Serif" fo:font-size="10pt" fo:font-weight="bold" officeooo:rsid="00a6fce5" style:font-size-asian="10pt" style:font-weight-asian="bold" style:font-size-complex="10pt" style:font-weight-complex="bold"/>
    </style:style>
    <style:style style:name="T32" style:family="text">
      <style:text-properties style:font-name="Liberation Serif" fo:font-size="10pt" fo:font-weight="bold" officeooo:rsid="01077fee" style:font-size-asian="10pt" style:font-weight-asian="bold" style:font-size-complex="10pt" style:font-weight-complex="bold"/>
    </style:style>
    <style:style style:name="T33" style:family="text">
      <style:text-properties officeooo:rsid="009dd2e6"/>
    </style:style>
    <style:style style:name="T34" style:family="text">
      <style:text-properties officeooo:rsid="009eea3e"/>
    </style:style>
    <style:style style:name="T35" style:family="text">
      <style:text-properties style:text-position="super 58%"/>
    </style:style>
    <style:style style:name="T36" style:family="text">
      <style:text-properties style:text-position="super 58%" officeooo:rsid="01030be8"/>
    </style:style>
    <style:style style:name="T37" style:family="text">
      <style:text-properties style:text-position="super 58%" fo:font-style="normal" fo:font-weight="normal" officeooo:rsid="01458d1c" style:font-style-asian="normal" style:font-weight-asian="normal" style:font-style-complex="normal" style:font-weight-complex="normal"/>
    </style:style>
    <style:style style:name="T38" style:family="text">
      <style:text-properties style:text-position="super 58%" style:text-underline-style="none" fo:font-weight="normal" officeooo:rsid="015e14f6" style:font-weight-asian="normal" style:font-weight-complex="normal"/>
    </style:style>
    <style:style style:name="T39" style:family="text">
      <style:text-properties style:text-position="super 58%" style:text-underline-style="none" fo:font-weight="normal" officeooo:rsid="015fe8fa" style:font-weight-asian="normal" style:font-weight-complex="normal"/>
    </style:style>
    <style:style style:name="T40" style:family="text">
      <style:text-properties style:text-position="super 58%" style:text-underline-style="none" fo:font-weight="normal" officeooo:rsid="0185adfa" style:font-weight-asian="normal" style:font-weight-complex="normal"/>
    </style:style>
    <style:style style:name="T41" style:family="text">
      <style:text-properties officeooo:rsid="00a45270"/>
    </style:style>
    <style:style style:name="T42" style:family="text">
      <style:text-properties officeooo:rsid="00a6fce5"/>
    </style:style>
    <style:style style:name="T43" style:family="text">
      <style:text-properties officeooo:rsid="00ad99b6"/>
    </style:style>
    <style:style style:name="T44" style:family="text">
      <style:text-properties officeooo:rsid="00b16658"/>
    </style:style>
    <style:style style:name="T45" style:family="text">
      <style:text-properties officeooo:rsid="00b40726"/>
    </style:style>
    <style:style style:name="T46" style:family="text">
      <style:text-properties officeooo:rsid="00b4c842"/>
    </style:style>
    <style:style style:name="T47" style:family="text">
      <style:text-properties officeooo:rsid="00bc10b5"/>
    </style:style>
    <style:style style:name="T48" style:family="text">
      <style:text-properties officeooo:rsid="00bed992"/>
    </style:style>
    <style:style style:name="T49" style:family="text">
      <style:text-properties officeooo:rsid="00bf4ce2"/>
    </style:style>
    <style:style style:name="T50" style:family="text">
      <style:text-properties officeooo:rsid="00c401fe"/>
    </style:style>
    <style:style style:name="T51" style:family="text">
      <style:text-properties officeooo:rsid="00c6b14c"/>
    </style:style>
    <style:style style:name="T52" style:family="text">
      <style:text-properties officeooo:rsid="00c739e3"/>
    </style:style>
    <style:style style:name="T53" style:family="text">
      <style:text-properties officeooo:rsid="00c8364d"/>
    </style:style>
    <style:style style:name="T54" style:family="text">
      <style:text-properties fo:font-style="italic" style:font-style-asian="italic" style:font-style-complex="italic"/>
    </style:style>
    <style:style style:name="T55" style:family="text">
      <style:text-properties fo:font-style="italic" officeooo:rsid="00c8364d" style:font-style-asian="italic" style:font-style-complex="italic"/>
    </style:style>
    <style:style style:name="T56" style:family="text">
      <style:text-properties fo:font-style="italic" officeooo:rsid="00c9605d" style:font-style-asian="italic" style:font-style-complex="italic"/>
    </style:style>
    <style:style style:name="T57" style:family="text">
      <style:text-properties fo:font-style="italic" officeooo:rsid="01244780" style:font-style-asian="italic" style:font-style-complex="italic"/>
    </style:style>
    <style:style style:name="T58" style:family="text">
      <style:text-properties fo:font-style="italic" officeooo:rsid="01c813d2" style:font-style-asian="italic" style:font-style-complex="italic"/>
    </style:style>
    <style:style style:name="T59" style:family="text">
      <style:text-properties fo:font-style="italic" officeooo:rsid="01cc2c34" style:font-style-asian="italic" style:font-style-complex="italic"/>
    </style:style>
    <style:style style:name="T60" style:family="text">
      <style:text-properties fo:font-style="italic" fo:font-weight="normal" style:font-style-asian="italic" style:font-weight-asian="normal" style:font-style-complex="italic" style:font-weight-complex="normal"/>
    </style:style>
    <style:style style:name="T61" style:family="text">
      <style:text-properties fo:font-style="italic" fo:font-weight="normal" officeooo:rsid="010dca58" style:font-style-asian="italic" style:font-weight-asian="normal" style:font-style-complex="italic" style:font-weight-complex="normal"/>
    </style:style>
    <style:style style:name="T62" style:family="text">
      <style:text-properties fo:font-style="italic" fo:font-weight="normal" officeooo:rsid="01987cfd" style:font-style-asian="italic" style:font-weight-asian="normal" style:font-style-complex="italic" style:font-weight-complex="normal"/>
    </style:style>
    <style:style style:name="T63" style:family="text">
      <style:text-properties fo:font-style="italic" fo:font-weight="normal" officeooo:rsid="01a24cdf" style:font-style-asian="italic" style:font-weight-asian="normal" style:font-style-complex="italic" style:font-weight-complex="normal"/>
    </style:style>
    <style:style style:name="T64" style:family="text">
      <style:text-properties fo:font-style="italic" fo:font-weight="normal" officeooo:rsid="01e30b2f" style:font-style-asian="italic" style:font-weight-asian="normal" style:font-style-complex="italic" style:font-weight-complex="normal"/>
    </style:style>
    <style:style style:name="T65" style:family="text">
      <style:text-properties fo:font-style="italic" fo:font-weight="bold" style:font-style-asian="italic" style:font-weight-asian="bold" style:font-style-complex="italic" style:font-weight-complex="bold"/>
    </style:style>
    <style:style style:name="T66" style:family="text">
      <style:text-properties fo:font-style="italic" fo:font-weight="bold" officeooo:rsid="0112f088" style:font-style-asian="italic" style:font-weight-asian="bold" style:font-style-complex="italic" style:font-weight-complex="bold"/>
    </style:style>
    <style:style style:name="T67" style:family="text">
      <style:text-properties fo:font-style="italic" fo:font-weight="bold" officeooo:rsid="0114c2d4" style:font-style-asian="italic" style:font-weight-asian="bold" style:font-style-complex="italic" style:font-weight-complex="bold"/>
    </style:style>
    <style:style style:name="T68" style:family="text">
      <style:text-properties fo:font-style="italic" fo:font-weight="bold" officeooo:rsid="011bbf50" style:font-style-asian="italic" style:font-weight-asian="bold" style:font-style-complex="italic" style:font-weight-complex="bold"/>
    </style:style>
    <style:style style:name="T69" style:family="text">
      <style:text-properties fo:font-style="italic" fo:font-weight="bold" officeooo:rsid="011da688" style:font-style-asian="italic" style:font-weight-asian="bold" style:font-style-complex="italic" style:font-weight-complex="bold"/>
    </style:style>
    <style:style style:name="T70" style:family="text">
      <style:text-properties fo:font-style="italic" fo:font-weight="bold" officeooo:rsid="01222964" style:font-style-asian="italic" style:font-weight-asian="bold" style:font-style-complex="italic" style:font-weight-complex="bold"/>
    </style:style>
    <style:style style:name="T71" style:family="text">
      <style:text-properties fo:font-style="italic" fo:font-weight="bold" officeooo:rsid="0122d6b1" style:font-style-asian="italic" style:font-weight-asian="bold" style:font-style-complex="italic" style:font-weight-complex="bold"/>
    </style:style>
    <style:style style:name="T72" style:family="text">
      <style:text-properties fo:font-style="italic" fo:font-weight="bold" officeooo:rsid="010dca58" style:font-style-asian="italic" style:font-weight-asian="bold" style:font-style-complex="italic" style:font-weight-complex="bold"/>
    </style:style>
    <style:style style:name="T73" style:family="text">
      <style:text-properties fo:font-style="italic" fo:font-weight="bold" officeooo:rsid="01296d48" style:font-style-asian="italic" style:font-weight-asian="bold" style:font-style-complex="italic" style:font-weight-complex="bold"/>
    </style:style>
    <style:style style:name="T74" style:family="text">
      <style:text-properties fo:font-style="italic" fo:font-weight="bold" officeooo:rsid="012a3797" style:font-style-asian="italic" style:font-weight-asian="bold" style:font-style-complex="italic" style:font-weight-complex="bold"/>
    </style:style>
    <style:style style:name="T75" style:family="text">
      <style:text-properties fo:font-style="italic" fo:font-weight="bold" officeooo:rsid="0146e4b1" style:font-style-asian="italic" style:font-weight-asian="bold" style:font-style-complex="italic" style:font-weight-complex="bold"/>
    </style:style>
    <style:style style:name="T76" style:family="text">
      <style:text-properties fo:font-style="italic" fo:font-weight="bold" officeooo:rsid="01e30b2f" style:font-style-asian="italic" style:font-weight-asian="bold" style:font-style-complex="italic" style:font-weight-complex="bold"/>
    </style:style>
    <style:style style:name="T77" style:family="text">
      <style:text-properties fo:font-style="italic" fo:font-weight="bold" officeooo:rsid="021c7594" style:font-style-asian="italic" style:font-weight-asian="bold" style:font-style-complex="italic" style:font-weight-complex="bold"/>
    </style:style>
    <style:style style:name="T78" style:family="text">
      <style:text-properties fo:font-style="italic" style:text-underline-style="solid" style:text-underline-width="auto" style:text-underline-color="font-color" fo:font-weight="bold" officeooo:rsid="0112f088" style:font-style-asian="italic" style:font-weight-asian="bold" style:font-style-complex="italic" style:font-weight-complex="bold"/>
    </style:style>
    <style:style style:name="T79" style:family="text">
      <style:text-properties fo:font-style="italic" style:text-underline-style="solid" style:text-underline-width="auto" style:text-underline-color="font-color" fo:font-weight="bold" officeooo:rsid="011bbf50" style:font-style-asian="italic" style:font-weight-asian="bold" style:font-style-complex="italic" style:font-weight-complex="bold"/>
    </style:style>
    <style:style style:name="T80" style:family="text">
      <style:text-properties fo:font-style="italic" style:text-underline-style="solid" style:text-underline-width="auto" style:text-underline-color="font-color" fo:font-weight="normal" fo:background-color="#ffff66" loext:char-shading-value="0" style:font-style-asian="italic" style:font-weight-asian="normal" style:font-style-complex="italic" style:font-weight-complex="normal"/>
    </style:style>
    <style:style style:name="T81" style:family="text">
      <style:text-properties fo:font-style="italic" style:text-underline-style="solid" style:text-underline-width="auto" style:text-underline-color="font-color" style:font-style-asian="italic" style:font-style-complex="italic"/>
    </style:style>
    <style:style style:name="T82" style:family="text">
      <style:text-properties fo:font-style="italic" style:text-underline-style="solid" style:text-underline-width="auto" style:text-underline-color="font-color" officeooo:rsid="022665a8" style:font-style-asian="italic" style:font-style-complex="italic"/>
    </style:style>
    <style:style style:name="T83" style:family="text">
      <style:text-properties fo:font-style="italic" style:text-underline-style="solid" style:text-underline-width="auto" style:text-underline-color="font-color" fo:background-color="#ffff66" loext:char-shading-value="0" style:font-style-asian="italic" style:font-style-complex="italic"/>
    </style:style>
    <style:style style:name="T84" style:family="text">
      <style:text-properties fo:font-style="italic" style:text-underline-style="none" fo:font-weight="bold" officeooo:rsid="014504c4" style:font-style-asian="italic" style:font-weight-asian="bold" style:font-style-complex="italic" style:font-weight-complex="bold"/>
    </style:style>
    <style:style style:name="T85" style:family="text">
      <style:text-properties fo:font-style="italic" style:text-underline-style="none" fo:font-weight="bold" officeooo:rsid="016e4210" style:font-style-asian="italic" style:font-weight-asian="bold" style:font-style-complex="italic" style:font-weight-complex="bold"/>
    </style:style>
    <style:style style:name="T86" style:family="text">
      <style:text-properties fo:font-style="italic" style:text-underline-style="none" officeooo:rsid="01382f6d" style:font-style-asian="italic" style:font-style-complex="italic"/>
    </style:style>
    <style:style style:name="T87" style:family="text">
      <style:text-properties fo:font-style="italic" style:text-underline-style="none" officeooo:rsid="01303d65" style:font-style-asian="italic" style:font-style-complex="italic"/>
    </style:style>
    <style:style style:name="T88" style:family="text">
      <style:text-properties fo:font-style="italic" style:text-underline-style="none" officeooo:rsid="01322f40" style:font-style-asian="italic" style:font-style-complex="italic"/>
    </style:style>
    <style:style style:name="T89" style:family="text">
      <style:text-properties fo:font-style="italic" style:text-underline-style="none" officeooo:rsid="0138ab7f" style:font-style-asian="italic" style:font-style-complex="italic"/>
    </style:style>
    <style:style style:name="T90" style:family="text">
      <style:text-properties fo:font-style="italic" style:text-underline-style="none" officeooo:rsid="017cd6d9" style:font-style-asian="italic" style:font-style-complex="italic"/>
    </style:style>
    <style:style style:name="T91" style:family="text">
      <style:text-properties fo:font-style="italic" style:text-underline-style="none" officeooo:rsid="01807da7" style:font-style-asian="italic" style:font-style-complex="italic"/>
    </style:style>
    <style:style style:name="T92" style:family="text">
      <style:text-properties fo:font-style="italic" style:text-underline-style="none" officeooo:rsid="01a38ef1" style:font-style-asian="italic" style:font-style-complex="italic"/>
    </style:style>
    <style:style style:name="T93" style:family="text">
      <style:text-properties fo:font-style="italic" style:text-underline-style="none" fo:font-weight="normal" style:font-style-asian="italic" style:font-weight-asian="normal" style:font-style-complex="italic" style:font-weight-complex="normal"/>
    </style:style>
    <style:style style:name="T94" style:family="text">
      <style:text-properties fo:font-style="italic" style:text-underline-style="none" fo:font-weight="normal" officeooo:rsid="014504c4" style:font-style-asian="italic" style:font-weight-asian="normal" style:font-style-complex="italic" style:font-weight-complex="normal"/>
    </style:style>
    <style:style style:name="T95" style:family="text">
      <style:text-properties fo:font-style="italic" style:text-underline-style="none" fo:font-weight="normal" officeooo:rsid="017cd6d9" style:font-style-asian="italic" style:font-weight-asian="normal" style:font-style-complex="italic" style:font-weight-complex="normal"/>
    </style:style>
    <style:style style:name="T96" style:family="text">
      <style:text-properties fo:font-weight="normal" style:font-weight-asian="normal" style:font-weight-complex="normal"/>
    </style:style>
    <style:style style:name="T97" style:family="text">
      <style:text-properties fo:font-weight="normal" officeooo:rsid="0101cbb5" style:font-weight-asian="normal" style:font-weight-complex="normal"/>
    </style:style>
    <style:style style:name="T98" style:family="text">
      <style:text-properties fo:font-weight="normal" officeooo:rsid="010b00d4" style:font-weight-asian="normal" style:font-weight-complex="normal"/>
    </style:style>
    <style:style style:name="T99" style:family="text">
      <style:text-properties fo:font-weight="normal" officeooo:rsid="010c4234" style:font-weight-asian="normal" style:font-weight-complex="normal"/>
    </style:style>
    <style:style style:name="T100" style:family="text">
      <style:text-properties fo:font-weight="normal" officeooo:rsid="010dca58" style:font-weight-asian="normal" style:font-weight-complex="normal"/>
    </style:style>
    <style:style style:name="T101" style:family="text">
      <style:text-properties fo:font-weight="normal" officeooo:rsid="010e4a31" style:font-weight-asian="normal" style:font-weight-complex="normal"/>
    </style:style>
    <style:style style:name="T102" style:family="text">
      <style:text-properties fo:font-weight="normal" officeooo:rsid="010f1551" style:font-weight-asian="normal" style:font-weight-complex="normal"/>
    </style:style>
    <style:style style:name="T103" style:family="text">
      <style:text-properties fo:font-weight="normal" officeooo:rsid="0117e931" style:font-weight-asian="normal" style:font-weight-complex="normal"/>
    </style:style>
    <style:style style:name="T104" style:family="text">
      <style:text-properties fo:font-weight="normal" officeooo:rsid="0118e0c9" style:font-weight-asian="normal" style:font-weight-complex="normal"/>
    </style:style>
    <style:style style:name="T105" style:family="text">
      <style:text-properties fo:font-weight="normal" officeooo:rsid="01296d48" style:font-weight-asian="normal" style:font-weight-complex="normal"/>
    </style:style>
    <style:style style:name="T106" style:family="text">
      <style:text-properties fo:font-weight="normal" officeooo:rsid="0133ead6" style:font-weight-asian="normal" style:font-weight-complex="normal"/>
    </style:style>
    <style:style style:name="T107" style:family="text">
      <style:text-properties fo:font-weight="normal" officeooo:rsid="018821dc" style:font-weight-asian="normal" style:font-weight-complex="normal"/>
    </style:style>
    <style:style style:name="T108" style:family="text">
      <style:text-properties fo:font-weight="normal" officeooo:rsid="018914a7" style:font-weight-asian="normal" style:font-weight-complex="normal"/>
    </style:style>
    <style:style style:name="T109" style:family="text">
      <style:text-properties fo:font-weight="normal" officeooo:rsid="0189cc5d" style:font-weight-asian="normal" style:font-weight-complex="normal"/>
    </style:style>
    <style:style style:name="T110" style:family="text">
      <style:text-properties fo:font-weight="normal" officeooo:rsid="01987cfd" style:font-weight-asian="normal" style:font-weight-complex="normal"/>
    </style:style>
    <style:style style:name="T111" style:family="text">
      <style:text-properties fo:font-weight="normal" officeooo:rsid="01a24cdf" style:font-weight-asian="normal" style:font-weight-complex="normal"/>
    </style:style>
    <style:style style:name="T112" style:family="text">
      <style:text-properties fo:font-weight="normal" officeooo:rsid="011bbf50" style:font-weight-asian="normal" style:font-weight-complex="normal"/>
    </style:style>
    <style:style style:name="T113" style:family="text">
      <style:text-properties fo:font-weight="normal" officeooo:rsid="01bd38d9" style:font-weight-asian="normal" style:font-weight-complex="normal"/>
    </style:style>
    <style:style style:name="T114" style:family="text">
      <style:text-properties fo:font-weight="normal" officeooo:rsid="01cc2c34" style:font-weight-asian="normal" style:font-weight-complex="normal"/>
    </style:style>
    <style:style style:name="T115" style:family="text">
      <style:text-properties fo:font-weight="normal" officeooo:rsid="01cd92bc" style:font-weight-asian="normal" style:font-weight-complex="normal"/>
    </style:style>
    <style:style style:name="T116" style:family="text">
      <style:text-properties fo:font-weight="normal" officeooo:rsid="01d529a9" style:font-weight-asian="normal" style:font-weight-complex="normal"/>
    </style:style>
    <style:style style:name="T117" style:family="text">
      <style:text-properties fo:font-weight="normal" officeooo:rsid="01d69fe0" style:font-weight-asian="normal" style:font-weight-complex="normal"/>
    </style:style>
    <style:style style:name="T118" style:family="text">
      <style:text-properties fo:font-weight="normal" officeooo:rsid="01f1a95f" style:font-weight-asian="normal" style:font-weight-complex="normal"/>
    </style:style>
    <style:style style:name="T119" style:family="text">
      <style:text-properties fo:font-weight="normal" officeooo:rsid="01f2b8fb" style:font-weight-asian="normal" style:font-weight-complex="normal"/>
    </style:style>
    <style:style style:name="T120" style:family="text">
      <style:text-properties fo:font-weight="normal" officeooo:rsid="01f9fd0f" style:font-weight-asian="normal" style:font-weight-complex="normal"/>
    </style:style>
    <style:style style:name="T121" style:family="text">
      <style:text-properties fo:font-weight="normal" officeooo:rsid="01e30b2f" style:font-weight-asian="normal" style:font-weight-complex="normal"/>
    </style:style>
    <style:style style:name="T122" style:family="text">
      <style:text-properties fo:font-weight="normal" officeooo:rsid="01fa540e" style:font-weight-asian="normal" style:font-weight-complex="normal"/>
    </style:style>
    <style:style style:name="T123" style:family="text">
      <style:text-properties fo:font-weight="normal" officeooo:rsid="01fb70ef" style:font-weight-asian="normal" style:font-weight-complex="normal"/>
    </style:style>
    <style:style style:name="T124" style:family="text">
      <style:text-properties fo:font-weight="normal" officeooo:rsid="02178737" style:font-weight-asian="normal" style:font-weight-complex="normal"/>
    </style:style>
    <style:style style:name="T125" style:family="text">
      <style:text-properties fo:font-weight="normal" officeooo:rsid="021fe408" style:font-weight-asian="normal" style:font-weight-complex="normal"/>
    </style:style>
    <style:style style:name="T126" style:family="text">
      <style:text-properties fo:font-weight="normal" officeooo:rsid="022a3bbe" style:font-weight-asian="normal" style:font-weight-complex="normal"/>
    </style:style>
    <style:style style:name="T127" style:family="text">
      <style:text-properties officeooo:rsid="00ff1c5e"/>
    </style:style>
    <style:style style:name="T128" style:family="text">
      <style:text-properties officeooo:rsid="0101cbb5"/>
    </style:style>
    <style:style style:name="T129" style:family="text">
      <style:text-properties officeooo:rsid="0102b123"/>
    </style:style>
    <style:style style:name="T130" style:family="text">
      <style:text-properties officeooo:rsid="01030be8"/>
    </style:style>
    <style:style style:name="T131" style:family="text">
      <style:text-properties officeooo:rsid="01061183"/>
    </style:style>
    <style:style style:name="T132" style:family="text">
      <style:text-properties officeooo:rsid="0107023a"/>
    </style:style>
    <style:style style:name="T133" style:family="text">
      <style:text-properties fo:font-size="10pt" style:text-underline-style="none" style:font-size-asian="10pt" style:font-size-complex="10pt"/>
    </style:style>
    <style:style style:name="T134" style:family="text">
      <style:text-properties fo:font-variant="normal" fo:text-transform="none" fo:color="#222222" style:font-name="Monaco" fo:font-size="9.75pt" fo:letter-spacing="normal" fo:font-style="normal" fo:font-weight="normal" officeooo:rsid="0146e4b1" style:font-style-asian="normal" style:font-weight-asian="normal" style:font-style-complex="normal" style:font-weight-complex="normal"/>
    </style:style>
    <style:style style:name="T135" style:family="text">
      <style:text-properties fo:font-variant="normal" fo:text-transform="none" fo:color="#222222" style:font-name="Monaco" fo:font-size="9.75pt" fo:letter-spacing="normal" fo:font-style="normal" fo:font-weight="normal" officeooo:rsid="0148dd16" style:font-style-asian="normal" style:font-weight-asian="normal" style:font-style-complex="normal" style:font-weight-complex="normal"/>
    </style:style>
    <style:style style:name="T136" style:family="text">
      <style:text-properties fo:font-variant="normal" fo:text-transform="none" fo:color="#222222" style:font-name="Monaco" fo:font-size="9.75pt" fo:letter-spacing="normal" fo:font-style="normal" fo:font-weight="normal" officeooo:rsid="01491ae6" style:font-style-asian="normal" style:font-weight-asian="normal" style:font-style-complex="normal" style:font-weight-complex="normal"/>
    </style:style>
    <style:style style:name="T137" style:family="text">
      <style:text-properties fo:font-variant="normal" fo:text-transform="none" fo:color="#222222" style:font-name="Monaco" fo:font-size="9.75pt" fo:letter-spacing="normal" fo:font-style="normal" fo:font-weight="normal" officeooo:rsid="014a67cb" style:font-style-asian="normal" style:font-weight-asian="normal" style:font-style-complex="normal" style:font-weight-complex="normal"/>
    </style:style>
    <style:style style:name="T138" style:family="text">
      <style:text-properties fo:font-variant="normal" fo:text-transform="none" fo:color="#222222" style:font-name="Monaco" fo:font-size="9.75pt" fo:letter-spacing="normal" fo:font-style="italic" fo:font-weight="bold" style:font-style-asian="italic" style:font-weight-asian="bold" style:font-style-complex="italic" style:font-weight-complex="bold"/>
    </style:style>
    <style:style style:name="T139" style:family="text">
      <style:text-properties fo:font-variant="normal" fo:text-transform="none" fo:color="#222222" style:font-name="Monaco" fo:font-size="9.75pt" fo:letter-spacing="normal" fo:font-style="italic" fo:font-weight="bold" officeooo:rsid="0146e4b1" style:font-style-asian="italic" style:font-weight-asian="bold" style:font-style-complex="italic" style:font-weight-complex="bold"/>
    </style:style>
    <style:style style:name="T140" style:family="text">
      <style:text-properties fo:font-variant="normal" fo:text-transform="none" fo:color="#222222" style:font-name="Monaco" fo:font-size="9.75pt" fo:letter-spacing="normal" fo:font-style="italic" fo:font-weight="normal" officeooo:rsid="01491ae6" style:font-style-asian="italic" style:font-weight-asian="normal" style:font-style-complex="italic" style:font-weight-complex="normal"/>
    </style:style>
    <style:style style:name="T141" style:family="text">
      <style:text-properties fo:font-variant="normal" fo:text-transform="none" fo:color="#222222" style:font-name="Monaco" fo:font-size="9.75pt" fo:letter-spacing="normal" fo:font-style="italic" fo:font-weight="normal" officeooo:rsid="014a67cb" style:font-style-asian="italic" style:font-weight-asian="normal" style:font-style-complex="italic" style:font-weight-complex="normal"/>
    </style:style>
    <style:style style:name="T142" style:family="text">
      <style:text-properties fo:font-variant="normal" fo:text-transform="none" fo:color="#222222" style:text-position="super 58%" style:font-name="Monaco" fo:font-size="9.75pt" fo:letter-spacing="normal" fo:font-style="normal" fo:font-weight="normal" officeooo:rsid="014a67cb" style:font-style-asian="normal" style:font-weight-asian="normal" style:font-style-complex="normal" style:font-weight-complex="normal"/>
    </style:style>
    <style:style style:name="T143" style:family="text">
      <style:text-properties fo:font-style="normal" style:font-style-asian="normal" style:font-style-complex="normal"/>
    </style:style>
    <style:style style:name="T144" style:family="text">
      <style:text-properties fo:font-style="normal" officeooo:rsid="0122d6b1" style:font-style-asian="normal" style:font-style-complex="normal"/>
    </style:style>
    <style:style style:name="T145" style:family="text">
      <style:text-properties fo:font-style="normal" officeooo:rsid="01244780" style:font-style-asian="normal" style:font-style-complex="normal"/>
    </style:style>
    <style:style style:name="T146" style:family="text">
      <style:text-properties fo:font-style="normal" officeooo:rsid="0125b5d6" style:font-style-asian="normal" style:font-style-complex="normal"/>
    </style:style>
    <style:style style:name="T147" style:family="text">
      <style:text-properties fo:font-style="normal" officeooo:rsid="0112f088" style:font-style-asian="normal" style:font-style-complex="normal"/>
    </style:style>
    <style:style style:name="T148" style:family="text">
      <style:text-properties fo:font-style="normal" officeooo:rsid="0126da6c" style:font-style-asian="normal" style:font-style-complex="normal"/>
    </style:style>
    <style:style style:name="T149" style:family="text">
      <style:text-properties fo:font-style="normal" officeooo:rsid="016ffa1e" style:font-style-asian="normal" style:font-style-complex="normal"/>
    </style:style>
    <style:style style:name="T150" style:family="text">
      <style:text-properties fo:font-style="normal" officeooo:rsid="0171882e" style:font-style-asian="normal" style:font-style-complex="normal"/>
    </style:style>
    <style:style style:name="T151" style:family="text">
      <style:text-properties fo:font-style="normal" officeooo:rsid="0171bfc1" style:font-style-asian="normal" style:font-style-complex="normal"/>
    </style:style>
    <style:style style:name="T152" style:family="text">
      <style:text-properties fo:font-style="normal" officeooo:rsid="0173276c" style:font-style-asian="normal" style:font-style-complex="normal"/>
    </style:style>
    <style:style style:name="T153" style:family="text">
      <style:text-properties fo:font-style="normal" officeooo:rsid="0174801e" style:font-style-asian="normal" style:font-style-complex="normal"/>
    </style:style>
    <style:style style:name="T154" style:family="text">
      <style:text-properties fo:font-style="normal" officeooo:rsid="01780ec2" style:font-style-asian="normal" style:font-style-complex="normal"/>
    </style:style>
    <style:style style:name="T155" style:family="text">
      <style:text-properties fo:font-style="normal" officeooo:rsid="0178f6c9" style:font-style-asian="normal" style:font-style-complex="normal"/>
    </style:style>
    <style:style style:name="T156" style:family="text">
      <style:text-properties fo:font-style="normal" officeooo:rsid="01c26132" style:font-style-asian="normal" style:font-style-complex="normal"/>
    </style:style>
    <style:style style:name="T157" style:family="text">
      <style:text-properties fo:font-style="normal" fo:font-weight="bold" officeooo:rsid="01780ec2" style:font-style-asian="normal" style:font-weight-asian="bold" style:font-style-complex="normal" style:font-weight-complex="bold"/>
    </style:style>
    <style:style style:name="T158" style:family="text">
      <style:text-properties fo:font-style="normal" fo:font-weight="normal" style:font-style-asian="normal" style:font-weight-asian="normal" style:font-style-complex="normal" style:font-weight-complex="normal"/>
    </style:style>
    <style:style style:name="T159" style:family="text">
      <style:text-properties fo:font-style="normal" fo:font-weight="normal" officeooo:rsid="0122d6b1" style:font-style-asian="normal" style:font-weight-asian="normal" style:font-style-complex="normal" style:font-weight-complex="normal"/>
    </style:style>
    <style:style style:name="T160" style:family="text">
      <style:text-properties fo:font-style="normal" fo:font-weight="normal" officeooo:rsid="0123653a" style:font-style-asian="normal" style:font-weight-asian="normal" style:font-style-complex="normal" style:font-weight-complex="normal"/>
    </style:style>
    <style:style style:name="T161" style:family="text">
      <style:text-properties fo:font-style="normal" fo:font-weight="normal" officeooo:rsid="01244780" style:font-style-asian="normal" style:font-weight-asian="normal" style:font-style-complex="normal" style:font-weight-complex="normal"/>
    </style:style>
    <style:style style:name="T162" style:family="text">
      <style:text-properties fo:font-style="normal" fo:font-weight="normal" officeooo:rsid="010dca58" style:font-style-asian="normal" style:font-weight-asian="normal" style:font-style-complex="normal" style:font-weight-complex="normal"/>
    </style:style>
    <style:style style:name="T163" style:family="text">
      <style:text-properties fo:font-style="normal" fo:font-weight="normal" officeooo:rsid="012a3797" style:font-style-asian="normal" style:font-weight-asian="normal" style:font-style-complex="normal" style:font-weight-complex="normal"/>
    </style:style>
    <style:style style:name="T164" style:family="text">
      <style:text-properties fo:font-style="normal" fo:font-weight="normal" officeooo:rsid="012c2d51" style:font-style-asian="normal" style:font-weight-asian="normal" style:font-style-complex="normal" style:font-weight-complex="normal"/>
    </style:style>
    <style:style style:name="T165" style:family="text">
      <style:text-properties fo:font-style="normal" fo:font-weight="normal" officeooo:rsid="01349dfb" style:font-style-asian="normal" style:font-weight-asian="normal" style:font-style-complex="normal" style:font-weight-complex="normal"/>
    </style:style>
    <style:style style:name="T166" style:family="text">
      <style:text-properties fo:font-style="normal" fo:font-weight="normal" officeooo:rsid="0135d6db" style:font-style-asian="normal" style:font-weight-asian="normal" style:font-style-complex="normal" style:font-weight-complex="normal"/>
    </style:style>
    <style:style style:name="T167" style:family="text">
      <style:text-properties fo:font-style="normal" fo:font-weight="normal" officeooo:rsid="013725b1" style:font-style-asian="normal" style:font-weight-asian="normal" style:font-style-complex="normal" style:font-weight-complex="normal"/>
    </style:style>
    <style:style style:name="T168" style:family="text">
      <style:text-properties fo:font-style="normal" fo:font-weight="normal" officeooo:rsid="01376a35" style:font-style-asian="normal" style:font-weight-asian="normal" style:font-style-complex="normal" style:font-weight-complex="normal"/>
    </style:style>
    <style:style style:name="T169" style:family="text">
      <style:text-properties fo:font-style="normal" fo:font-weight="normal" officeooo:rsid="01458d1c" style:font-style-asian="normal" style:font-weight-asian="normal" style:font-style-complex="normal" style:font-weight-complex="normal"/>
    </style:style>
    <style:style style:name="T170" style:family="text">
      <style:text-properties fo:font-style="normal" fo:font-weight="normal" officeooo:rsid="0146e4b1" style:font-style-asian="normal" style:font-weight-asian="normal" style:font-style-complex="normal" style:font-weight-complex="normal"/>
    </style:style>
    <style:style style:name="T171" style:family="text">
      <style:text-properties fo:font-style="normal" fo:font-weight="normal" officeooo:rsid="01222964" style:font-style-asian="normal" style:font-weight-asian="normal" style:font-style-complex="normal" style:font-weight-complex="normal"/>
    </style:style>
    <style:style style:name="T172" style:family="text">
      <style:text-properties fo:font-style="normal" fo:font-weight="normal" officeooo:rsid="0125b5d6" style:font-style-asian="normal" style:font-weight-asian="normal" style:font-style-complex="normal" style:font-weight-complex="normal"/>
    </style:style>
    <style:style style:name="T173" style:family="text">
      <style:text-properties fo:font-style="normal" fo:font-weight="normal" officeooo:rsid="01e30b2f" style:font-style-asian="normal" style:font-weight-asian="normal" style:font-style-complex="normal" style:font-weight-complex="normal"/>
    </style:style>
    <style:style style:name="T174" style:family="text">
      <style:text-properties fo:font-style="normal" fo:font-weight="normal" officeooo:rsid="021c7594" style:font-style-asian="normal" style:font-weight-asian="normal" style:font-style-complex="normal" style:font-weight-complex="normal"/>
    </style:style>
    <style:style style:name="T175" style:family="text">
      <style:text-properties fo:font-style="normal" style:text-underline-style="none" fo:font-weight="normal" style:font-style-asian="normal" style:font-weight-asian="normal" style:font-style-complex="normal" style:font-weight-complex="normal"/>
    </style:style>
    <style:style style:name="T176" style:family="text">
      <style:text-properties fo:font-style="normal" style:text-underline-style="none" fo:font-weight="normal" officeooo:rsid="01382f6d" style:font-style-asian="normal" style:font-weight-asian="normal" style:font-style-complex="normal" style:font-weight-complex="normal"/>
    </style:style>
    <style:style style:name="T177" style:family="text">
      <style:text-properties fo:font-style="normal" style:text-underline-style="none" fo:font-weight="normal" officeooo:rsid="01303d65" style:font-style-asian="normal" style:font-weight-asian="normal" style:font-style-complex="normal" style:font-weight-complex="normal"/>
    </style:style>
    <style:style style:name="T178" style:family="text">
      <style:text-properties fo:font-style="normal" style:text-underline-style="none" fo:font-weight="normal" officeooo:rsid="0138ab7f" style:font-style-asian="normal" style:font-weight-asian="normal" style:font-style-complex="normal" style:font-weight-complex="normal"/>
    </style:style>
    <style:style style:name="T179" style:family="text">
      <style:text-properties fo:font-style="normal" style:text-underline-style="none" fo:font-weight="normal" officeooo:rsid="01322f40" style:font-style-asian="normal" style:font-weight-asian="normal" style:font-style-complex="normal" style:font-weight-complex="normal"/>
    </style:style>
    <style:style style:name="T180" style:family="text">
      <style:text-properties fo:font-style="normal" style:text-underline-style="none" fo:font-weight="normal" officeooo:rsid="010dca58" style:font-style-asian="normal" style:font-weight-asian="normal" style:font-style-complex="normal" style:font-weight-complex="normal"/>
    </style:style>
    <style:style style:name="T181" style:family="text">
      <style:text-properties fo:font-style="normal" style:text-underline-style="none" fo:font-weight="normal" officeooo:rsid="0141544f" style:font-style-asian="normal" style:font-weight-asian="normal" style:font-style-complex="normal" style:font-weight-complex="normal"/>
    </style:style>
    <style:style style:name="T182" style:family="text">
      <style:text-properties fo:font-style="normal" style:text-underline-style="none" fo:font-weight="normal" officeooo:rsid="01430654" style:font-style-asian="normal" style:font-weight-asian="normal" style:font-style-complex="normal" style:font-weight-complex="normal"/>
    </style:style>
    <style:style style:name="T183" style:family="text">
      <style:text-properties fo:font-style="normal" style:text-underline-style="none" fo:font-weight="normal" officeooo:rsid="014504c4" style:font-style-asian="normal" style:font-weight-asian="normal" style:font-style-complex="normal" style:font-weight-complex="normal"/>
    </style:style>
    <style:style style:name="T184" style:family="text">
      <style:text-properties fo:font-style="normal" style:text-underline-style="none" fo:font-weight="normal" officeooo:rsid="01455f29" style:font-style-asian="normal" style:font-weight-asian="normal" style:font-style-complex="normal" style:font-weight-complex="normal"/>
    </style:style>
    <style:style style:name="T185" style:family="text">
      <style:text-properties fo:font-style="normal" style:text-underline-style="none" fo:font-weight="normal" officeooo:rsid="017cd6d9" style:font-style-asian="normal" style:font-weight-asian="normal" style:font-style-complex="normal" style:font-weight-complex="normal"/>
    </style:style>
    <style:style style:name="T186" style:family="text">
      <style:text-properties fo:font-style="normal" style:text-underline-style="none" fo:font-weight="normal" officeooo:rsid="01807da7" style:font-style-asian="normal" style:font-weight-asian="normal" style:font-style-complex="normal" style:font-weight-complex="normal"/>
    </style:style>
    <style:style style:name="T187" style:family="text">
      <style:text-properties fo:font-style="normal" style:text-underline-style="none" fo:font-weight="normal" officeooo:rsid="01a38ef1" style:font-style-asian="normal" style:font-weight-asian="normal" style:font-style-complex="normal" style:font-weight-complex="normal"/>
    </style:style>
    <style:style style:name="T188" style:family="text">
      <style:text-properties fo:font-style="normal" style:text-underline-style="none" fo:font-weight="normal" officeooo:rsid="01a59c05" style:font-style-asian="normal" style:font-weight-asian="normal" style:font-style-complex="normal" style:font-weight-complex="normal"/>
    </style:style>
    <style:style style:name="T189" style:family="text">
      <style:text-properties fo:font-style="normal" style:text-underline-style="none" fo:font-weight="normal" officeooo:rsid="01a6f0e7" style:font-style-asian="normal" style:font-weight-asian="normal" style:font-style-complex="normal" style:font-weight-complex="normal"/>
    </style:style>
    <style:style style:name="T190" style:family="text">
      <style:text-properties fo:font-style="normal" style:text-underline-style="none" fo:font-weight="normal" officeooo:rsid="01a83d0d" style:font-style-asian="normal" style:font-weight-asian="normal" style:font-style-complex="normal" style:font-weight-complex="normal"/>
    </style:style>
    <style:style style:name="T191" style:family="text">
      <style:text-properties fo:font-style="normal" style:text-underline-style="none" fo:font-weight="normal" officeooo:rsid="01a9c25f" style:font-style-asian="normal" style:font-weight-asian="normal" style:font-style-complex="normal" style:font-weight-complex="normal"/>
    </style:style>
    <style:style style:name="T192" style:family="text">
      <style:text-properties fo:font-style="normal" style:text-underline-style="none" officeooo:rsid="018914a7" style:font-style-asian="normal" style:font-style-complex="normal"/>
    </style:style>
    <style:style style:name="T193" style:family="text">
      <style:text-properties fo:font-style="normal" style:text-underline-style="none" officeooo:rsid="020950de" style:font-style-asian="normal" style:font-style-complex="normal"/>
    </style:style>
    <style:style style:name="T194" style:family="text">
      <style:text-properties fo:font-size="6pt" style:font-size-asian="6pt" style:font-size-complex="6pt"/>
    </style:style>
    <style:style style:name="T195" style:family="text">
      <style:text-properties fo:font-size="9pt" officeooo:rsid="0117e931" style:font-size-asian="9pt" style:font-size-complex="9pt"/>
    </style:style>
    <style:style style:name="T196" style:family="text">
      <style:text-properties fo:font-size="9pt" fo:font-weight="bold" style:font-size-asian="9pt" style:font-weight-asian="bold" style:font-size-complex="9pt" style:font-weight-complex="bold"/>
    </style:style>
    <style:style style:name="T197" style:family="text">
      <style:text-properties officeooo:rsid="0112f088"/>
    </style:style>
    <style:style style:name="T198" style:family="text">
      <style:text-properties officeooo:rsid="0114c2d4"/>
    </style:style>
    <style:style style:name="T199" style:family="text">
      <style:text-properties officeooo:rsid="0117e931"/>
    </style:style>
    <style:style style:name="T200" style:family="text">
      <style:text-properties officeooo:rsid="011bbf50"/>
    </style:style>
    <style:style style:name="T201" style:family="text">
      <style:text-properties officeooo:rsid="0125b5d6"/>
    </style:style>
    <style:style style:name="T202" style:family="text">
      <style:text-properties style:text-underline-style="none"/>
    </style:style>
    <style:style style:name="T203" style:family="text">
      <style:text-properties style:text-underline-style="none" fo:font-weight="normal" style:font-weight-asian="normal" style:font-weight-complex="normal"/>
    </style:style>
    <style:style style:name="T204" style:family="text">
      <style:text-properties style:text-underline-style="none" fo:font-weight="normal" officeooo:rsid="01382f6d" style:font-weight-asian="normal" style:font-weight-complex="normal"/>
    </style:style>
    <style:style style:name="T205" style:family="text">
      <style:text-properties style:text-underline-style="none" fo:font-weight="normal" officeooo:rsid="0139f934" style:font-weight-asian="normal" style:font-weight-complex="normal"/>
    </style:style>
    <style:style style:name="T206" style:family="text">
      <style:text-properties style:text-underline-style="none" fo:font-weight="normal" officeooo:rsid="013c79f1" style:font-weight-asian="normal" style:font-weight-complex="normal"/>
    </style:style>
    <style:style style:name="T207" style:family="text">
      <style:text-properties style:text-underline-style="none" fo:font-weight="normal" officeooo:rsid="013cebf3" style:font-weight-asian="normal" style:font-weight-complex="normal"/>
    </style:style>
    <style:style style:name="T208" style:family="text">
      <style:text-properties style:text-underline-style="none" fo:font-weight="normal" officeooo:rsid="014504c4" style:font-weight-asian="normal" style:font-weight-complex="normal"/>
    </style:style>
    <style:style style:name="T209" style:family="text">
      <style:text-properties style:text-underline-style="none" fo:font-weight="normal" officeooo:rsid="01492a80" style:font-weight-asian="normal" style:font-weight-complex="normal"/>
    </style:style>
    <style:style style:name="T210" style:family="text">
      <style:text-properties style:text-underline-style="none" fo:font-weight="normal" officeooo:rsid="014baff5" style:font-weight-asian="normal" style:font-weight-complex="normal"/>
    </style:style>
    <style:style style:name="T211" style:family="text">
      <style:text-properties style:text-underline-style="none" fo:font-weight="normal" officeooo:rsid="014d6449" style:font-weight-asian="normal" style:font-weight-complex="normal"/>
    </style:style>
    <style:style style:name="T212" style:family="text">
      <style:text-properties style:text-underline-style="none" fo:font-weight="normal" officeooo:rsid="01544cef" style:font-weight-asian="normal" style:font-weight-complex="normal"/>
    </style:style>
    <style:style style:name="T213" style:family="text">
      <style:text-properties style:text-underline-style="none" fo:font-weight="normal" officeooo:rsid="01560b70" style:font-weight-asian="normal" style:font-weight-complex="normal"/>
    </style:style>
    <style:style style:name="T214" style:family="text">
      <style:text-properties style:text-underline-style="none" fo:font-weight="normal" officeooo:rsid="015e14f6" style:font-weight-asian="normal" style:font-weight-complex="normal"/>
    </style:style>
    <style:style style:name="T215" style:family="text">
      <style:text-properties style:text-underline-style="none" fo:font-weight="normal" officeooo:rsid="015e7c45" style:font-weight-asian="normal" style:font-weight-complex="normal"/>
    </style:style>
    <style:style style:name="T216" style:family="text">
      <style:text-properties style:text-underline-style="none" fo:font-weight="normal" officeooo:rsid="015fb76e" style:font-weight-asian="normal" style:font-weight-complex="normal"/>
    </style:style>
    <style:style style:name="T217" style:family="text">
      <style:text-properties style:text-underline-style="none" fo:font-weight="normal" officeooo:rsid="015fe8fa" style:font-weight-asian="normal" style:font-weight-complex="normal"/>
    </style:style>
    <style:style style:name="T218" style:family="text">
      <style:text-properties style:text-underline-style="none" fo:font-weight="normal" officeooo:rsid="0169302d" style:font-weight-asian="normal" style:font-weight-complex="normal"/>
    </style:style>
    <style:style style:name="T219" style:family="text">
      <style:text-properties style:text-underline-style="none" fo:font-weight="normal" officeooo:rsid="0169b74a" style:font-weight-asian="normal" style:font-weight-complex="normal"/>
    </style:style>
    <style:style style:name="T220" style:family="text">
      <style:text-properties style:text-underline-style="none" fo:font-weight="normal" officeooo:rsid="016a781a" style:font-weight-asian="normal" style:font-weight-complex="normal"/>
    </style:style>
    <style:style style:name="T221" style:family="text">
      <style:text-properties style:text-underline-style="none" fo:font-weight="normal" officeooo:rsid="016c5937" style:font-weight-asian="normal" style:font-weight-complex="normal"/>
    </style:style>
    <style:style style:name="T222" style:family="text">
      <style:text-properties style:text-underline-style="none" fo:font-weight="normal" officeooo:rsid="016c9e8b" style:font-weight-asian="normal" style:font-weight-complex="normal"/>
    </style:style>
    <style:style style:name="T223" style:family="text">
      <style:text-properties style:text-underline-style="none" fo:font-weight="normal" officeooo:rsid="016d0211" style:font-weight-asian="normal" style:font-weight-complex="normal"/>
    </style:style>
    <style:style style:name="T224" style:family="text">
      <style:text-properties style:text-underline-style="none" fo:font-weight="normal" officeooo:rsid="016dbf9e" style:font-weight-asian="normal" style:font-weight-complex="normal"/>
    </style:style>
    <style:style style:name="T225" style:family="text">
      <style:text-properties style:text-underline-style="none" fo:font-weight="normal" officeooo:rsid="016e4210" style:font-weight-asian="normal" style:font-weight-complex="normal"/>
    </style:style>
    <style:style style:name="T226" style:family="text">
      <style:text-properties style:text-underline-style="none" fo:font-weight="normal" officeooo:rsid="016ffa1e" style:font-weight-asian="normal" style:font-weight-complex="normal"/>
    </style:style>
    <style:style style:name="T227" style:family="text">
      <style:text-properties style:text-underline-style="none" fo:font-weight="normal" officeooo:rsid="017afefb" style:font-weight-asian="normal" style:font-weight-complex="normal"/>
    </style:style>
    <style:style style:name="T228" style:family="text">
      <style:text-properties style:text-underline-style="none" fo:font-weight="normal" officeooo:rsid="017cd6d9" style:font-weight-asian="normal" style:font-weight-complex="normal"/>
    </style:style>
    <style:style style:name="T229" style:family="text">
      <style:text-properties style:text-underline-style="none" fo:font-weight="normal" officeooo:rsid="01839815" style:font-weight-asian="normal" style:font-weight-complex="normal"/>
    </style:style>
    <style:style style:name="T230" style:family="text">
      <style:text-properties style:text-underline-style="none" fo:font-weight="normal" officeooo:rsid="0185adfa" style:font-weight-asian="normal" style:font-weight-complex="normal"/>
    </style:style>
    <style:style style:name="T231" style:family="text">
      <style:text-properties style:text-underline-style="none" fo:font-weight="normal" officeooo:rsid="01874339" style:font-weight-asian="normal" style:font-weight-complex="normal"/>
    </style:style>
    <style:style style:name="T232" style:family="text">
      <style:text-properties style:text-underline-style="none" fo:font-weight="normal" officeooo:rsid="01a38ef1" style:font-weight-asian="normal" style:font-weight-complex="normal"/>
    </style:style>
    <style:style style:name="T233" style:family="text">
      <style:text-properties style:text-underline-style="none" fo:font-weight="normal" officeooo:rsid="01b12db7" style:font-weight-asian="normal" style:font-weight-complex="normal"/>
    </style:style>
    <style:style style:name="T234" style:family="text">
      <style:text-properties style:text-underline-style="none" fo:font-weight="normal" officeooo:rsid="01b2b6ec" style:font-weight-asian="normal" style:font-weight-complex="normal"/>
    </style:style>
    <style:style style:name="T235" style:family="text">
      <style:text-properties style:text-underline-style="none" fo:font-weight="normal" officeooo:rsid="01b3cb71" style:font-weight-asian="normal" style:font-weight-complex="normal"/>
    </style:style>
    <style:style style:name="T236" style:family="text">
      <style:text-properties style:text-underline-style="none" fo:font-weight="normal" officeooo:rsid="01e66f73" style:font-weight-asian="normal" style:font-weight-complex="normal"/>
    </style:style>
    <style:style style:name="T237" style:family="text">
      <style:text-properties style:text-underline-style="none" fo:font-weight="normal" officeooo:rsid="01e67c31" style:font-weight-asian="normal" style:font-weight-complex="normal"/>
    </style:style>
    <style:style style:name="T238" style:family="text">
      <style:text-properties style:text-underline-style="none" fo:font-weight="normal" officeooo:rsid="01e7daec" style:font-weight-asian="normal" style:font-weight-complex="normal"/>
    </style:style>
    <style:style style:name="T239" style:family="text">
      <style:text-properties style:text-underline-style="none" officeooo:rsid="013d5c0e"/>
    </style:style>
    <style:style style:name="T240" style:family="text">
      <style:text-properties style:text-underline-style="none" officeooo:rsid="013f75f7"/>
    </style:style>
    <style:style style:name="T241" style:family="text">
      <style:text-properties style:text-underline-style="none" officeooo:rsid="00bdc06b"/>
    </style:style>
    <style:style style:name="T242" style:family="text">
      <style:text-properties style:text-underline-style="none" officeooo:rsid="0185adfa"/>
    </style:style>
    <style:style style:name="T243" style:family="text">
      <style:text-properties style:text-underline-style="none" officeooo:rsid="01987cfd"/>
    </style:style>
    <style:style style:name="T244" style:family="text">
      <style:text-properties style:text-underline-style="none" officeooo:rsid="01e7daec"/>
    </style:style>
    <style:style style:name="T245" style:family="text">
      <style:text-properties style:text-underline-style="none" fo:font-weight="bold" style:font-weight-asian="bold" style:font-weight-complex="bold"/>
    </style:style>
    <style:style style:name="T246" style:family="text">
      <style:text-properties style:text-underline-style="none" fo:font-weight="bold" officeooo:rsid="01ed61fd" style:font-weight-asian="bold" style:font-weight-complex="bold"/>
    </style:style>
    <style:style style:name="T247" style:family="text">
      <style:text-properties officeooo:rsid="01322f40"/>
    </style:style>
    <style:style style:name="T248" style:family="text">
      <style:text-properties officeooo:rsid="0151d501"/>
    </style:style>
    <style:style style:name="T249" style:family="text">
      <style:text-properties officeooo:rsid="01563a72"/>
    </style:style>
    <style:style style:name="T250" style:family="text">
      <style:text-properties fo:font-size="11pt" fo:font-weight="normal" style:font-size-asian="11pt" style:font-weight-asian="normal" style:font-size-complex="11pt" style:font-weight-complex="normal"/>
    </style:style>
    <style:style style:name="T251" style:family="text">
      <style:text-properties fo:font-size="11pt" fo:font-weight="normal" officeooo:rsid="01a09d3b" style:font-size-asian="11pt" style:font-weight-asian="normal" style:font-size-complex="11pt" style:font-weight-complex="normal"/>
    </style:style>
    <style:style style:name="T252" style:family="text">
      <style:text-properties fo:font-size="11pt" style:text-underline-style="none" fo:font-weight="normal" officeooo:rsid="015a92d7" style:font-size-asian="11pt" style:font-weight-asian="normal" style:font-size-complex="11pt" style:font-weight-complex="normal"/>
    </style:style>
    <style:style style:name="T253" style:family="text">
      <style:text-properties fo:font-size="11pt" style:text-underline-style="none" fo:font-weight="normal" officeooo:rsid="015c4883" style:font-size-asian="11pt" style:font-weight-asian="normal" style:font-size-complex="11pt" style:font-weight-complex="normal"/>
    </style:style>
    <style:style style:name="T254" style:family="text">
      <style:text-properties fo:font-size="11pt" style:text-underline-style="none" fo:font-weight="normal" officeooo:rsid="01b3cb71" style:font-size-asian="9.60000038146973pt" style:font-weight-asian="normal" style:font-size-complex="11pt" style:font-weight-complex="normal"/>
    </style:style>
    <style:style style:name="T255" style:family="text">
      <style:text-properties fo:font-size="11pt" style:text-underline-style="none" style:font-size-asian="9.60000038146973pt" style:font-size-complex="11pt"/>
    </style:style>
    <style:style style:name="T256" style:family="text">
      <style:text-properties fo:font-size="11pt" fo:font-style="italic" style:text-underline-style="none" fo:font-weight="bold" officeooo:rsid="015c4883" style:font-size-asian="11pt" style:font-style-asian="italic" style:font-weight-asian="bold" style:font-size-complex="11pt" style:font-style-complex="italic" style:font-weight-complex="bold"/>
    </style:style>
    <style:style style:name="T257" style:family="text">
      <style:text-properties fo:font-size="11pt" fo:font-style="italic" style:text-underline-style="none" fo:font-weight="bold" style:font-size-asian="9.60000038146973pt" style:font-style-asian="italic" style:font-weight-asian="bold" style:font-size-complex="11pt" style:font-style-complex="italic" style:font-weight-complex="bold"/>
    </style:style>
    <style:style style:name="T258" style:family="text">
      <style:text-properties fo:font-size="11pt" fo:font-style="italic" style:text-underline-style="none" fo:font-weight="bold" officeooo:rsid="01b3cb71" style:font-size-asian="9.60000038146973pt" style:font-style-asian="italic" style:font-weight-asian="bold" style:font-size-complex="11pt" style:font-style-complex="italic" style:font-weight-complex="bold"/>
    </style:style>
    <style:style style:name="T259" style:family="text">
      <style:text-properties fo:font-size="11pt" fo:font-style="italic" style:text-underline-style="none" fo:font-weight="normal" officeooo:rsid="015a92d7" style:font-size-asian="11pt" style:font-style-asian="italic" style:font-weight-asian="normal" style:font-size-complex="11pt" style:font-style-complex="italic" style:font-weight-complex="normal"/>
    </style:style>
    <style:style style:name="T260" style:family="text">
      <style:text-properties fo:font-size="11pt" fo:font-style="italic" style:font-size-asian="11pt" style:font-style-asian="italic" style:font-size-complex="11pt" style:font-style-complex="italic"/>
    </style:style>
    <style:style style:name="T261" style:family="text">
      <style:text-properties fo:font-size="11pt" fo:font-style="italic" fo:font-weight="normal" style:font-size-asian="11pt" style:font-style-asian="italic" style:font-weight-asian="normal" style:font-size-complex="11pt" style:font-style-complex="italic" style:font-weight-complex="normal"/>
    </style:style>
    <style:style style:name="T262" style:family="text">
      <style:text-properties fo:font-size="11pt" fo:font-style="normal" style:text-underline-style="none" fo:font-weight="normal" officeooo:rsid="015c4883" style:font-size-asian="11pt" style:font-style-asian="normal" style:font-weight-asian="normal" style:font-size-complex="11pt" style:font-style-complex="normal" style:font-weight-complex="normal"/>
    </style:style>
    <style:style style:name="T263" style:family="text">
      <style:text-properties fo:font-size="11pt" fo:font-style="normal" style:text-underline-style="none" fo:font-weight="normal" officeooo:rsid="015e14f6" style:font-size-asian="11pt" style:font-style-asian="normal" style:font-weight-asian="normal" style:font-size-complex="11pt" style:font-style-complex="normal" style:font-weight-complex="normal"/>
    </style:style>
    <style:style style:name="T264" style:family="text">
      <style:text-properties fo:font-size="11pt" fo:font-style="normal" style:text-underline-style="none" fo:font-weight="normal" officeooo:rsid="015e7c45" style:font-size-asian="11pt" style:font-style-asian="normal" style:font-weight-asian="normal" style:font-size-complex="11pt" style:font-style-complex="normal" style:font-weight-complex="normal"/>
    </style:style>
    <style:style style:name="T265" style:family="text">
      <style:text-properties fo:font-size="11pt" fo:font-style="normal" style:text-underline-style="none" fo:font-weight="normal" officeooo:rsid="0166235b" style:font-size-asian="11pt" style:font-style-asian="normal" style:font-weight-asian="normal" style:font-size-complex="11pt" style:font-style-complex="normal" style:font-weight-complex="normal"/>
    </style:style>
    <style:style style:name="T266" style:family="text">
      <style:text-properties fo:font-size="11pt" style:font-size-asian="11pt" style:font-size-complex="11pt"/>
    </style:style>
    <style:style style:name="T267" style:family="text">
      <style:text-properties officeooo:rsid="018821dc"/>
    </style:style>
    <style:style style:name="T268" style:family="text">
      <style:text-properties officeooo:rsid="018914a7"/>
    </style:style>
    <style:style style:name="T269" style:family="text">
      <style:text-properties officeooo:rsid="018be9ba"/>
    </style:style>
    <style:style style:name="T270" style:family="text">
      <style:text-properties officeooo:rsid="018f356e"/>
    </style:style>
    <style:style style:name="T271" style:family="text">
      <style:text-properties officeooo:rsid="0191287a"/>
    </style:style>
    <style:style style:name="T272" style:family="text">
      <style:text-properties officeooo:rsid="019c4e31"/>
    </style:style>
    <style:style style:name="T273" style:family="text">
      <style:text-properties officeooo:rsid="01ad177e"/>
    </style:style>
    <style:style style:name="T274" style:family="text">
      <style:text-properties officeooo:rsid="01aefb54"/>
    </style:style>
    <style:style style:name="T275" style:family="text">
      <style:text-properties officeooo:rsid="01b9c25b"/>
    </style:style>
    <style:style style:name="T276" style:family="text">
      <style:text-properties officeooo:rsid="01bbb651"/>
    </style:style>
    <style:style style:name="T277" style:family="text">
      <style:text-properties officeooo:rsid="01bd38d9"/>
    </style:style>
    <style:style style:name="T278" style:family="text">
      <style:text-properties officeooo:rsid="01bef194"/>
    </style:style>
    <style:style style:name="T279" style:family="text">
      <style:text-properties officeooo:rsid="01c26132"/>
    </style:style>
    <style:style style:name="T280" style:family="text">
      <style:text-properties officeooo:rsid="01c6c951"/>
    </style:style>
    <style:style style:name="T281" style:family="text">
      <style:text-properties fo:font-size="12pt" fo:font-style="italic" fo:font-weight="normal" style:font-size-asian="12pt" style:font-style-asian="italic" style:font-weight-asian="normal" style:font-size-complex="12pt" style:font-style-complex="italic" style:font-weight-complex="normal"/>
    </style:style>
    <style:style style:name="T282" style:family="text">
      <style:text-properties fo:font-size="12pt" fo:font-style="italic" fo:font-weight="normal" officeooo:rsid="01c6c951" style:font-size-asian="12pt" style:font-style-asian="italic" style:font-weight-asian="normal" style:font-size-complex="12pt" style:font-style-complex="italic" style:font-weight-complex="normal"/>
    </style:style>
    <style:style style:name="T283" style:family="text">
      <style:text-properties fo:font-size="12pt" fo:font-style="italic" fo:font-weight="normal" officeooo:rsid="01c813d2" style:font-size-asian="12pt" style:font-style-asian="italic" style:font-weight-asian="normal" style:font-size-complex="12pt" style:font-style-complex="italic" style:font-weight-complex="normal"/>
    </style:style>
    <style:style style:name="T284" style:family="text">
      <style:text-properties fo:font-size="12pt" fo:font-style="italic" fo:font-weight="normal" officeooo:rsid="01c8a78f" style:font-size-asian="12pt" style:font-style-asian="italic" style:font-weight-asian="normal" style:font-size-complex="12pt" style:font-style-complex="italic" style:font-weight-complex="normal"/>
    </style:style>
    <style:style style:name="T285" style:family="text">
      <style:text-properties fo:font-size="12pt" fo:font-style="italic" fo:font-weight="normal" officeooo:rsid="01c95dd4" style:font-size-asian="12pt" style:font-style-asian="italic" style:font-weight-asian="normal" style:font-size-complex="12pt" style:font-style-complex="italic" style:font-weight-complex="normal"/>
    </style:style>
    <style:style style:name="T286" style:family="text">
      <style:text-properties fo:font-size="12pt" fo:font-style="italic" fo:font-weight="normal" officeooo:rsid="01cc2c34" style:font-size-asian="12pt" style:font-style-asian="italic" style:font-weight-asian="normal" style:font-size-complex="12pt" style:font-style-complex="italic" style:font-weight-complex="normal"/>
    </style:style>
    <style:style style:name="T287" style:family="text">
      <style:text-properties fo:font-size="12pt" fo:font-style="italic" fo:font-weight="normal" officeooo:rsid="01cc680c" style:font-size-asian="12pt" style:font-style-asian="italic" style:font-weight-asian="normal" style:font-size-complex="12pt" style:font-style-complex="italic" style:font-weight-complex="normal"/>
    </style:style>
    <style:style style:name="T288" style:family="text">
      <style:text-properties fo:font-size="12pt" fo:font-style="italic" fo:font-weight="normal" officeooo:rsid="01cd92bc" style:font-size-asian="12pt" style:font-style-asian="italic" style:font-weight-asian="normal" style:font-size-complex="12pt" style:font-style-complex="italic" style:font-weight-complex="normal"/>
    </style:style>
    <style:style style:name="T289" style:family="text">
      <style:text-properties fo:font-size="12pt" style:font-size-asian="12pt" style:font-size-complex="12pt"/>
    </style:style>
    <style:style style:name="T290" style:family="text">
      <style:text-properties officeooo:rsid="01c813d2"/>
    </style:style>
    <style:style style:name="T291" style:family="text">
      <style:text-properties officeooo:rsid="01d0293a"/>
    </style:style>
    <style:style style:name="T292" style:family="text">
      <style:text-properties officeooo:rsid="01d2faff"/>
    </style:style>
    <style:style style:name="T293" style:family="text">
      <style:text-properties officeooo:rsid="01d4882b"/>
    </style:style>
    <style:style style:name="T294" style:family="text">
      <style:text-properties officeooo:rsid="01d6bbd2"/>
    </style:style>
    <style:style style:name="T295" style:family="text">
      <style:text-properties officeooo:rsid="01d8c847"/>
    </style:style>
    <style:style style:name="T296" style:family="text">
      <style:text-properties officeooo:rsid="01d93ba9"/>
    </style:style>
    <style:style style:name="T297" style:family="text">
      <style:text-properties officeooo:rsid="01dcb982"/>
    </style:style>
    <style:style style:name="T298" style:family="text">
      <style:text-properties officeooo:rsid="01dd6389"/>
    </style:style>
    <style:style style:name="T299" style:family="text">
      <style:text-properties officeooo:rsid="01de2af3"/>
    </style:style>
    <style:style style:name="T300" style:family="text">
      <style:text-properties officeooo:rsid="01df53ee"/>
    </style:style>
    <style:style style:name="T301" style:family="text">
      <style:text-properties officeooo:rsid="01e0c2e1"/>
    </style:style>
    <style:style style:name="T302" style:family="text">
      <style:text-properties officeooo:rsid="01e11bd0"/>
    </style:style>
    <style:style style:name="T303" style:family="text">
      <style:text-properties officeooo:rsid="010a474c"/>
    </style:style>
    <style:style style:name="T304" style:family="text">
      <style:text-properties officeooo:rsid="01e66f73"/>
    </style:style>
    <style:style style:name="T305" style:family="text">
      <style:text-properties officeooo:rsid="01e9739a"/>
    </style:style>
    <style:style style:name="T306" style:family="text">
      <style:text-properties officeooo:rsid="01f1a95f"/>
    </style:style>
    <style:style style:name="T307" style:family="text">
      <style:text-properties officeooo:rsid="01f5d293"/>
    </style:style>
    <style:style style:name="T308" style:family="text">
      <style:text-properties officeooo:rsid="01f9fd0f"/>
    </style:style>
    <style:style style:name="T309" style:family="text">
      <style:text-properties officeooo:rsid="01fc4b06"/>
    </style:style>
    <style:style style:name="T310" style:family="text">
      <style:text-properties officeooo:rsid="0201e871"/>
    </style:style>
    <style:style style:name="T311" style:family="text">
      <style:text-properties officeooo:rsid="020654e9"/>
    </style:style>
    <style:style style:name="T312" style:family="text">
      <style:text-properties officeooo:rsid="0206a442"/>
    </style:style>
    <style:style style:name="T313" style:family="text">
      <style:text-properties officeooo:rsid="02073127"/>
    </style:style>
    <style:style style:name="T314" style:family="text">
      <style:text-properties officeooo:rsid="020950de"/>
    </style:style>
    <style:style style:name="T315" style:family="text">
      <style:text-properties officeooo:rsid="020d95f5"/>
    </style:style>
    <style:style style:name="T316" style:family="text">
      <style:text-properties officeooo:rsid="020f32ea"/>
    </style:style>
    <style:style style:name="T317" style:family="text">
      <style:text-properties officeooo:rsid="0210f58b"/>
    </style:style>
    <style:style style:name="T318" style:family="text">
      <style:text-properties officeooo:rsid="02124036"/>
    </style:style>
    <style:style style:name="T319" style:family="text">
      <style:text-properties officeooo:rsid="0214ce74"/>
    </style:style>
    <style:style style:name="T320" style:family="text">
      <style:text-properties officeooo:rsid="0216b670"/>
    </style:style>
    <style:style style:name="T321" style:family="text">
      <style:text-properties officeooo:rsid="02178737"/>
    </style:style>
    <style:style style:name="T322" style:family="text">
      <style:text-properties officeooo:rsid="0218a7a0"/>
    </style:style>
    <style:style style:name="T323" style:family="text">
      <style:text-properties officeooo:rsid="021a21c0"/>
    </style:style>
    <style:style style:name="T324" style:family="text">
      <style:text-properties officeooo:rsid="021acb17"/>
    </style:style>
    <style:style style:name="T325" style:family="text">
      <style:text-properties officeooo:rsid="021c7594"/>
    </style:style>
    <style:style style:name="T326" style:family="text">
      <style:text-properties officeooo:rsid="021d1c5a"/>
    </style:style>
    <style:style style:name="T327" style:family="text">
      <style:text-properties officeooo:rsid="021e4a7c"/>
    </style:style>
    <style:style style:name="T328" style:family="text">
      <style:text-properties officeooo:rsid="02237221"/>
    </style:style>
    <style:style style:name="T329" style:family="text">
      <style:text-properties officeooo:rsid="0224eac6"/>
    </style:style>
    <style:style style:name="T330" style:family="text">
      <style:text-properties officeooo:rsid="02280afa"/>
    </style:style>
    <style:style style:name="T331" style:family="text">
      <style:text-properties officeooo:rsid="0229087b"/>
    </style:style>
    <style:style style:name="T332" style:family="text">
      <style:text-properties officeooo:rsid="022a3bbe"/>
    </style:style>
    <style:style style:name="T333" style:family="text">
      <style:text-properties officeooo:rsid="022c6689"/>
    </style:style>
    <style:style style:name="T334" style:family="text">
      <style:text-properties officeooo:rsid="022de017"/>
    </style:style>
    <style:style style:name="T335" style:family="text">
      <style:text-properties officeooo:rsid="022f8bbf"/>
    </style:style>
    <text:list-style style:name="L1">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035cm" fo:text-indent="-0.635cm" fo:margin-left="1.0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67cm" fo:text-indent="-0.635cm" fo:margin-left="1.6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305cm" fo:text-indent="-0.635cm" fo:margin-left="2.3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94cm" fo:text-indent="-0.635cm" fo:margin-left="2.9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575cm" fo:text-indent="-0.635cm" fo:margin-left="3.5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21cm" fo:text-indent="-0.635cm" fo:margin-left="4.2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845cm" fo:text-indent="-0.635cm" fo:margin-left="4.8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48cm" fo:text-indent="-0.635cm" fo:margin-left="5.4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115cm" fo:text-indent="-0.635cm" fo:margin-left="6.1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75cm" fo:text-indent="-0.635cm" fo:margin-left="6.7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035cm" fo:text-indent="-0.635cm" fo:margin-left="1.0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67cm" fo:text-indent="-0.635cm" fo:margin-left="1.6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305cm" fo:text-indent="-0.635cm" fo:margin-left="2.3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94cm" fo:text-indent="-0.635cm" fo:margin-left="2.9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575cm" fo:text-indent="-0.635cm" fo:margin-left="3.5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21cm" fo:text-indent="-0.635cm" fo:margin-left="4.2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845cm" fo:text-indent="-0.635cm" fo:margin-left="4.8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48cm" fo:text-indent="-0.635cm" fo:margin-left="5.4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115cm" fo:text-indent="-0.635cm" fo:margin-left="6.1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75cm" fo:text-indent="-0.635cm" fo:margin-left="6.7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035cm" fo:text-indent="-0.635cm" fo:margin-left="1.0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67cm" fo:text-indent="-0.635cm" fo:margin-left="1.6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305cm" fo:text-indent="-0.635cm" fo:margin-left="2.3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94cm" fo:text-indent="-0.635cm" fo:margin-left="2.9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575cm" fo:text-indent="-0.635cm" fo:margin-left="3.5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21cm" fo:text-indent="-0.635cm" fo:margin-left="4.2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845cm" fo:text-indent="-0.635cm" fo:margin-left="4.8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48cm" fo:text-indent="-0.635cm" fo:margin-left="5.4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115cm" fo:text-indent="-0.635cm" fo:margin-left="6.1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75cm" fo:text-indent="-0.635cm" fo:margin-left="6.7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035cm" fo:text-indent="-0.635cm" fo:margin-left="1.0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67cm" fo:text-indent="-0.635cm" fo:margin-left="1.6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305cm" fo:text-indent="-0.635cm" fo:margin-left="2.3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94cm" fo:text-indent="-0.635cm" fo:margin-left="2.9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575cm" fo:text-indent="-0.635cm" fo:margin-left="3.5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21cm" fo:text-indent="-0.635cm" fo:margin-left="4.2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845cm" fo:text-indent="-0.635cm" fo:margin-left="4.8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48cm" fo:text-indent="-0.635cm" fo:margin-left="5.4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115cm" fo:text-indent="-0.635cm" fo:margin-left="6.1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75cm" fo:text-indent="-0.635cm" fo:margin-left="6.7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035cm" fo:text-indent="-0.635cm" fo:margin-left="1.0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67cm" fo:text-indent="-0.635cm" fo:margin-left="1.6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305cm" fo:text-indent="-0.635cm" fo:margin-left="2.3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94cm" fo:text-indent="-0.635cm" fo:margin-left="2.9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575cm" fo:text-indent="-0.635cm" fo:margin-left="3.5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21cm" fo:text-indent="-0.635cm" fo:margin-left="4.2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845cm" fo:text-indent="-0.635cm" fo:margin-left="4.8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48cm" fo:text-indent="-0.635cm" fo:margin-left="5.4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115cm" fo:text-indent="-0.635cm" fo:margin-left="6.1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75cm" fo:text-indent="-0.635cm" fo:margin-left="6.7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71cm" fo:text-indent="-0.635cm" fo:margin-left="8.87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506cm" fo:text-indent="-0.635cm" fo:margin-left="9.506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71cm" fo:text-indent="-0.635cm" fo:margin-left="8.871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92cm" fo:text-indent="-0.635cm" fo:margin-left="7.9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555cm" fo:text-indent="-0.635cm" fo:margin-left="8.55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3">Seneca</text:p>
      <text:h text:style-name="P259" text:outline-level="1">Definitions</text:h>
      <text:p text:style-name="P57"><text:span text:style-name="T11">Action (in Seneca)</text:span>:<text:span text:style-name="T96"> function identified – and run - by a JSON object. </text:span></text:p>
      <text:p text:style-name="P42"><text:span text:style-name="T11">Action pattern</text:span>:<text:span text:style-name="T96"> </text:span><text:span text:style-name="T104">(see patterns). <text:s/></text:span><text:span text:style-name="T96">examples: </text:span><text:span text:style-name="T54">'role:math,cmd:sum'</text:span><text:span text:style-name="T158"><text:tab/></text:span><text:span text:style-name="T54">{ role:'math', cmd:'sum'}</text:span></text:p>
      <text:p text:style-name="P45">Errors (in Seneca)<text:span text:style-name="T203">: what qualifies as an error: </text:span><text:span text:style-name="T93">only</text:span><text:span text:style-name="T175"> invalid input or internal failures. E.g. if a database connection fails, that's a Seneca error. However, if, say, a Redis database is queried and returns no data (on account of the key not existing), that is </text:span><text:span text:style-name="T93">not</text:span><text:span text:style-name="T175"> an error – merely a fact about the database – which thus should not throw or pass an error.</text:span></text:p>
      <text:p text:style-name="P44">Extending patterns<text:span text:style-name="T203">: (see patterns). </text:span><text:span text:style-name="T204">Defining </text:span><text:span text:style-name="T86">seneca.add </text:span><text:span text:style-name="T176">instances that match on more specific patterns than those already defined. E.g. </text:span><text:span text:style-name="T87"><text:s text:c="2"/>{ role: </text:span><text:span text:style-name="T88">'</text:span><text:span text:style-name="T87">math</text:span><text:span text:style-name="T88">'</text:span><text:span text:style-name="T87">, cmd: </text:span><text:span text:style-name="T88">'</text:span><text:span text:style-name="T87">sum</text:span><text:span text:style-name="T88">'</text:span><text:span text:style-name="T87">, integer:true }</text:span><text:span text:style-name="T177"> </text:span><text:span text:style-name="T176">when </text:span><text:span text:style-name="T86">{</text:span><text:span text:style-name="T87"> role: </text:span><text:span text:style-name="T88">'</text:span><text:span text:style-name="T87">math</text:span><text:span text:style-name="T88">'</text:span><text:span text:style-name="T87">, cmd: </text:span><text:span text:style-name="T88">'</text:span><text:span text:style-name="T87">sum</text:span><text:span text:style-name="T88">'</text:span><text:span text:style-name="T87"> </text:span><text:span text:style-name="T86">} </text:span><text:span text:style-name="T176">already exists. </text:span></text:p>
      <text:p text:style-name="P44"><text:span text:style-name="T176"><text:s text:c="7"/>Advantage: no need to modify / break existing code. </text:span><text:span text:style-name="T178">A seneca.act instance calling '</text:span><text:span text:style-name="T87">role:math,cmd:sum</text:span><text:span text:style-name="T88">'</text:span><text:span text:style-name="T179"> </text:span><text:span text:style-name="T178">will still trigger the seneca.add instance attached to that same action pattern. However, a seneca.act instance calling </text:span><text:span text:style-name="T89">'role:math,cmd:sum,integer:true'</text:span><text:span text:style-name="T178"> will always run the seneca.add instance attached to that action pattern (never the '</text:span><text:span text:style-name="T87">role:math,cmd:sum</text:span><text:span text:style-name="T88">'</text:span><text:span text:style-name="T179">, </text:span><text:span text:style-name="T178">since it has fewer matching params).</text:span></text:p>
      <text:p text:style-name="P43">initialize plugin function: init:&lt;moduleName&gt;<text:span text:style-name="T203">:</text:span><text:span text:style-name="T202"> </text:span><text:span text:style-name="T232">function with a special action pattern defined for a plugin, which automatically runs when the plugin is loaded, before any other action functions, and without being explicitly messaged. The action pattern takes the form </text:span><text:span text:style-name="T92">init:moduleNam</text:span><text:span text:style-name="T187">. E.g.</text:span></text:p>
      <text:p text:style-name="P58"><text:s text:c="4"/>this.add('init:math', init); </text:p>
      <text:p text:style-name="P62"/>
      <text:p text:style-name="P58"><text:s text:c="4"/>function init(msg, respond){ </text:p>
      <text:p text:style-name="P58"><text:s text:c="8"/>// ** Do initialization things here ** //</text:p>
      <text:p text:style-name="P58"><text:s text:c="8"/>respond(); </text:p>
      <text:p text:style-name="P58"><text:s text:c="4"/>} </text:p>
      <text:p text:style-name="P65"><text:span text:style-name="T175">-- </text:span><text:span text:style-name="T188">Note that if the </text:span><text:span text:style-name="T189">init</text:span><text:span text:style-name="T188"> </text:span><text:span text:style-name="T189">fn </text:span><text:span text:style-name="T188">fails, the entire plugin will fail to load. </text:span><text:span text:style-name="T189">Also, the init fn must complete before anything else </text:span><text:span text:style-name="T190">in the plugin </text:span><text:span text:style-name="T189">can run. </text:span><text:span text:style-name="T191">Even asynchronous operations run from the init fn must finish before the plugin becomes accessible.</text:span></text:p>
      <text:p text:style-name="P10"><text:span text:style-name="T16">jsonic</text:span><text:span text:style-name="T208">: abbreviated form of JSON that allows strings to be treated as JSON objects. E.g.</text:span></text:p>
      <text:p text:style-name="P53"><text:span text:style-name="T208"><text:tab/></text:span><text:span text:style-name="T84">{ role: 'math', cmd: 'sum }</text:span><text:span text:style-name="T94"><text:tab/>- </text:span><text:span text:style-name="T183">in JSON is equivalent to </text:span><text:span text:style-name="T184">- </text:span><text:span text:style-name="T183"><text:tab/> <text:s text:c="3"/></text:span><text:span text:style-name="T84">'role:math,cmd:sum'</text:span><text:span text:style-name="T183"><text:tab/> <text:s text:c="7"/>- in jsonic</text:span></text:p>
      <text:p text:style-name="P11">Map (in Seneca):<text:span text:style-name="T203"> list of pin wildcard property values to use as URL endpoints. Used almost solely for </text:span><text:span text:style-name="T236">REST API purposes – i.e. for routing. </text:span><text:span text:style-name="T237">Used extensively by the seneca-web plugin. Seen in this kind of context:</text:span></text:p>
      <text:p text:style-name="P107">seneca.add( {role:plugin, end:'offer'}, end_offer)</text:p>
      <text:p text:style-name="P107"><text:s text:c="2"/></text:p>
      <text:p text:style-name="P107">function end_offer( args, done ) {</text:p>
      <text:p text:style-name="P107"><text:tab/>var user = args.req$.seneca.user || {}</text:p>
      <text:p text:style-name="P107"><text:tab/>this.act('role:offer,cmd:provide',{nick:user.nick},done)</text:p>
      <text:p text:style-name="P107">}</text:p>
      <text:p text:style-name="P107"/>
      <text:p text:style-name="P106">seneca.act({role:'web', use:{</text:p>
      <text:p text:style-name="P106"><text:tab/>prefix:'/api/',</text:p>
      <text:p text:style-name="P106"><text:tab/>pin:{role:plugin,end:'*'},</text:p>
      <text:p text:style-name="P106"><text:tab/>map:{</text:p>
      <text:p text:style-name="P106"><text:tab/><text:tab/>'offer': { GET:true },</text:p>
      <text:p text:style-name="P108"><text:tab/>}</text:p>
      <text:p text:style-name="P108">}})</text:p>
      <text:list xml:id="list8460557103722124579" text:style-name="L1">
        <text:list-item>
          <text:p text:style-name="P124"><text:span text:style-name="T244">bottom section </text:span><text:span text:style-name="T202">triggered by calls to action: {role:'plugin',end:'[anycmd]'}. </text:span></text:p>
          <text:list>
            <text:list-item>
              <text:p text:style-name="P125">When [web_origin]/api/offer is accessed via GET request, function end_offer gets triggered, </text:p>
            </text:list-item>
          </text:list>
        </text:list-item>
      </text:list>
      <text:list xml:id="list8906348383096429742" text:style-name="L2">
        <text:list-item>
          <text:list>
            <text:list-item>
              <text:list>
                <text:list-item>
                  <text:list>
                    <text:list-item>
                      <text:list>
                        <text:list-item>
                          <text:list>
                            <text:list-item>
                              <text:list>
                                <text:list-item>
                                  <text:list>
                                    <text:list-header>
                                      <text:p text:style-name="P229"><text:s text:c="19"/>[[[ RETURN TO THIS LATER ]]]</text:p>
                                    </text:list-header>
                                  </text:list>
                                </text:list-item>
                              </text:list>
                            </text:list-item>
                          </text:list>
                        </text:list-item>
                      </text:list>
                    </text:list-item>
                  </text:list>
                </text:list-item>
              </text:list>
            </text:list-item>
          </text:list>
        </text:list-item>
      </text:list>
      <text:p text:style-name="P55"><text:span text:style-name="T23">Messages (in Seneca)</text:span><text:span text:style-name="T303">: just JSON cdocuments, with any internal structure you like. Contains both the action pattern </text:span><text:soft-page-break/><text:span text:style-name="T303">to determine what “seneca.add” definition handles the message, and any parameters sent to the handler. e.g.</text:span></text:p>
      <text:p text:style-name="P46"><text:tab/> <text:s text:c="4"/>{ role: <text:span text:style-name="T247">'</text:span>math<text:span text:style-name="T247">'</text:span>, cmd: <text:span text:style-name="T247">'</text:span>sum<text:span text:style-name="T247">'</text:span>, left:1.5, right:2.5, integer:true }</text:p>
      <text:p text:style-name="P64"><text:span text:style-name="T158"><text:s text:c="6"/>-- note that </text:span><text:span text:style-name="T96">all</text:span><text:span text:style-name="T158"> key-value pairs are attached to seneca.add's msg parameter (as properties of the msg object). All are also used for pattern matching, but extras beyond the match can be used as the parameters on which the seneca.add-linked function (seneca.add's</text:span> action <text:span text:style-name="T158">parameter) can act.</text:span></text:p>
      <text:p text:style-name="P50"><text:span text:style-name="T12">Microservice </text:span><text:span text:style-name="T14">architecture</text:span>: <text:span text:style-name="T127">a particular way of designing software applications as suites of independently deployable services</text:span></text:p>
      <text:p text:style-name="P52"><text:span text:style-name="T12">msrv</text:span>:<text:tab/>microservice</text:p>
      <text:p text:style-name="P49"><text:span text:style-name="T12">Pattern</text:span><text:span text:style-name="T13">s</text:span><text:span text:style-name="T1">: </text:span><text:span text:style-name="T98">used to identify what kinds of messages a microservice emits; as well as what kinds of messages something is interested in receiving from Seneca. When you specify property patterns that you care about, Seneca (with a little config help) ensures that you get any messages matching those patterns, sent by other services. </text:span><text:span text:style-name="T99">Patterns are lists of key-value pairs that must be matched by the top-level properties of the JSON message document. <text:s text:c="3"/></text:span></text:p>
      <text:p text:style-name="P49"><text:span text:style-name="T99"><text:s text:c="11"/></text:span><text:span text:style-name="T61">Examples:</text:span><text:span text:style-name="T100"> <text:s text:c="3"/>1) <text:s/></text:span><text:span text:style-name="T72">{role: 'math', cmd: 'add'}</text:span><text:span text:style-name="T100"> <text:tab/> <text:s text:c="4"/>2) </text:span><text:span text:style-name="T72">'role:math,cmd:add'</text:span><text:span text:style-name="T100"> <text:s/></text:span><text:span text:style-name="T101">[[[in </text:span><text:span text:style-name="T102">jsonic</text:span><text:span text:style-name="T101">]]]</text:span></text:p>
      <text:p text:style-name="P67"><text:span text:style-name="T101">N</text:span><text:span text:style-name="T96">ote that they are extendable – </text:span><text:span text:style-name="T105">you can add similar patterns with addition (or reduced) functionality. E.g.</text:span></text:p>
      <text:p text:style-name="P66"><text:span text:style-name="T105"><text:tab/></text:span><text:span text:style-name="T72">'role:math,cmd:add,</text:span><text:span text:style-name="T73">integer:true</text:span><text:span text:style-name="T72">'</text:span><text:span text:style-name="T100"> </text:span></text:p>
      <text:p text:style-name="P71"><text:span text:style-name="T162"><text:tab/>-- </text:span><text:span text:style-name="T169">1</text:span><text:span text:style-name="T37">st</text:span><text:span text:style-name="T169"> matching rule: t</text:span><text:span text:style-name="T165">he pattern </text:span><text:span text:style-name="T166">w/</text:span><text:span text:style-name="T165"> the most matching params always wins. </text:span><text:span text:style-name="T169">Thus, the above</text:span><text:span text:style-name="T163"> take</text:span><text:span text:style-name="T164">s</text:span><text:span text:style-name="T163"> precedence over </text:span><text:span text:style-name="T74">'role:math,cmd:add</text:span><text:span text:style-name="T163">' – </text:span><text:span text:style-name="T167">i.e. this pattern is the one that runs, </text:span><text:span text:style-name="T168">and</text:span><text:span text:style-name="T167"> </text:span><text:span text:style-name="T74">'role:math,cmd:add</text:span><text:span text:style-name="T163">' </text:span><text:span text:style-name="T167">does not.</text:span></text:p>
      <text:p text:style-name="P68"><text:span text:style-name="T167"><text:tab/>-- </text:span><text:span text:style-name="T169">2</text:span><text:span text:style-name="T37">nd</text:span><text:span text:style-name="T169"> matching rule: if 2 patterns have the same # of properties, they are matched in alphabetical order. </text:span><text:span text:style-name="T170">Thus, e.g. </text:span><text:span text:style-name="T75">'</text:span><text:span text:style-name="T138">a:1,b:2</text:span><text:span text:style-name="T139">'</text:span><text:span text:style-name="T134"> <text:s text:c="2"/>wins over <text:s text:c="3"/></text:span><text:span text:style-name="T139">'a:1,c:3'</text:span><text:span text:style-name="T134"> <text:s text:c="3"/></text:span><text:span text:style-name="T135">since </text:span><text:span text:style-name="T134">b comes before c. </text:span><text:span text:style-name="T135">Uses </text:span><text:a xlink:type="simple" xlink:href="https://www.npmjs.com/package/patrun">patrun</text:a><text:span text:style-name="T135"> module</text:span></text:p>
      <text:p text:style-name="P68"><text:span text:style-name="T135"><text:tab/>-- </text:span><text:span text:style-name="T137">3</text:span><text:span text:style-name="T142">rd</text:span><text:span text:style-name="T137"> matching rule: if 2 seneca.add instances match the same pattern, whichever is most recently defined in the control flow wins. </text:span><text:span text:style-name="T141">However</text:span><text:span text:style-name="T137">, this.prior can be used to access the instance defined in the control flow directly before the “primary” matching seneca.add instance.</text:span></text:p>
      <text:p text:style-name="P69"><text:span text:style-name="T135"><text:tab/>-- </text:span><text:span text:style-name="T136">Note: </text:span><text:span text:style-name="T140">all </text:span><text:span text:style-name="T136">action pattern params must be matched by a msg for the seneca.act -triggered fn linked to the action pattern to run; but not all params emitted by the msg must have a match</text:span></text:p>
      <text:p text:style-name="P56"><text:span text:style-name="T12">pin (in Seneca)</text:span>: a pattern-matching pattern – <text:span text:style-name="T300">i.e. a pattern that matches other patterns (“pins” them). </text:span>E.g. the pin 'role:math' will match the patterns <text:span text:style-name="T54">'role:math,cmd:sum'</text:span> and <text:span text:style-name="T60">'role:math,cmd:product'</text:span> (if these patterns are registered with Seneca).</text:p>
      <text:p text:style-name="P54"><text:span text:style-name="T22">Plugin</text:span><text:span text:style-name="T18">s (in Seneca)</text:span><text:span text:style-name="T241">: </text:span><text:span text:style-name="T242">(also see seneca.use) </text:span><text:span text:style-name="T218">minimalist notion of a 'plugin', </text:span><text:span text:style-name="T221">intended</text:span><text:span text:style-name="T218"> to help </text:span><text:span text:style-name="T230">w/</text:span><text:span text:style-name="T218"> logging </text:span><text:span text:style-name="T219">&amp; </text:span><text:span text:style-name="T218">debugging. </text:span><text:span text:style-name="T221">A </text:span><text:span text:style-name="T219">plugin is </text:span><text:span text:style-name="T221">essentially </text:span><text:span text:style-name="T219">just a </text:span><text:span text:style-name="T221">collected</text:span><text:span text:style-name="T219"> set of action patterns which can be given a name </text:span><text:span text:style-name="T220">to annotate logs</text:span><text:span text:style-name="T219">. </text:span><text:span text:style-name="T222">Plugins also take in an 'options' </text:span><text:span text:style-name="T230">param</text:span><text:span text:style-name="T222"> used to </text:span><text:span text:style-name="T230">'</text:span><text:span text:style-name="T222">instantiate</text:span><text:span text:style-name="T230">'</text:span><text:span text:style-name="T222"> the plugin. </text:span><text:span text:style-name="T85">seneca.use</text:span><text:span text:style-name="T225"> is used </text:span><text:span text:style-name="T226">for plugin instantiation: the plugin name/path is passed in as the first </text:span><text:span text:style-name="T230">param; </text:span><text:span text:style-name="T226">the options object as the </text:span><text:span text:style-name="T230">2</text:span><text:span text:style-name="T40">nd</text:span><text:span text:style-name="T226">.</text:span></text:p>
      <text:p text:style-name="P51"><text:span text:style-name="T226"><text:tab/> <text:s text:c="7"/></text:span><text:span text:style-name="T203">They also </text:span><text:span text:style-name="T226">provide a mechanism for executing </text:span><text:span text:style-name="T229">init</text:span><text:span text:style-name="T226"> </text:span><text:span text:style-name="T203">fns</text:span><text:span text:style-name="T226"> in the correct order – </text:span><text:span text:style-name="T203">e.g. if you want the db to connect before trying to get data from it, you can order these without depending on separate microservices being called in the correct order outside the module. </text:span><text:span text:style-name="T231">Basic example:</text:span></text:p>
      <text:p text:style-name="P60"><text:span text:style-name="T202"><text:s text:c="9"/>function </text:span><text:span text:style-name="T192">basic</text:span><text:span text:style-name="T202">_plugin( options ) { </text:span></text:p>
      <text:p text:style-name="P61"><text:tab/><text:tab/> <text:s text:c="8"/>console.log(options) </text:p>
      <text:p text:style-name="P61"><text:s text:c="9"/>}</text:p>
      <text:p text:style-name="P63"><text:span text:style-name="T202">...then to 'include' it later </text:span><text:span text:style-name="T243">(outside the module!)</text:span></text:p>
      <text:p text:style-name="P59"><text:span text:style-name="T268"><text:s text:c="9"/>require('seneca')</text:span>.use( <text:span text:style-name="T268">basic</text:span>_plugin, {foo:'bar'} ); <text:s text:c="5"/>//--<text:span text:style-name="T267">&gt; </text:span><text:span text:style-name="T107">instantiation fn emits </text:span><text:span text:style-name="T267">{foo: 'bar'}</text:span><text:span text:style-name="T107"> </text:span><text:span text:style-name="T108">if run </text:span><text:span text:style-name="T109">(from console)</text:span></text:p>
      <text:p text:style-name="P75"><text:span text:style-name="T110">Note that you should not call seneca.act at all in the plugin definition, just seneca.add. Module files are meant to </text:span><text:span text:style-name="T62">defin</text:span><text:span text:style-name="T63">e </text:span><text:span text:style-name="T111">plugins</text:span><text:span text:style-name="T110">, not </text:span><text:span text:style-name="T62">use</text:span><text:span text:style-name="T110"> </text:span><text:span text:style-name="T111">plugins</text:span><text:span text:style-name="T110">.</text:span></text:p>
      <text:p text:style-name="P74"><text:span text:style-name="T250">An </text:span><text:span text:style-name="T251">init</text:span><text:span text:style-name="T250"> action </text:span><text:span text:style-name="T251">fn </text:span><text:span text:style-name="T250">can be used to </text:span><text:span text:style-name="T251">init</text:span><text:span text:style-name="T250"> a plugin, in the form </text:span><text:span text:style-name="T260">init:&lt;plugin-name&gt;</text:span><text:span text:style-name="T261">. </text:span><text:span text:style-name="T251">It must call its respond() fn.</text:span><text:span text:style-name="T250"> e.g.</text:span><text:span text:style-name="T96"> </text:span></text:p>
      <text:p text:style-name="P74"><text:span text:style-name="T96"><text:tab/></text:span>this.add( 'init:math', init );</text:p>
      <text:p text:style-name="P8"/>
      <text:p text:style-name="P72"><text:s text:c="2"/><text:tab/>function init( msg, respond ) {</text:p>
      <text:p text:style-name="P72"><text:s text:c="2"/><text:tab/><text:tab/>fs.open( options.logfile, 'a', function( err, fd ) { <text:s text:c="7"/>// log to a custom file</text:p>
      <text:p text:style-name="P73"><text:s text:c="6"/><text:tab/><text:tab/>if( err ) return respond( err )<text:tab/><text:tab/> <text:s text:c="9"/>// <text:span text:style-name="T272">can't </text:span>open for writing, so fail. This <text:span text:style-name="T272">err</text:span> is fatal to Seneca</text:p>
      <text:p text:style-name="P72"><text:s text:c="6"/><text:tab/><text:tab/>log = make_log(fd)</text:p>
      <text:p text:style-name="P72"><text:s text:c="6"/><text:tab/><text:tab/>respond()</text:p>
      <text:p text:style-name="P72"><text:s text:c="4"/><text:tab/><text:tab/>});</text:p>
      <text:p text:style-name="P72"><text:soft-page-break/><text:s text:c="2"/>}</text:p>
      <text:p text:style-name="P48"><text:span text:style-name="T12">Pattern overrides</text:span>:</text:p>
      <text:p text:style-name="P87"><text:span text:style-name="T12">seneca.**.listen</text:span><text:span text:style-name="T203">: (see also seneca.client) </text:span><text:span text:style-name="T233">launches a microservice process that listens on a given port (10101 by default) for http requests containing an action pattern matching one of the plugins </text:span><text:span text:style-name="T235">(or simple action functions) </text:span><text:span text:style-name="T233">hosted on the given seneca </text:span><text:span text:style-name="T234">instance</text:span><text:span text:style-name="T233">. </text:span><text:span text:style-name="T235">Not a web server by default. Example:</text:span></text:p>
      <text:p text:style-name="P90">require( 'seneca' )()</text:p>
      <text:p text:style-name="P90"><text:tab/><text:tab/>.use( 'math' )</text:p>
      <text:p text:style-name="P90"><text:s text:c="2"/><text:tab/><text:tab/>.listen();</text:p>
      <text:list xml:id="list6398819775014401234" text:style-name="L3">
        <text:list-item>
          <text:p text:style-name="P231"><text:span text:style-name="T254">henceforth, any action patterns in the math plugin can be requested via port 10101, or through </text:span><text:span text:style-name="T258">seneca.client().act</text:span><text:span text:style-name="T254">.</text:span></text:p>
        </text:list-item>
        <text:list-item>
          <text:p text:style-name="P232">To see this in action, run this in the terminal:</text:p>
          <text:p text:style-name="P235"><text:span text:style-name="T133">curl -d '{"role":"math","cmd":"sum","left":1,"right":2}' http://localhost:10101/act</text:span><text:span text:style-name="T255"> </text:span></text:p>
          <text:list>
            <text:list-item>
              <text:p text:style-name="P236"><text:span text:style-name="T255">It should return a response in JSON form, such as </text:span><text:span text:style-name="T257">{"answer":3}</text:span></text:p>
            </text:list-item>
          </text:list>
        </text:list-item>
      </text:list>
      <text:p text:style-name="P47"><text:span text:style-name="T12">seneca.act</text:span><text:span text:style-name="T1">:</text:span><text:span text:style-name="T96"> (see </text:span><text:span text:style-name="T1">seneca.add</text:span><text:span text:style-name="T96"> first). Used</text:span><text:span text:style-name="T112"> to submit a message to act on. The first registered action pattern to match the message then runs (if there is a match). Takes 2 params: </text:span><text:span text:style-name="T68">msg {Object||String}</text:span><text:span text:style-name="T112"> (the message object emitted by seneca.act), &amp; </text:span><text:span text:style-name="T68">response_</text:span><text:span text:style-name="T69">callback </text:span><text:span text:style-name="T68">{Function}</text:span><text:span text:style-name="T112"> (receives the message response if there is one). </text:span><text:span text:style-name="T79">response_callback</text:span><text:span text:style-name="T112"> takes 2 params: </text:span><text:span text:style-name="T68">err </text:span><text:span text:style-name="T70">{Error} </text:span><text:span text:style-name="T171">(null if there is no error) &amp; </text:span><text:span text:style-name="T70">result</text:span><text:span text:style-name="T171"> </text:span><text:span text:style-name="T70">{Object}</text:span><text:span text:style-name="T171"> (</text:span><text:span text:style-name="T159">result of function linked to the action pattern emitted, as well as the seneca.act call's </text:span><text:span text:style-name="T71">response_callback</text:span><text:span text:style-name="T159">). </text:span><text:span text:style-name="T172">Note that these are chainable. </text:span><text:span text:style-name="T159">Example:</text:span></text:p>
      <text:p text:style-name="P26"><text:span text:style-name="T143"><text:tab/><text:tab/><text:tab/>seneca</text:span><text:span text:style-name="T144">.act(</text:span></text:p>
      <text:p text:style-name="P26"><text:span text:style-name="T144"><text:tab/><text:tab/><text:tab/><text:tab/>'role:math,cmd:sum,left:123,right:27',</text:span><text:span text:style-name="T159"><text:tab/><text:tab/></text:span><text:span text:style-name="T160">&lt;-- msg (an action pattern)</text:span></text:p>
      <text:p text:style-name="P28"><text:span text:style-name="T144"><text:tab/><text:tab/><text:tab/><text:tab/></text:span><text:span text:style-name="T143">function( err, result </text:span><text:span text:style-name="T144">) </text:span><text:span text:style-name="T143">{<text:tab/><text:tab/><text:tab/><text:tab/></text:span><text:span text:style-name="T160">&lt;-- response_callback (handles msg response)</text:span></text:p>
      <text:p text:style-name="P26"><text:span text:style-name="T143"><text:tab/><text:tab/><text:tab/><text:tab/><text:tab/>if (err) return console.error(err);</text:span><text:span text:style-name="T158"><text:tab/><text:tab/><text:tab/></text:span><text:span text:style-name="T160">&lt;-- </text:span><text:span text:style-name="T161">handling of </text:span><text:span text:style-name="T145">err </text:span><text:span text:style-name="T161">param</text:span></text:p>
      <text:p text:style-name="P27"><text:span text:style-name="T143"><text:tab/><text:tab/><text:tab/><text:tab/><text:tab/>console.log( result );<text:tab/><text:tab/><text:tab/><text:tab/></text:span><text:span text:style-name="T160">&lt;-- </text:span><text:span text:style-name="T161">usage of </text:span><text:span text:style-name="T57">result </text:span><text:span text:style-name="T161">param</text:span></text:p>
      <text:p text:style-name="P29"><text:tab/><text:tab/><text:tab/><text:tab/>})</text:p>
      <text:p text:style-name="P26"><text:span text:style-name="T143"><text:tab/><text:tab/><text:tab/>.</text:span><text:span text:style-name="T148">act( ... etc ...)</text:span></text:p>
      <text:p text:style-name="P86"><text:span text:style-name="T12">seneca.add</text:span>:<text:span text:style-name="T1"> </text:span>Used to add a new 'action pattern' to the Seneca instance, which is matche<text:span text:style-name="T200">d</text:span> against any JSON <text:span text:style-name="T201">msgs</text:span> the Seneca instance receives. <text:span text:style-name="T201">Takes 2 params: </text:span><text:span text:style-name="T66">pattern {Object||String}</text:span><text:span text:style-name="T197"> (property pattern to match in msgs), &amp; </text:span><text:span text:style-name="T66">action {Function}</text:span><text:span text:style-name="T4"> </text:span><text:span text:style-name="T197">(fn to run if a msg matches). </text:span><text:span text:style-name="T78">action</text:span><text:span text:style-name="T147"> </text:span><text:span text:style-name="T146">takes</text:span><text:span text:style-name="T197"> 2 params: </text:span><text:span text:style-name="T66">msg {Object}</text:span><text:span text:style-name="T197">(matching inbound msg), &amp; </text:span><text:span text:style-name="T66">respond </text:span><text:span text:style-name="T67">{Function}</text:span><text:span text:style-name="T198"> (callback used to provide a response to the msg). </text:span><text:span text:style-name="T146">Note that these are chainable. </text:span><text:span text:style-name="T198">Example:</text:span></text:p>
      <text:p text:style-name="P98"><text:s text:c="4"/><text:span text:style-name="T196">seneca.add(</text:span></text:p>
      <text:p text:style-name="P98"><text:span text:style-name="T196"><text:tab/>'role:math,cmd:multiply',<text:tab/><text:tab/><text:tab/><text:tab/></text:span><text:span text:style-name="T195">&lt;-- pattern {String} – but could be {Object} too</text:span><text:span text:style-name="T196"> </text:span></text:p>
      <text:p text:style-name="P99"><text:s text:c="8"/>function( msg, respond ) { <text:tab/><text:tab/><text:tab/><text:tab/><text:span text:style-name="T199">&lt;-- </text:span><text:span text:style-name="T103">action {Function}</text:span></text:p>
      <text:p text:style-name="P100"><text:span text:style-name="T103"><text:tab/><text:tab/></text:span><text:span text:style-name="T199">var result = </text:span>msg.left * msg.right<text:tab/><text:tab/><text:tab/><text:span text:style-name="T199">&lt;-- </text:span><text:span text:style-name="T103">use of msg {Object} </text:span></text:p>
      <text:p text:style-name="P100"><text:s text:c="12"/>respond( null, { answer: <text:span text:style-name="T199">result</text:span> }) <text:tab/><text:tab/><text:tab/><text:span text:style-name="T199">&lt;-- </text:span><text:span text:style-name="T103">use of respond callback</text:span></text:p>
      <text:p text:style-name="P100"><text:span text:style-name="T103"><text:tab/><text:tab/><text:tab/>//--</text:span><text:span text:style-name="T106">&gt; emits <text:s text:c="3"/>{answer: {{{numGeneratedByTheCalc}}}</text:span></text:p>
      <text:p text:style-name="P99"><text:s text:c="8"/>}) </text:p>
      <text:p text:style-name="P101"><text:span text:style-name="T143"><text:tab/>.</text:span><text:span text:style-name="T148">add( ... etc ...)</text:span></text:p>
      <text:p text:style-name="P85">seneca.client:</text:p>
      <text:p text:style-name="P76">http://localhost:10101/act?role=math&amp;cmd=sum&amp;left=1&amp;right=2</text:p>
      <text:p text:style-name="P83"><text:span text:style-name="T20">seneca.</text:span><text:span text:style-name="T21">use</text:span><text:span text:style-name="T223">: </text:span><text:span text:style-name="T224">Used to include a plugin in a Seneca instance. </text:span><text:span text:style-name="T226">Example:</text:span></text:p>
      <text:p text:style-name="P17"><text:span text:style-name="T143"><text:tab/>seneca</text:span><text:span text:style-name="T144">.</text:span><text:span text:style-name="T149">use</text:span><text:span text:style-name="T144">(</text:span><text:span text:style-name="T150">require('path/to/plugin/module', { </text:span><text:span text:style-name="T151">option1</text:span><text:span text:style-name="T150">: </text:span><text:span text:style-name="T152">'</text:span><text:span text:style-name="T151">optionVal1</text:span><text:span text:style-name="T152">'</text:span><text:span text:style-name="T150">, option2: </text:span><text:span text:style-name="T152">'</text:span><text:span text:style-name="T150">optionVal2</text:span><text:span text:style-name="T152">'</text:span><text:span text:style-name="T150"> });</text:span></text:p>
      <text:p text:style-name="P20"><text:span text:style-name="T150"><text:tab/><text:tab/>--- </text:span><text:span text:style-name="T153">where </text:span><text:span text:style-name="T155">the </text:span><text:span text:style-name="T153">plugin module </text:span><text:span text:style-name="T154">('</text:span><text:span text:style-name="T157">path/to/plugin/module.js'</text:span><text:span text:style-name="T154">) </text:span><text:span text:style-name="T153">could be e.g.</text:span></text:p>
      <text:p text:style-name="P18"><text:tab/><text:span text:style-name="T1">module.exports = function math( options ) {</text:span></text:p>
      <text:p text:style-name="P16"><text:tab/>this.add( 'role:math,cmd:sum', function sum( msg, respond ) {</text:p>
      <text:p text:style-name="P16"><text:s text:c="4"/><text:tab/><text:tab/>respond( null, { answer: msg.left + msg.right } )</text:p>
      <text:p text:style-name="P16"><text:tab/>});</text:p>
      <text:p text:style-name="P16"><text:tab/>this.wrap( 'role:math', function( msg, respond ) {</text:p>
      <text:p text:style-name="P16"><text:tab/> <text:s text:c="5"/>msg.left <text:s/>= Number(msg.left).valueOf()</text:p>
      <text:p text:style-name="P16"><text:tab/> <text:s text:c="5"/>msg.right = Number(msg.right).valueOf()</text:p>
      <text:p text:style-name="P16"><text:tab/><text:tab/>this.prior( msg, respond )</text:p>
      <text:p text:style-name="P16"><text:tab/>})</text:p>
      <text:p text:style-name="P15"><text:s text:c="2"/><text:tab/>})</text:p>
      <text:p text:style-name="P19"><text:soft-page-break/></text:p>
      <text:list xml:id="list34214093579013" text:continue-list="list8906348383096429742" text:style-name="L2">
        <text:list-item>
          <text:list>
            <text:list-item>
              <text:list>
                <text:list-item>
                  <text:list>
                    <text:list-item>
                      <text:list>
                        <text:list-item>
                          <text:list>
                            <text:list-item>
                              <text:list>
                                <text:list-item>
                                  <text:list>
                                    <text:list-header>
                                      <text:p text:style-name="P229"><text:s text:c="19"/>[[[ RETURN TO THIS LATER ]]]</text:p>
                                    </text:list-header>
                                  </text:list>
                                </text:list-item>
                              </text:list>
                            </text:list-item>
                          </text:list>
                        </text:list-item>
                      </text:list>
                    </text:list-item>
                  </text:list>
                </text:list-item>
              </text:list>
            </text:list-item>
          </text:list>
        </text:list-item>
      </text:list>
      <text:p text:style-name="P78">seneca.wrap<text:span text:style-name="T203">: method that matches a set of patterns &amp; overrides all of them </text:span><text:span text:style-name="T227">w/ </text:span><text:span text:style-name="T203">the same action extension </text:span><text:span text:style-name="T227">fn</text:span><text:span text:style-name="T203">. </text:span><text:span text:style-name="T227">The same as calling seneca.add manually for each.</text:span></text:p>
      <text:p text:style-name="P78"><text:span text:style-name="T227"><text:tab/></text:span><text:span text:style-name="T228">Takes 2 params: </text:span></text:p>
      <text:p text:style-name="P109"><text:span text:style-name="T95"><text:tab/></text:span><text:span text:style-name="T90">pin {Object|String}</text:span><text:span text:style-name="T228">: pattern-matching pattern e.g. </text:span><text:span text:style-name="T90">'role:math'</text:span><text:span text:style-name="T185"> – </text:span><text:span text:style-name="T186">which will match patterns '</text:span><text:span text:style-name="T91">role:math,cmd:sum'</text:span><text:span text:style-name="T186"> and '</text:span><text:span text:style-name="T91">role:math,cmd:productl'</text:span></text:p>
      <text:p text:style-name="P77"><text:span text:style-name="T185"><text:tab/><text:tab/></text:span><text:span text:style-name="T91">action {Function}</text:span><text:span text:style-name="T186">: action extension fn - </text:span></text:p>
      <text:p text:style-name="P82"><text:span text:style-name="T19">Seneca instance</text:span><text:span text:style-name="T218">: ultimately a set of action patterns, organized using namespacing conditions; all with a minimalist notion of a 'plugin' to help with logging </text:span><text:span text:style-name="T219">&amp; </text:span><text:span text:style-name="T218">debugging </text:span><text:span text:style-name="T219">(each plugin is itself just a set of action patterns – which can be given a name </text:span><text:span text:style-name="T220">to annotate logs</text:span><text:span text:style-name="T219">).</text:span></text:p>
      <text:p text:style-name="P12"><text:span text:style-name="T304">tag </text:span>(in Seneca):<text:span text:style-name="T203"> </text:span><text:span text:style-name="T238">load multiple separate instances of the same plugin, using tag strings. If you load the same plugin multiple times, only the loaded version will be used. However, you can access different instances of the plugin using the tag string. Takes this form:</text:span></text:p>
      <text:p text:style-name="P106">this.add( {foo:'bar', zed:options.zed}, function( args, done ) {</text:p>
      <text:p text:style-name="P106"><text:tab/>done( null, {color: options.color, tag:tag} )</text:p>
      <text:p text:style-name="P106">})</text:p>
      <text:list xml:id="list2838132791303164289" text:style-name="L4">
        <text:list-item>
          <text:p text:style-name="P233">The tag value is accessible from this.context.tag property of the <text:span text:style-name="T305">plugin</text:span></text:p>
        </text:list-item>
        <text:list-item>
          <text:p text:style-name="P234">provide a tag each time you register it with the use method to retain access to each plugin instance</text:p>
        </text:list-item>
      </text:list>
      <text:list xml:id="list34214801700928" text:continue-list="list34214093579013" text:style-name="L2">
        <text:list-item>
          <text:list>
            <text:list-item>
              <text:list>
                <text:list-item>
                  <text:list>
                    <text:list-item>
                      <text:list>
                        <text:list-item>
                          <text:list>
                            <text:list-item>
                              <text:list>
                                <text:list-item>
                                  <text:list>
                                    <text:list-header>
                                      <text:p text:style-name="P229"><text:s text:c="19"/>[[[ RETURN TO THIS LATER ]]]</text:p>
                                    </text:list-header>
                                  </text:list>
                                </text:list-item>
                              </text:list>
                            </text:list-item>
                          </text:list>
                        </text:list-item>
                      </text:list>
                    </text:list-item>
                  </text:list>
                </text:list-item>
              </text:list>
            </text:list-item>
          </text:list>
        </text:list-item>
      </text:list>
      <text:p text:style-name="P81"><text:span text:style-name="T15">this.act</text:span><text:span text:style-name="T205">: </text:span><text:span text:style-name="T206">allows action patterns to trigger other action patterns – especially any where all its params match, but do not get run automatically by virtue of having fewer total matching params. </text:span><text:span text:style-name="T207">Example:</text:span></text:p>
      <text:p text:style-name="P88">seneca.add( 'role:math,cmd:sum', function( msg, respond ) {</text:p>
      <text:p text:style-name="P88"><text:s text:c="6"/>respond( null, { answer: msg.left + msg.right } )</text:p>
      <text:p text:style-name="P88"><text:s text:c="4"/>})</text:p>
      <text:p text:style-name="P97"/>
      <text:p text:style-name="P88"><text:s text:c="2"/>.add('role:math,cmd:sum,integer:true', function( msg, respond ) {</text:p>
      <text:p text:style-name="P94"><text:span text:style-name="T202"><text:s text:c="10"/>//reuses role:math,cmd:sum</text:span><text:span text:style-name="T239">, </text:span><text:span text:style-name="T240">w an added element: the params the calc is done on are converted to integers 1st</text:span></text:p>
      <text:p text:style-name="P88"><text:s text:c="10"/>this.act({</text:p>
      <text:p text:style-name="P88"><text:s text:c="17"/>role: <text:s/>'math', </text:p>
      <text:p text:style-name="P89"><text:s text:c="17"/>cmd: <text:s text:c="2"/>'sum',</text:p>
      <text:p text:style-name="P89"><text:s text:c="17"/>left: <text:s/>Math.floor(msg.left),</text:p>
      <text:p text:style-name="P89"><text:s text:c="17"/>right: Math.floor(msg.right),</text:p>
      <text:p text:style-name="P88"><text:s text:c="10"/>}, respond)</text:p>
      <text:p text:style-name="P88"><text:s text:c="4"/>})</text:p>
      <text:p text:style-name="P70"><text:span text:style-name="T180"><text:tab/>-- “</text:span><text:span text:style-name="T181">this” is a reference to </text:span><text:span text:style-name="T182">the current Seneca instance</text:span></text:p>
      <text:p text:style-name="P84"><text:span text:style-name="T15">this.</text:span><text:span text:style-name="T17">prior</text:span><text:span text:style-name="T209">: </text:span><text:span text:style-name="T210">If you define 2 seneca.add instances </text:span><text:span text:style-name="T216">w/</text:span><text:span text:style-name="T210"> </text:span><text:span text:style-name="T216">the same</text:span><text:span text:style-name="T210"> action pattern, this.prior </text:span><text:span text:style-name="T217">lets</text:span><text:span text:style-name="T210"> you access the </text:span><text:span text:style-name="T214">1</text:span><text:span text:style-name="T38">st</text:span><text:span text:style-name="T214"> </text:span><text:span text:style-name="T210">match in the control flow from the </text:span><text:span text:style-name="T214">2</text:span><text:span text:style-name="T38">nd</text:span><text:span text:style-name="T214"> </text:span><text:span text:style-name="T210">match (</text:span><text:span text:style-name="T217">2</text:span><text:span text:style-name="T39">nd</text:span><text:span text:style-name="T217"> match </text:span><text:span text:style-name="T210">takes precedence </text:span><text:span text:style-name="T214">&amp;</text:span><text:span text:style-name="T210"> runs by default). </text:span></text:p>
      <text:p text:style-name="P80"><text:span text:style-name="T210"><text:s text:c="3"/><text:tab/></text:span><text:span text:style-name="T215">Takes </text:span><text:span text:style-name="T252">2 </text:span><text:span text:style-name="T253">params</text:span><text:span text:style-name="T252">: </text:span></text:p>
      <text:p text:style-name="P111"><text:span text:style-name="T259"><text:s text:c="7"/></text:span><text:span text:style-name="T256">msg {Object} </text:span><text:span text:style-name="T262">(msg </text:span><text:span text:style-name="T264">obj </text:span><text:span text:style-name="T262">to pass to the overridden action </text:span><text:span text:style-name="T263">fn</text:span><text:span text:style-name="T262"> – which can be modified </text:span><text:span text:style-name="T264">from </text:span><text:span text:style-name="T262">or identical to what the overriding action </text:span><text:span text:style-name="T263">fn </text:span><text:span text:style-name="T264">received</text:span><text:span text:style-name="T262">); &amp; </text:span></text:p>
      <text:p text:style-name="P110"><text:span text:style-name="T262"><text:s text:c="6"/></text:span><text:span text:style-name="T256">reponse_callback</text:span><text:span text:style-name="T262"> </text:span><text:span text:style-name="T256">{Function}</text:span><text:span text:style-name="T262"> (callback </text:span><text:span text:style-name="T263">fn </text:span><text:span text:style-name="T262">where result of calling overridden action </text:span><text:span text:style-name="T264">fn </text:span><text:span text:style-name="T262">can be further </text:span><text:span text:style-name="T265">changed</text:span><text:span text:style-name="T262">)</text:span></text:p>
      <text:p text:style-name="P112"><text:span text:style-name="T252"><text:s text:c="6"/><text:tab/></text:span><text:span text:style-name="T211">Example:</text:span></text:p>
      <text:p text:style-name="P79"><text:span text:style-name="T211"><text:tab/><text:tab/> <text:s/>//</text:span><text:span text:style-name="T212">Doesn</text:span><text:span text:style-name="T213">'</text:span><text:span text:style-name="T212">t </text:span><text:span text:style-name="T213">automatically </text:span><text:span text:style-name="T212">run by default </text:span><text:span text:style-name="T213">on match</text:span><text:span text:style-name="T212">: it gets overridden by the action </text:span><text:span text:style-name="T213">fn </text:span><text:span text:style-name="T212">declared later w same action pattern</text:span></text:p>
      <text:p text:style-name="P91">seneca.add('role:math,cmd:sum', <text:s/>function( msg, respond ) {</text:p>
      <text:p text:style-name="P91"><text:s text:c="6"/><text:tab/>respond( null, { answer: msg.left + msg.right } )</text:p>
      <text:p text:style-name="P91"><text:s text:c="4"/>})</text:p>
      <text:p text:style-name="P96"/>
      <text:p text:style-name="P95"><text:s text:c="2"/>// override<text:span text:style-name="T249">s</text:span> role:math,cmd:sum <text:span text:style-name="T249">declared previously, </text:span>with additional functionality</text:p>
      <text:p text:style-name="P91"><text:s text:c="2"/>.add('role:math,cmd:sum', function( msg, respond ) {</text:p>
      <text:p text:style-name="P93"><text:soft-page-break/><text:tab/> <text:s/><text:tab/> <text:span text:style-name="T96">// bail out early if there's a problem</text:span></text:p>
      <text:p text:style-name="P92"><text:s text:c="5"/><text:tab/> if( !Number.isFinite( msg.left ) || !Number.isFinite( msg.right ) ) <text:s/>{</text:p>
      <text:p text:style-name="P91"><text:s text:c="7"/><text:tab/> <text:tab/>return respond( new Error("Expected left and right to be numbers.") )</text:p>
      <text:p text:style-name="P91"><text:s text:c="4"/><text:tab/> }</text:p>
      <text:p text:style-name="P91"><text:s text:c="5"/><text:tab/><text:span text:style-name="T96">// call previous action function for role:math,cmd:sum</text:span></text:p>
      <text:p text:style-name="P91"><text:s text:c="6"/><text:tab/>this.prior({ <text:s text:c="3"/>role: <text:s/>'math', <text:s/>cmd: <text:s text:c="2"/>'sum', <text:s text:c="3"/>left: <text:s/>msg.left, <text:s/>right: msg.right <text:s text:c="3"/><text:span text:style-name="T248">},</text:span></text:p>
      <text:p text:style-name="P91"><text:s text:c="6"/><text:tab/><text:tab/>function( err, result ) {</text:p>
      <text:p text:style-name="P91"><text:s text:c="6"/><text:tab/><text:tab/><text:tab/>if( err ) return respond( err );</text:p>
      <text:p text:style-name="P91"><text:s text:c="8"/><text:tab/><text:tab/><text:tab/>respond( null, msg.left+'+'+msg.right )</text:p>
      <text:p text:style-name="P91"><text:s text:c="6"/><text:tab/><text:tab/>})</text:p>
      <text:p text:style-name="P91"><text:s text:c="4"/><text:tab/>})</text:p>
      <text:p text:style-name="P91"><text:span text:style-name="T96">-- </text:span><text:span text:style-name="T116">this.prior is truly an evil thing. Its existence means the order you include Seneca plugins matters, </text:span><text:span text:style-name="T117">which makes for a deeply unmanageable type of dependency hell</text:span><text:span text:style-name="T116">.</text:span></text:p>
      <text:p text:style-name="P9"/>
      <text:p text:style-name="P31"><text:span text:style-name="T12">Transport independence</text:span>: allows sending of messages betw services in multiple ways,<text:span text:style-name="T194"> </text:span>all hidden from business logic. <text:span text:style-name="T275">When your business logic doesn't need to know how messages are transported or which service will get them, there is transport independence.</text:span></text:p>
      <text:h text:style-name="P260" text:outline-level="1">Create microservice</text:h>
      <text:p text:style-name="Code"><text:span text:style-name="Source_20_Text"><text:span text:style-name="T24">seneca.add( </text:span></text:span></text:p>
      <text:p text:style-name="Code"><text:span text:style-name="Source_20_Text"><text:span text:style-name="T24"><text:tab/>{role:'math', cmd:'sum'}, </text:span></text:span></text:p>
      <text:p text:style-name="Code"><text:span text:style-name="Source_20_Text"><text:span text:style-name="T24"><text:tab/>function( msg, respond ) {</text:span></text:span></text:p>
      <text:p text:style-name="Code"><text:span text:style-name="Source_20_Text"><text:span text:style-name="T24"><text:tab/><text:tab/>var sum = msg.left + msg.right</text:span></text:span></text:p>
      <text:p text:style-name="Code"><text:span text:style-name="Source_20_Text"><text:span text:style-name="T24"><text:tab/><text:tab/>respond( null, { answer: sum } )</text:span></text:span></text:p>
      <text:p text:style-name="Code"><text:span text:style-name="Source_20_Text"><text:span text:style-name="T24"><text:tab/>})</text:span></text:span></text:p>
      <text:h text:style-name="P248" text:outline-level="2">Components</text:h>
      <text:list xml:id="list6336895457390136439" text:style-name="L5">
        <text:list-header>
          <text:p text:style-name="P238"><text:span text:style-name="T3"><text:s text:c="4"/>s</text:span><text:span text:style-name="T1">eneca<text:tab/><text:tab/><text:tab/><text:tab/><text:tab/><text:tab/><text:tab/> <text:s text:c="13"/></text:span><text:span text:style-name="T96">&lt;-- <text:s/>call to the framework</text:span></text:p>
          <text:p text:style-name="P239"><text:span text:style-name="T1">.add(<text:tab/><text:tab/><text:tab/><text:tab/><text:tab/><text:tab/><text:tab/><text:tab/> <text:s text:c="4"/></text:span><text:span text:style-name="T96">&lt;-- <text:s/>request to add a new microservice </text:span><text:span text:style-name="T97">(msrv)</text:span></text:p>
          <text:p text:style-name="P240"><text:span text:style-name="T1">{role:'math',cmd:'sum'},<text:tab/><text:tab/> </text:span><text:span text:style-name="T96">&lt;-- name of command (the whole json is the name)</text:span></text:p>
          <text:p text:style-name="P241"><text:span text:style-name="T1">function( msg, respond ) {<text:tab/><text:tab/> </text:span>&lt;-- fn launched when <text:span text:style-name="T128">msrv</text:span> run; msg <text:span text:style-name="T129">has</text:span> params <text:span text:style-name="T129">passed </text:span>to msrv</text:p>
          <text:p text:style-name="P242"><text:span text:style-name="T1"><text:s text:c="2"/>var sum = msg.left + msg.right;<text:tab/></text:span>&lt;-- code the microservice runs on the received params</text:p>
          <text:p text:style-name="P243"><text:span text:style-name="T1"><text:s text:c="2"/>respond( null, { answer: sum } )<text:tab/></text:span><text:span text:style-name="T130">&lt;-- result passed to response fn. No err occurred so 1</text:span><text:span text:style-name="T36">St</text:span><text:span text:style-name="T130"> param null</text:span></text:p>
          <text:p text:style-name="P244">})</text:p>
        </text:list-header>
        <text:list-item>
          <text:p text:style-name="P245">call framework and request add</text:p>
        </text:list-item>
        <text:list-item>
          <text:p text:style-name="P245">Define command</text:p>
        </text:list-item>
        <text:list-item>
          <text:p text:style-name="P245">define function launched when command called</text:p>
        </text:list-item>
        <text:list-item>
          <text:p text:style-name="P245">give response at end of function via <text:span text:style-name="T1">respond( nullOrError, response )</text:span>;</text:p>
        </text:list-item>
      </text:list>
      <text:h text:style-name="P261" text:outline-level="1">Call microservice</text:h>
      <text:p text:style-name="Code"><text:span text:style-name="Source_20_Text"><text:span text:style-name="T24">seneca.act( </text:span></text:span></text:p>
      <text:p text:style-name="Code"><text:span text:style-name="Source_20_Text"><text:span text:style-name="T24"><text:tab/>{role:'math', cmd:'sum', left:1, right:2}, </text:span></text:span></text:p>
      <text:p text:style-name="Code"><text:span text:style-name="Source_20_Text"><text:span text:style-name="T24"><text:tab/>function( err, result ) {</text:span></text:span></text:p>
      <text:p text:style-name="Code"><text:span text:style-name="Source_20_Text"><text:span text:style-name="T24"><text:tab/><text:tab/>if( err ) return console.error( err )</text:span></text:span></text:p>
      <text:p text:style-name="Code"><text:span text:style-name="Source_20_Text"><text:span text:style-name="T24"><text:tab/><text:tab/>console.log( result )</text:span></text:span></text:p>
      <text:p text:style-name="Code"><text:span text:style-name="Source_20_Text"><text:span text:style-name="T24"><text:tab/>})</text:span></text:span></text:p>
      <text:p text:style-name="P32"><text:tab/>--<text:span text:style-name="T33">&gt; 2</text:span></text:p>
      <text:h text:style-name="P262" text:outline-level="1"><text:soft-page-break/>Patterns – <text:span text:style-name="T47">how services are called</text:span></text:h>
      <text:h text:style-name="P249" text:outline-level="2"><text:span text:style-name="T131">Pattern override r</text:span>ules <text:span text:style-name="T34">(deciding which of many similar action patterns run)</text:span></text:h>
      <text:list xml:id="list177131441160983295" text:style-name="L6">
        <text:list-item>
          <text:p text:style-name="P126">More properties win</text:p>
        </text:list-item>
        <text:list-item>
          <text:p text:style-name="P127">If 2 patterns have an equal number of properties, they resolve alphabetically</text:p>
          <text:list>
            <text:list-item>
              <text:p text:style-name="P128">e.g.:</text:p>
              <text:list>
                <text:list-item>
                  <text:p text:style-name="P128">a:1, b:2 <text:tab/><text:tab/><text:tab/>wins over<text:tab/>a:1 <text:tab/><text:tab/>– the 1<text:span text:style-name="T35">st</text:span> has more properties</text:p>
                </text:list-item>
                <text:list-item>
                  <text:p text:style-name="P128">a:1, b:2, d:5<text:tab/><text:tab/>wins over<text:tab/>a:1, c:3, d:4<text:tab/>- the 1<text:span text:style-name="T35">st</text:span> wins alphabetically, as b comes before c in the alphabet</text:p>
                </text:list-item>
              </text:list>
            </text:list-item>
          </text:list>
        </text:list-item>
        <text:list-item>
          <text:p text:style-name="P129">If 2 patterns are precisely identical, the most recent pattern takes precedence. However, the <text:span text:style-name="T41">overriding </text:span>pattern<text:span text:style-name="T41">'s function </text:span>has access to the <text:span text:style-name="T41">prior pattern as follows:</text:span></text:p>
        </text:list-item>
      </text:list>
      <text:p text:style-name="P3"><text:span text:style-name="Source_20_Text"><text:span text:style-name="T24"><text:tab/></text:span></text:span><text:span text:style-name="Source_20_Text"><text:span text:style-name="T26">seneca</text:span></text:span></text:p>
      <text:p text:style-name="P3"><text:span text:style-name="Source_20_Text"><text:span text:style-name="T26"><text:tab/><text:tab/>.</text:span></text:span><text:span text:style-name="Source_20_Text"><text:span text:style-name="T27">add(</text:span></text:span></text:p>
      <text:p text:style-name="P3"><text:span text:style-name="Source_20_Text"><text:span text:style-name="T27"><text:tab/><text:tab/><text:tab/>'role:math,cmd:sum',</text:span></text:span></text:p>
      <text:p text:style-name="P3"><text:span text:style-name="Source_20_Text"><text:span text:style-name="T27"><text:tab/><text:tab/><text:tab/>function( msg, respond ){</text:span></text:span></text:p>
      <text:p text:style-name="P3"><text:span text:style-name="Source_20_Text"><text:span text:style-name="T27"><text:tab/><text:tab/><text:tab/><text:tab/>var sum = msg.left + msg.right;</text:span></text:span></text:p>
      <text:p text:style-name="P3"><text:span text:style-name="Source_20_Text"><text:span text:style-name="T27"><text:tab/><text:tab/><text:tab/><text:tab/>respond( null, { answer: sum });</text:span></text:span></text:p>
      <text:p text:style-name="P3"><text:span text:style-name="Source_20_Text"><text:span text:style-name="T27"><text:tab/><text:tab/><text:tab/>})</text:span></text:span></text:p>
      <text:p text:style-name="P2"/>
      <text:p text:style-name="P4"><text:span text:style-name="Source_20_Text"><text:span text:style-name="T24"><text:tab/><text:tab/>//***************** </text:span></text:span><text:span text:style-name="Source_20_Text"><text:span text:style-name="T28">THE OVERRIDING FUNCTION </text:span></text:span><text:span text:style-name="Source_20_Text"><text:span text:style-name="T24">***************** //</text:span></text:span></text:p>
      <text:p text:style-name="P2"><text:span text:style-name="Source_20_Text"><text:span text:style-name="T24"><text:tab/><text:tab/>.add(</text:span></text:span></text:p>
      <text:p text:style-name="P1"><text:span text:style-name="Source_20_Text"><text:span text:style-name="T24"><text:tab/><text:tab/><text:tab/>'role:math,cm</text:span></text:span><text:span text:style-name="Source_20_Text"><text:span text:style-name="T27">d</text:span></text:span><text:span text:style-name="Source_20_Text"><text:span text:style-name="T24">:sum',</text:span></text:span></text:p>
      <text:p text:style-name="P4"><text:span text:style-name="Source_20_Text"><text:span text:style-name="T24"><text:tab/><text:tab/><text:tab/>function( msg, respond ) {</text:span></text:span></text:p>
      <text:p text:style-name="P4"><text:span text:style-name="Source_20_Text"><text:span text:style-name="T30"><text:tab/><text:tab/><text:tab/><text:tab/></text:span></text:span></text:p>
      <text:p text:style-name="P5"><text:span text:style-name="Source_20_Text"><text:span text:style-name="T30"><text:tab/><text:tab/><text:tab/><text:tab/></text:span></text:span><text:span text:style-name="T132">// </text:span><text:span text:style-name="Source_20_Text"><text:span text:style-name="T30">RUNS </text:span></text:span><text:span text:style-name="Source_20_Text"><text:span text:style-name="T32">BEFORE</text:span></text:span><text:span text:style-name="T132"> OVERRIDDEN SERVICE RUN</text:span></text:p>
      <text:p text:style-name="P7"><text:tab/><text:tab/><text:tab/><text:tab/>if (!Number.isFinite( msg.left ) || !Number.isFinite( msg.right )) {</text:p>
      <text:p text:style-name="P7"><text:tab/><text:tab/><text:tab/><text:tab/><text:tab/>return respond( new Error("Expected left &amp; right to be numbers") );</text:p>
      <text:p text:style-name="P4"><text:span text:style-name="T132"><text:tab/><text:tab/><text:tab/><text:tab/>} </text:span><text:tab/><text:tab/><text:tab/></text:p>
      <text:p text:style-name="P1"><text:span text:style-name="Source_20_Text"><text:span text:style-name="T24"/></text:span></text:p>
      <text:p text:style-name="P1"><text:span text:style-name="Source_20_Text"><text:span text:style-name="T24"><text:tab/><text:tab/><text:tab/><text:tab/>// </text:span></text:span><text:span text:style-name="Source_20_Text"><text:span text:style-name="T30">RUNS OVERRIDDEN </text:span></text:span><text:span text:style-name="Source_20_Text"><text:span text:style-name="T32">SERVICE</text:span></text:span></text:p>
      <text:list xml:id="list34213390863087" text:continue-numbering="true" text:style-name="L6">
        <text:list-item>
          <text:list>
            <text:list-header>
              <text:p text:style-name="P285"><text:span text:style-name="T11">this.prior</text:span>({<text:tab/><text:tab/><text:tab/><text:tab/><text:tab/>// <text:span text:style-name="T43">&lt;-- key point</text:span></text:p>
              <text:list>
                <text:list-header>
                  <text:p text:style-name="P284">role: 'math',</text:p>
                  <text:p text:style-name="P284">cmd: 'sum',</text:p>
                  <text:p text:style-name="P284">left: msg.left,</text:p>
                  <text:p text:style-name="P284">right: msg.right</text:p>
                  <text:p text:style-name="P291"><text:span text:style-name="Source_20_Text"><text:span text:style-name="T24">}, </text:span></text:span></text:p>
                  <text:p text:style-name="P292"><text:span text:style-name="Source_20_Text"><text:span text:style-name="T24"/></text:span></text:p>
                  <text:p text:style-name="P292"><text:span text:style-name="Source_20_Text"><text:span text:style-name="T31">// </text:span></text:span><text:span text:style-name="Source_20_Text"><text:span text:style-name="T30">RUNS AFTER OVERRIDDEN </text:span></text:span><text:span text:style-name="Source_20_Text"><text:span text:style-name="T32">SERVICE</text:span></text:span></text:p>
                  <text:p text:style-name="P292"><text:span text:style-name="Source_20_Text"><text:span text:style-name="T25">function(err, result){</text:span></text:span></text:p>
                  <text:p text:style-name="P293">if (err) return respond(err);</text:p>
                  <text:p text:style-name="P286">result.info = msg.left + '+' + msg.right;</text:p>
                  <text:p text:style-name="P286">respond( null, result<text:span text:style-name="T42"> );</text:span></text:p>
                  <text:list>
                    <text:list-header>
                      <text:p text:style-name="P292"><text:span text:style-name="Source_20_Text"><text:span text:style-name="T25">}</text:span></text:span><text:span text:style-name="Source_20_Text"><text:span text:style-name="T24">)</text:span></text:span></text:p>
                      <text:p text:style-name="P294"><text:span text:style-name="Source_20_Text"><text:span text:style-name="T29"><text:s text:c="12"/>})</text:span></text:span></text:p>
                    </text:list-header>
                  </text:list>
                </text:list-header>
              </text:list>
              <text:p text:style-name="P294"><text:span text:style-name="Source_20_Text"><text:span text:style-name="T31"><text:s text:c="12"/>//***************** </text:span></text:span><text:span text:style-name="Source_20_Text"><text:span text:style-name="T28">THE OVERRIDING FUNCTION </text:span></text:span><text:span text:style-name="Source_20_Text"><text:span text:style-name="T31">***************** //</text:span></text:span></text:p>
              <text:list>
                <text:list-item>
                  <text:list>
                    <text:list-header>
                      <text:p text:style-name="P298"><text:span text:style-name="Source_20_Text"><text:span text:style-name="T29"/></text:span></text:p>
                    </text:list-header>
                  </text:list>
                </text:list-item>
              </text:list>
            </text:list-header>
          </text:list>
        </text:list-item>
      </text:list>
      <text:h text:style-name="P263" text:outline-level="1">Plugins</text:h>
      <text:list xml:id="list2918503116673349662" text:style-name="L7">
        <text:list-item>
          <text:p text:style-name="P131">order of plugin registration is significant</text:p>
        </text:list-item>
        <text:list-item>
          <text:p text:style-name="P130"><text:span text:style-name="T48">A plugin is just a </text:span>set of action patterns, <text:span text:style-name="T49">grouped under a name for organization. In practice: a fn w a single param: “options”</text:span></text:p>
          <text:list>
            <text:list-item>
              <text:p text:style-name="P132"><text:soft-page-break/>plugin def passed to the seneca.use method. <text:span text:style-name="T52">Example of simplest plugin:</text:span></text:p>
            </text:list-item>
          </text:list>
        </text:list-item>
      </text:list>
      <text:p text:style-name="Code"><text:tab/><text:tab/><text:tab/><text:tab/><text:span text:style-name="T52">function minimal_plugin( options ) {</text:span></text:p>
      <text:p text:style-name="Code"><text:tab/><text:tab/><text:tab/><text:tab/><text:tab/><text:span text:style-name="T52">console.log(options);</text:span></text:p>
      <text:p text:style-name="Code"><text:tab/><text:tab/><text:tab/><text:tab/><text:span text:style-name="T52">}</text:span></text:p>
      <text:p text:style-name="Code"><text:tab/><text:tab/><text:tab/><text:tab/><text:tab/><text:tab/><text:span text:style-name="T55">[[[ ... elsewhere, perhaps even in another file if a “require” is used for minimal_plugin ...</text:span><text:span text:style-name="T53"> ]]]:</text:span></text:p>
      <text:p text:style-name="Code"><text:tab/><text:tab/><text:tab/><text:tab/><text:span text:style-name="T52">require( 'seneca' )()</text:span></text:p>
      <text:p text:style-name="Code"><text:tab/><text:tab/><text:tab/><text:tab/><text:tab/>.<text:span text:style-name="T52">use( minimal_plugin, { foo:'bar' } );</text:span></text:p>
      <text:list xml:id="list34214253371826" text:continue-numbering="true" text:style-name="L7">
        <text:list-item>
          <text:p text:style-name="P133"><text:span text:style-name="T51">has m</text:span>echanism <text:span text:style-name="T51">to </text:span>execut<text:span text:style-name="T51">e</text:span> <text:span text:style-name="T51">init fns</text:span> (<text:span text:style-name="T50">basically </text:span>constructor<text:span text:style-name="T51">s</text:span>) in order <text:span text:style-name="T50">(eg. db connect should be done b4 db data access)</text:span></text:p>
        </text:list-item>
        <text:list-item>
          <text:p text:style-name="P134">Intended to help w/ logging &amp; debugging</text:p>
        </text:list-item>
      </text:list>
      <text:h text:style-name="Heading_20_2" text:outline-level="2">Plugin action patterns</text:h>
      <text:p text:style-name="Text_20_body"><text:tab/></text:p>
      <text:h text:style-name="Heading_20_3" text:outline-level="3"><text:span text:style-name="T2">E</text:span><text:span text:style-name="T1">xample plugin </text:span><text:span text:style-name="T2">with action patterns</text:span></text:h>
      <text:p text:style-name="P116"><text:tab/><text:tab/>function math( options ) { </text:p>
      <text:p text:style-name="P116"><text:tab/><text:tab/><text:tab/>this.add( 'role:math,cmd:sum', function( msg, respond ) { </text:p>
      <text:p text:style-name="P116"><text:tab/><text:tab/><text:tab/><text:tab/>respond( null, { answer: msg.left + msg.right } ) </text:p>
      <text:p text:style-name="P116"><text:tab/><text:tab/><text:tab/>}) </text:p>
      <text:p text:style-name="P116"><text:tab/><text:tab/><text:tab/>this.add( 'role:math,cmd:product', function( msg, respond ) { </text:p>
      <text:p text:style-name="P116"><text:s text:c="2"/><text:tab/><text:tab/><text:tab/><text:tab/>respond( null, { answer: msg.left * msg.right } ) </text:p>
      <text:p text:style-name="P116"><text:tab/><text:tab/><text:tab/>}) </text:p>
      <text:p text:style-name="P116"><text:tab/><text:tab/>} </text:p>
      <text:p text:style-name="P117"><text:span text:style-name="T55"><text:tab/><text:tab/><text:tab/>... elsewhere, perhaps another file if “require” used </text:span><text:span text:style-name="T56">to call math </text:span><text:span text:style-name="T55">plugin ...</text:span></text:p>
      <text:p text:style-name="P121"><text:tab/><text:tab/>require( 'seneca' )()</text:p>
      <text:p text:style-name="P120"><text:tab/><text:tab/><text:tab/>.use( math )</text:p>
      <text:p text:style-name="P119"><text:tab/><text:tab/><text:tab/>.act( 'role:math,cmd:sum,left:1,right:2', console.log );<text:tab/><text:tab/><text:tab/>//---&gt; null { answer: 3 }</text:p>
      <text:p text:style-name="P118"><text:tab/><text:tab/><text:tab/>.act( 'role:math,cmd:product,left:4,right:3', console.log );<text:tab/><text:tab/>//---&gt; null { answer: 12 }</text:p>
      <text:list xml:id="list34214759962124" text:continue-list="list34214801700928" text:style-name="L2">
        <text:list-item>
          <text:p text:style-name="P135">note that a plugin should never have seneca.act called within it - <text:span text:style-name="T44">seneca.add </text:span>only</text:p>
        </text:list-item>
      </text:list>
      <text:h text:style-name="P250" text:outline-level="2">Initializing plugins</text:h>
      <text:list xml:id="list1764577138518773023" text:style-name="L8">
        <text:list-item>
          <text:p text:style-name="P136">Special {init:'insertNameOfPluginHere'} pattern called to initialize a plugin</text:p>
        </text:list-item>
        <text:list-item>
          <text:p text:style-name="P136">init function must call its respond callback without errors</text:p>
        </text:list-item>
        <text:list-item>
          <text:p text:style-name="P137">All plugins must complete initialization before any actions are executed</text:p>
        </text:list-item>
      </text:list>
      <text:h text:style-name="Heading_20_3" text:outline-level="3">Initialization pattern</text:h>
      <text:p text:style-name="P114"><text:tab/>this.add(<text:span text:style-name="T297">{ </text:span>init:<text:span text:style-name="T297">'nameofplugin</text:span>'<text:span text:style-name="T297"> }</text:span>, init)<text:tab/><text:tab/><text:tab/>//<text:span text:style-name="T46">special initialization pattern</text:span></text:p>
      <text:p text:style-name="P6"/>
      <text:p text:style-name="P114"><text:tab/>function init( msg, respond ) { </text:p>
      <text:p text:style-name="P114"><text:tab/><text:tab/>// log to a custom file </text:p>
      <text:p text:style-name="P114"><text:tab/><text:tab/>fs.open(options.logfile, 'a', function(err, fd){ </text:p>
      <text:p text:style-name="P115"><text:tab/><text:tab/><text:tab/>if(err) return respond(err<text:span text:style-name="T298">)</text:span>;<text:tab/><text:tab/> <text:s text:c="9"/>// cannot open for writing <text:span text:style-name="T45">=== </text:span>fail -- <text:s/>this err is fatal to Seneca </text:p>
      <text:p text:style-name="P114"><text:tab/><text:tab/><text:tab/>log = make_log(fd) ;</text:p>
      <text:p text:style-name="P114"><text:tab/><text:tab/><text:tab/>respond() ;</text:p>
      <text:p text:style-name="P114"><text:s text:c="4"/><text:tab/><text:tab/>}) <text:s/></text:p>
      <text:p text:style-name="P114"><text:tab/>}</text:p>
      <text:p text:style-name="P114"/>
      <text:p text:style-name="P122"><text:s text:c="8"/>function make_log(fd){ </text:p>
      <text:p text:style-name="P122"><text:s text:c="12"/>return function(entry){ </text:p>
      <text:p text:style-name="P122"><text:s text:c="16"/>fs.write( fd, new Date().toISOString() + ' ' + entry, </text:p>
      <text:p text:style-name="P122"><text:s text:c="24"/>null, 'utf8', function(err) { </text:p>
      <text:p text:style-name="P122"><text:s text:c="20"/>if(err) return console.log( err ); </text:p>
      <text:p text:style-name="P123"><text:s text:c="20"/>fs.fsync(fd, function(err) { <text:tab/><text:tab/><text:tab/>// ensure log entry is flushed </text:p>
      <text:p text:style-name="P122"><text:s text:c="24"/>if(err) return console.log(err); </text:p>
      <text:p text:style-name="P122"><text:s text:c="20"/>}); </text:p>
      <text:p text:style-name="P122"><text:soft-page-break/><text:s text:c="16"/>}); </text:p>
      <text:p text:style-name="P122"><text:s text:c="12"/>}; </text:p>
      <text:p text:style-name="P122"><text:s text:c="8"/>} </text:p>
      <text:h text:style-name="P251" text:outline-level="2">Examining plugins</text:h>
      <text:p text:style-name="P22"><text:tab/>node math-plugin.js --seneca.log.all | grep math</text:p>
      <text:list xml:id="list34214490819399" text:continue-list="list34214759962124" text:style-name="L2">
        <text:list-item>
          <text:p text:style-name="P138">...run this on the plugin from the command line to get intensive logging information</text:p>
          <text:list>
            <text:list-item>
              <text:p text:style-name="P139">including inbound and outbound messages – which is of particular interest</text:p>
            </text:list-item>
          </text:list>
        </text:list-item>
      </text:list>
      <text:h text:style-name="Heading_20_2" text:outline-level="2">Transport plugins</text:h>
      <text:list xml:id="list34213868898299" text:continue-numbering="true" text:style-name="L2">
        <text:list-item>
          <text:p text:style-name="P140">There are many ways to pass messages, many of which require plugins, such as:</text:p>
          <text:list>
            <text:list-item>
              <text:p text:style-name="P141">seneca-redis-transport: <text:a xlink:type="simple" xlink:href="https://github.com/rjrodger/seneca-redis-transport">https://github.com/rjrodger/seneca-redis-transport</text:a></text:p>
              <text:list>
                <text:list-item>
                  <text:list>
                    <text:list-item>
                      <text:list>
                        <text:list-header>
                          <text:p text:style-name="P230"><text:s text:c="8"/>[[[ RETURN TO THIS LATER ]]]</text:p>
                        </text:list-header>
                      </text:list>
                    </text:list-item>
                  </text:list>
                </text:list-item>
              </text:list>
            </text:list-item>
          </text:list>
        </text:list-item>
      </text:list>
      <text:h text:style-name="Heading_20_1" text:outline-level="1">Built-in plugins <text:span text:style-name="T270">(included with main Seneca module)</text:span></text:h>
      <text:h text:style-name="P252" text:outline-level="2"><text:span text:style-name="T280">Seneca-b</text:span>asic<text:tab/><text:span text:style-name="T294">{{{BUILT-IN}}}</text:span></text:h>
      <text:list xml:id="list680189479291064737" text:style-name="L9">
        <text:list-item>
          <text:p text:style-name="P142">Utilities to send values around in an internal hashtable</text:p>
          <text:list>
            <text:list-item>
              <text:p text:style-name="P142">set a value in the seneca hashtable (marked by a key), get a value</text:p>
            </text:list-item>
            <text:list-item>
              <text:p text:style-name="P142">create a list (marked by a key) or push a value to a list with the given key (if it exists already), or pop the last list item</text:p>
            </text:list-item>
          </text:list>
        </text:list-item>
        <text:list-item>
          <text:p text:style-name="P142">built-in patterns:::</text:p>
        </text:list-item>
      </text:list>
      <text:h text:style-name="Heading_20_3" text:outline-level="3">{role:basic, note:true, cmd:set}</text:h>
      <text:h text:style-name="P273" text:outline-level="4"><text:span text:style-name="T58">params:<text:tab/>key</text:span><text:span text:style-name="T282">:'keyName' <text:tab/>value:'valToAssign2Key</text:span></text:h>
      <text:h text:style-name="P274" text:outline-level="4"><text:span text:style-name="T282">r</text:span><text:span text:style-name="T281">eturns:<text:tab/></text:span><text:span text:style-name="T285">(err)</text:span></text:h>
      <text:list xml:id="list6795775523847895908" text:style-name="L10">
        <text:list-item>
          <text:p text:style-name="P144">Set 'keyName' inside internal Seneca hashtable to have value 'valToAssign2Key'</text:p>
        </text:list-item>
        <text:list-item>
          <text:p text:style-name="P146">Example:</text:p>
        </text:list-item>
      </text:list>
      <text:p text:style-name="P103">seneca.act({role:'basic', note:true, cmd:'set', key:'key1', value:'value1'}, console.log); </text:p>
      <text:h text:style-name="P266" text:outline-level="3">{role:basic, note:true, cmd:<text:span text:style-name="T290">get</text:span>}</text:h>
      <text:h text:style-name="P273" text:outline-level="4"><text:span text:style-name="T58">params:<text:tab/>key</text:span><text:span text:style-name="T282">:'keyName'</text:span></text:h>
      <text:h text:style-name="P273" text:outline-level="4"><text:span text:style-name="T282">r</text:span><text:span text:style-name="T283">eturns:<text:tab/></text:span><text:span text:style-name="T284">(err, </text:span><text:span text:style-name="T283">value previously assigned to key</text:span><text:span text:style-name="T284">)</text:span></text:h>
      <text:list xml:id="list6395588501640309461" text:style-name="L11">
        <text:list-item>
          <text:p text:style-name="P143"><text:span text:style-name="T290">Get the </text:span>value in the internal hashtable at key 'keyName'</text:p>
        </text:list-item>
        <text:list-item>
          <text:p text:style-name="P148">Example:</text:p>
        </text:list-item>
      </text:list>
      <text:p text:style-name="P102">seneca.act({role:'basic', note:true, cmd:'get', key:'key1'}, function(err, value){ </text:p>
      <text:p text:style-name="P102"><text:s text:c="4"/>console.log(value); </text:p>
      <text:p text:style-name="P102">}); <text:tab/><text:tab/>//--&gt; 'value1'<text:tab/>-- assuming we ran the previous example, where 'key1' was set</text:p>
      <text:h text:style-name="P267" text:outline-level="3">{role:basic, note:true, cmd:push}</text:h>
      <text:h text:style-name="P275" text:outline-level="4"><text:span text:style-name="T58">params:<text:tab/>key</text:span><text:span text:style-name="T282">:'keyName',<text:tab/></text:span><text:span text:style-name="T286">value:'valToAddToArr'</text:span></text:h>
      <text:h text:style-name="P275" text:outline-level="4"><text:span text:style-name="T282">r</text:span><text:span text:style-name="T283">eturns:<text:tab/></text:span><text:span text:style-name="T285">(err)</text:span></text:h>
      <text:list xml:id="list5032557030364700377" text:style-name="L12">
        <text:list-item>
          <text:p text:style-name="P149">Create array at key 'keyName', containing value 'valToAddToArr'. If an array already exists at 'keyName', <text:soft-page-break/>add 'valToAddToArr' to the existing array</text:p>
        </text:list-item>
        <text:list-item>
          <text:p text:style-name="P149">Example</text:p>
          <text:list>
            <text:list-header>
              <text:p text:style-name="P167">seneca.act({role:'basic', note:true, cmd:'push', key:'list1', value:'list1_item1'}); </text:p>
              <text:p text:style-name="P167">seneca.act({role:'basic', note:true, cmd:'push', key:'list1', value:'list1_item2'}); </text:p>
              <text:list>
                <text:list-item>
                  <text:p text:style-name="P149">key 'list1' now contains [ 'list1_item1', 'list2_item2' ]</text:p>
                </text:list-item>
              </text:list>
            </text:list-header>
          </text:list>
        </text:list-item>
      </text:list>
      <text:h text:style-name="P267" text:outline-level="3">{role:basic, note:true, cmd:list}</text:h>
      <text:h text:style-name="P275" text:outline-level="4"><text:span text:style-name="T58">params:<text:tab/>key</text:span><text:span text:style-name="T282">:'keyName'</text:span></text:h>
      <text:h text:style-name="P275" text:outline-level="4"><text:span text:style-name="T282">r</text:span><text:span text:style-name="T283">eturns:<text:tab/></text:span><text:span text:style-name="T284">(err, </text:span><text:span text:style-name="T287">array of </text:span><text:span text:style-name="T283">value</text:span><text:span text:style-name="T287">s</text:span><text:span text:style-name="T283"> previously assigned to key</text:span><text:span text:style-name="T284">)</text:span></text:h>
      <text:list xml:id="list4071388516302493691" text:style-name="L13">
        <text:list-item>
          <text:p text:style-name="P147"><text:span text:style-name="T96">Display all values assigned to key 'keyName' via </text:span><text:span text:style-name="T60">cmd:push</text:span><text:span text:style-name="T96"> (see previous command). Emits array.</text:span></text:p>
        </text:list-item>
        <text:list-item>
          <text:p text:style-name="P145">Example:</text:p>
        </text:list-item>
      </text:list>
      <text:p text:style-name="P24"><text:span text:style-name="T266"><text:tab/><text:tab/><text:tab/></text:span><text:tab/>seneca.act({role:'basic', note:true, cmd:'list', key:'list1'}, function(err, value){ </text:p>
      <text:p text:style-name="P24"><text:s text:c="4"/><text:tab/><text:tab/><text:tab/><text:tab/><text:tab/>console.log(value); </text:p>
      <text:p text:style-name="P24"><text:tab/><text:tab/><text:tab/><text:tab/>}); <text:s/>//--&gt; <text:span text:style-name="T59">[ 'list1_item1', 'list2_item2' ]</text:span><text:span text:style-name="T114"> <text:tab/>--- </text:span><text:span text:style-name="T96">assuming the previous example was run</text:span></text:p>
      <text:h text:style-name="P267" text:outline-level="3">{role:basic, note:true, cmd:pop}</text:h>
      <text:h text:style-name="P275" text:outline-level="4"><text:span text:style-name="T58">params:<text:tab/>key</text:span><text:span text:style-name="T282">:'keyName'</text:span></text:h>
      <text:h text:style-name="P275" text:outline-level="4"><text:span text:style-name="T282">r</text:span><text:span text:style-name="T283">eturns:<text:tab/></text:span><text:span text:style-name="T284">(err,</text:span><text:span text:style-name="T285"> </text:span><text:span text:style-name="T288">item </text:span><text:span text:style-name="T285">most recently </text:span><text:span text:style-name="T288">added to array at key 'keyName'</text:span><text:span text:style-name="T284">)</text:span></text:h>
      <text:list xml:id="list8476151696583822759" text:style-name="L14">
        <text:list-item>
          <text:p text:style-name="P173"><text:span text:style-name="T96">Remove </text:span><text:span text:style-name="T115">most recently added item from array at key 'keyName', and return it</text:span></text:p>
        </text:list-item>
        <text:list-item>
          <text:p text:style-name="P174"><text:span text:style-name="T115">E</text:span><text:span text:style-name="T96">xample:</text:span></text:p>
        </text:list-item>
      </text:list>
      <text:p text:style-name="P36">seneca.act({role:'basic', note:true, cmd:'pop', key:'list1'}, function(err, value){ </text:p>
      <text:p text:style-name="P36"><text:s text:c="7"/>console.log(value); </text:p>
      <text:p text:style-name="P41"><text:span text:style-name="T9">});</text:span><text:span text:style-name="T115"> <text:tab/>//--</text:span><text:span text:style-name="T96">&gt; { value: 'list1_item2' } <text:s text:c="2"/><text:tab/>-- assuming the </text:span><text:span text:style-name="T60">cmd:push</text:span><text:span text:style-name="T96"> examples ran</text:span></text:p>
      <text:h text:style-name="P252" text:outline-level="2"><text:span text:style-name="T291">seneca-t</text:span>ransport <text:span text:style-name="T291">plugin<text:tab/>{{{BUILT-IN}}}</text:span></text:h>
      <text:list xml:id="list2932694017587122816" text:style-name="L15">
        <text:list-item>
          <text:p text:style-name="P175">provides HTTP and TCP transport channels for transmitting &amp; receiving Seneca messages</text:p>
        </text:list-item>
        <text:list-item>
          <text:p text:style-name="P176">lets you use the <text:span text:style-name="T65">.listen </text:span>and <text:span text:style-name="T65">.client</text:span><text:span text:style-name="T158"> methods on the Seneca object</text:span></text:p>
          <text:list>
            <text:list-item>
              <text:p text:style-name="P177">.listen sets a Seneca instance to listen for messages passed to it via a certain port</text:p>
            </text:list-item>
            <text:list-item>
              <text:p text:style-name="P177">.client sets a Seneca instance to transmit messages over a certain port, to see a response from another Seneca instance (that is listening on that port)</text:p>
            </text:list-item>
          </text:list>
        </text:list-item>
      </text:list>
      <text:h text:style-name="Heading_20_2" text:outline-level="2"><text:span text:style-name="T295">seneca-w</text:span>eb <text:span text:style-name="T295">plugin<text:tab/>{{{BUILT-IN}}}</text:span></text:h>
      <text:list xml:id="list1098914921357779460" text:style-name="L47">
        <text:list-item>
          <text:p text:style-name="P214">Example use – <text:span text:style-name="T313">a plugin that defines 2 routes (I seriously couldn't make it any more minimal):</text:span></text:p>
        </text:list-item>
      </text:list>
      <text:p text:style-name="P306">module.exports = function <text:span text:style-name="T312">my_api_routes</text:span>_module(options) {</text:p>
      <text:p text:style-name="P297"></text:p>
      <text:p text:style-name="P305"><text:tab/>var plugin = '<text:span text:style-name="T312">my_api</text:span>';</text:p>
      <text:p text:style-name="P304"><text:tab/>this.add({ role: plugin, cmd: 'withdraw' }, roleAPICmdWithdraw_action);</text:p>
      <text:p text:style-name="P304"><text:tab/>this.add({ role: plugin, cmd: 'offer' }, roleAPICmdOffer_action);</text:p>
      <text:p text:style-name="P295"/>
      <text:p text:style-name="P304"><text:tab/>this.act('role:web',</text:p>
      <text:p text:style-name="P304"><text:s text:c="2"/><text:tab/><text:tab/>{ use: {</text:p>
      <text:p text:style-name="P305"><text:tab/><text:tab/><text:tab/>prefix: '/' <text:span text:style-name="T312">+ plugin</text:span>,</text:p>
      <text:p text:style-name="P305"><text:tab/><text:tab/><text:tab/>pin: 'role:<text:span text:style-name="T312">' + plugin + '</text:span>,cmd:*',</text:p>
      <text:p text:style-name="P306"><text:tab/><text:tab/><text:tab/>map: {</text:p>
      <text:p text:style-name="P306"><text:tab/><text:tab/><text:tab/><text:tab/>'offer': { GET: true },</text:p>
      <text:p text:style-name="P306"><text:tab/><text:tab/><text:tab/><text:tab/>'withdraw': { GET: true, POST: true }</text:p>
      <text:p text:style-name="P306"><text:tab/><text:tab/><text:tab/>}</text:p>
      <text:p text:style-name="P306"><text:tab/><text:tab/>}}</text:p>
      <text:p text:style-name="P306"><text:tab/>);</text:p>
      <text:p text:style-name="P295"><text:soft-page-break/></text:p>
      <text:p text:style-name="P304"><text:tab/>function roleAPICmdOffer_action(msg, callback) { </text:p>
      <text:p text:style-name="P304"><text:s text:c="2"/><text:tab/><text:tab/>callback(null, { offer: 'offer was made!' });</text:p>
      <text:p text:style-name="P304"><text:tab/>}</text:p>
      <text:p text:style-name="P296"/>
      <text:p text:style-name="P304"><text:tab/>function roleAPICmdWithdraw_action(msg, callback) {</text:p>
      <text:p text:style-name="P304"><text:tab/><text:tab/>callback(null, { offer: 'offer was withdrawn!' });</text:p>
      <text:p text:style-name="P305"><text:tab/>}</text:p>
      <text:h text:style-name="P272" text:outline-level="3">“map” contents:</text:h>
      <text:list xml:id="list34213235747517" text:continue-numbering="true" text:style-name="L47">
        <text:list-item>
          <text:p text:style-name="P215"><text:span text:style-name="T315">Refers to object in an individual 'route', in the map section of the initial definition of the router – i.e. in </text:span></text:p>
          <text:list>
            <text:list-header>
              <text:p text:style-name="P237"><text:span text:style-name="T314">this.act('role:web', </text:span><text:span text:style-name="T193">{ use: { map: </text:span><text:span text:style-name="T314">{</text:span></text:p>
              <text:list>
                <text:list-header>
                  <text:p text:style-name="P247"><text:span text:style-name="T314">'some_route': { /** IN HERE **/ },</text:span></text:p>
                  <text:list>
                    <text:list-item>
                      <text:list>
                        <text:list-item>
                          <text:list>
                            <text:list-item>
                              <text:list>
                                <text:list-item>
                                  <text:list>
                                    <text:list-item>
                                      <text:list>
                                        <text:list-header>
                                          <text:p text:style-name="P246"><text:span text:style-name="T10">}}})</text:span><text:span text:style-name="T194"></text:span></text:p>
                                        </text:list-header>
                                      </text:list>
                                    </text:list-item>
                                  </text:list>
                                </text:list-item>
                              </text:list>
                            </text:list-item>
                          </text:list>
                        </text:list-item>
                      </text:list>
                    </text:list-item>
                  </text:list>
                </text:list-header>
              </text:list>
            </text:list-header>
          </text:list>
        </text:list-item>
        <text:list-item>
          <text:p text:style-name="P218">properties <text:span text:style-name="T317">in 'map' objects</text:span>:</text:p>
        </text:list-item>
      </text:list>
      <text:h text:style-name="P279" text:outline-level="4"><text:span text:style-name="T289">SOME_HTTP_METHOD: {Boolean} <text:tab/>e.g.</text:span> <text:s text:c="2"/><text:span text:style-name="T320">GET <text:s text:c="3"/>POST</text:span></text:h>
      <text:list xml:id="list34213746281949" text:continue-numbering="true" text:style-name="L47">
        <text:list-item>
          <text:list>
            <text:list-item>
              <text:list>
                <text:list-item>
                  <text:list>
                    <text:list-item>
                      <text:p text:style-name="P218">GET: true</text:p>
                    </text:list-item>
                    <text:list-item>
                      <text:p text:style-name="P218">POST: true</text:p>
                    </text:list-item>
                  </text:list>
                </text:list-item>
                <text:list-item>
                  <text:p text:style-name="P218">can have multiple</text:p>
                </text:list-item>
                <text:list-item>
                  <text:p text:style-name="P218">most common entry in this object</text:p>
                </text:list-item>
                <text:list-item>
                  <text:p text:style-name="P221">example:</text:p>
                </text:list-item>
              </text:list>
            </text:list-item>
          </text:list>
        </text:list-item>
      </text:list>
      <text:p text:style-name="P299"><text:s text:c="20"/>map: {</text:p>
      <text:p text:style-name="P299"><text:s text:c="24"/>calculate: { GET: true, <text:span text:style-name="T321">POST: true</text:span> }</text:p>
      <text:p text:style-name="P299"><text:s text:c="20"/>}</text:p>
      <text:h text:style-name="Heading_20_4" text:outline-level="4">alias</text:h>
      <text:list xml:id="list34214562405137" text:continue-numbering="true" text:style-name="L47">
        <text:list-item>
          <text:list>
            <text:list-item>
              <text:list>
                <text:list-item>
                  <text:p text:style-name="P218">custom URL path, concat to top level prefix</text:p>
                </text:list-item>
                <text:list-item>
                  <text:p text:style-name="P219">can contain Express-style route parameters: e.g.</text:p>
                  <text:list>
                    <text:list-header>
                      <text:p text:style-name="P219">/api/:bar sets req.params.bar</text:p>
                      <text:list>
                        <text:list-item>
                          <text:p text:style-name="P217">[MORE INFO NEEDED]</text:p>
                        </text:list-item>
                      </text:list>
                    </text:list-header>
                  </text:list>
                </text:list-item>
              </text:list>
            </text:list-item>
          </text:list>
        </text:list-item>
      </text:list>
      <text:h text:style-name="P280" text:outline-level="4">suffix</text:h>
      <text:list xml:id="list34213918821615" text:continue-numbering="true" text:style-name="L47">
        <text:list-item>
          <text:list>
            <text:list-item>
              <text:list>
                <text:list-item>
                  <text:p text:style-name="P158">suffix appended to route URL. Content of suffix gets added to msg object if suffix is '/:something' under the parameter <text:span text:style-name="T65">msg.something</text:span>.</text:p>
                </text:list-item>
                <text:list-item>
                  <text:p text:style-name="P162">Example:</text:p>
                </text:list-item>
              </text:list>
            </text:list-item>
          </text:list>
        </text:list-item>
      </text:list>
      <text:p text:style-name="P299"><text:s text:c="20"/>map: {</text:p>
      <text:p text:style-name="P299"><text:s text:c="24"/>calculate: { GET: true, suffix: '/:operation' }</text:p>
      <text:p text:style-name="P300"><text:s text:c="20"/>}</text:p>
      <text:list xml:id="list3718484090310706046" text:style-name="L49">
        <text:list-item>
          <text:p text:style-name="P287"><text:span text:style-name="T124">now the receiving function has access to that url parameter, via msg.operation</text:span></text:p>
        </text:list-item>
      </text:list>
      <text:h text:style-name="P280" text:outline-level="4">usequery: <text:span text:style-name="T316">{Boolean}<text:tab/><text:tab/>{{default: true}}</text:span></text:h>
      <text:list xml:id="list34214518865308" text:continue-list="list34213918821615" text:style-name="L47">
        <text:list-item>
          <text:list>
            <text:list-item>
              <text:list>
                <text:list-item>
                  <text:p text:style-name="P159">merge any URL query values into the arguments for the Seneca action. In other words, query params become parameters on the message object. </text:p>
                  <text:list>
                    <text:list-item>
                      <text:p text:style-name="P159">E.g. this URI:<text:span text:style-name="T1"> localhost:8000/api/add_numbers?left=9&amp;right=12</text:span></text:p>
                      <text:list>
                        <text:list-item>
                          <text:p text:style-name="P159">would add msg.left = 9 and msg.right = 12 to the message object, if usequery is marked true</text:p>
                        </text:list-item>
                      </text:list>
                    </text:list-item>
                  </text:list>
                </text:list-item>
                <text:list-item>
                  <text:p text:style-name="P163">ignore this, it's just fine <text:span text:style-name="T326">always being </text:span>true</text:p>
                </text:list-item>
              </text:list>
            </text:list-item>
          </text:list>
        </text:list-item>
      </text:list>
      <text:h text:style-name="P280" text:outline-level="4">dataprop: <text:span text:style-name="T318">{Boolean}<text:tab/><text:tab/>{{default: false}}</text:span></text:h>
      <text:list xml:id="list34213472595055" text:continue-numbering="true" text:style-name="L47">
        <text:list-item>
          <text:list>
            <text:list-item>
              <text:list>
                <text:list-item>
                  <text:p text:style-name="P220">NEVER WORKS. <text:span text:style-name="T322">Relentlessly tested, tried every variation, never could make this do anything</text:span></text:p>
                </text:list-item>
                <text:list-item>
                  <text:p text:style-name="P160"><text:span text:style-name="T319">Supposed action: </text:span>provide all request params inside a data property on the Seneca action <text:span text:style-name="T323">if set to true</text:span></text:p>
                </text:list-item>
              </text:list>
            </text:list-item>
          </text:list>
        </text:list-item>
      </text:list>
      <text:h text:style-name="P280" text:outline-level="4"><text:soft-page-break/>redirect</text:h>
      <text:list xml:id="list8797537154114964409" text:style-name="L50">
        <text:list-item>
          <text:p text:style-name="P222">perform a redirect <text:span text:style-name="T324">(302)</text:span> with the value <text:span text:style-name="T324">withing this block </text:span>as the new location URL. <text:span text:style-name="T325">e.g.</text:span></text:p>
        </text:list-item>
      </text:list>
      <text:p text:style-name="P302"><text:tab/> <text:s text:c="5"/>this.add('role:metaapi,cmd:search', search_cb);</text:p>
      <text:p text:style-name="P299"/>
      <text:p text:style-name="P299"><text:s text:c="12"/>this.act('role:web',</text:p>
      <text:p text:style-name="P299"><text:s text:c="16"/>{use: {</text:p>
      <text:p text:style-name="P299"><text:s text:c="20"/>prefix: '/external',</text:p>
      <text:p text:style-name="P299"><text:s text:c="20"/>pin: 'role:external,path:*',</text:p>
      <text:p text:style-name="P301"><text:s text:c="20"/>map: {</text:p>
      <text:p text:style-name="P301"><text:s text:c="24"/>search: { redirect: 'http://www.google.com' }</text:p>
      <text:p text:style-name="P299"><text:s text:c="20"/>}</text:p>
      <text:p text:style-name="P299"><text:tab/><text:tab/><text:tab/>}</text:p>
      <text:p text:style-name="P299"><text:tab/><text:tab/>});</text:p>
      <text:p text:style-name="P299"/>
      <text:p text:style-name="P302"><text:tab/><text:tab/>function search_cb(msg, callback){</text:p>
      <text:p text:style-name="P302"><text:tab/><text:tab/><text:tab/>callback(null, { result: 'redirecting to google...' });</text:p>
      <text:p text:style-name="P303"><text:span text:style-name="T327"><text:tab/><text:tab/>}</text:span></text:p>
      <text:list xml:id="list7021758243939907746" text:style-name="L51">
        <text:list-item>
          <text:p text:style-name="P223"><text:span text:style-name="T325">Visiting </text:span><text:span text:style-name="T77">[host]/external/search </text:span><text:span text:style-name="T174">will now redirect the visitor to </text:span><text:a xlink:type="simple" xlink:href="http://www.google.com/"><text:span text:style-name="T77">www.google.com</text:span></text:a></text:p>
        </text:list-item>
        <text:list-item>
          <text:p text:style-name="P181"><text:span text:style-name="T96">The action pattern at the top and callback</text:span><text:span text:style-name="T125"> at bottom </text:span><text:span text:style-name="T96">are important – this won't work otherwise.</text:span></text:p>
        </text:list-item>
      </text:list>
      <text:h text:style-name="Heading_20_4" text:outline-level="4">handler</text:h>
      <text:list xml:id="list34214183324995" text:continue-list="list34213472595055" text:style-name="L47">
        <text:list-item>
          <text:list>
            <text:list-item>
              <text:list>
                <text:list-item>
                  <text:p text:style-name="P161">function to translate inbound request to Seneca objects </text:p>
                  <text:p text:style-name="P165"><text:span text:style-name="T81">(complex: needs more info)</text:span></text:p>
                </text:list-item>
              </text:list>
            </text:list-item>
          </text:list>
        </text:list-item>
      </text:list>
      <text:h text:style-name="Heading_20_4" text:outline-level="4">responder</text:h>
      <text:list xml:id="list34213389108681" text:continue-numbering="true" text:style-name="L47">
        <text:list-item>
          <text:list>
            <text:list-item>
              <text:list>
                <text:list-item>
                  <text:p text:style-name="P172"><text:span text:style-name="T96">function to translate outbound Seneca results to http response data </text:span><text:span text:style-name="T80">(complex: needs more info)</text:span></text:p>
                </text:list-item>
              </text:list>
            </text:list-item>
          </text:list>
        </text:list-item>
      </text:list>
      <text:h text:style-name="Heading_20_4" text:outline-level="4">modify</text:h>
      <text:list xml:id="list5108447313257728969" text:style-name="L52">
        <text:list-item>
          <text:p text:style-name="P164">function that modifies output object (commonly removes sensitive fields) <text:span text:style-name="T83">(complex: needs more info)</text:span></text:p>
        </text:list-item>
      </text:list>
      <text:list xml:id="list34214063617429" text:continue-list="list34213389108681" text:style-name="L47">
        <text:list-item>
          <text:list>
            <text:list-item>
              <text:list>
                <text:list-header>
                  <text:p text:style-name="P172"><text:span text:style-name="T80"/></text:p>
                </text:list-header>
              </text:list>
            </text:list-item>
          </text:list>
        </text:list-item>
      </text:list>
      <text:h text:style-name="P271" text:outline-level="3">Seneca-web: built in actions</text:h>
      <text:list xml:id="list8528391827062995839" text:style-name="L43">
        <text:list-item>
          <text:p text:style-name="P171">These both work quite poorly. <text:span text:style-name="T311">I could never make them work</text:span></text:p>
        </text:list-item>
      </text:list>
      <text:h text:style-name="Heading_20_4" text:outline-level="4">role:web,cmd:routes</text:h>
      <text:list xml:id="list644586380250955317" text:style-name="L40">
        <text:list-item>
          <text:p text:style-name="P211">Returns an array of all routes defined up to this point</text:p>
        </text:list-item>
        <text:list-item>
          <text:p text:style-name="P211">e.g.</text:p>
        </text:list-item>
      </text:list>
      <text:p text:style-name="P304">seneca.act('role:web, cmd:routes', function(err, routes) {</text:p>
      <text:p text:style-name="P304"><text:tab/>console.log(routes);</text:p>
      <text:p text:style-name="P304">});</text:p>
      <text:h text:style-name="P278" text:outline-level="4">role:web,cmd:<text:span text:style-name="T310">list</text:span></text:h>
      <text:list xml:id="list5430685275072946432" text:style-name="L42">
        <text:list-item>
          <text:p text:style-name="P212">Returns array of all service functions that have been defined so far</text:p>
        </text:list-item>
        <text:list-item>
          <text:p text:style-name="P213">e.g.</text:p>
        </text:list-item>
      </text:list>
      <text:p text:style-name="P304">seneca.act('role:web, cmd:<text:span text:style-name="T310">list</text:span>', function(err, <text:span text:style-name="T310">services</text:span>) {</text:p>
      <text:p text:style-name="P304"><text:tab/>console.log(<text:span text:style-name="T310">services</text:span>);</text:p>
      <text:p text:style-name="P304">});</text:p>
      <text:h text:style-name="P253" text:outline-level="2"><text:span text:style-name="T296">seneca-m</text:span>em-store <text:span text:style-name="T294">plugin <text:s/>{{{BUILT-IN}}}</text:span></text:h>
      <text:list xml:id="list4554242449842585445" text:style-name="L16">
        <text:list-item>
          <text:p text:style-name="P182">in-memory storage engine with a set of action patterns allowing you to store data</text:p>
        </text:list-item>
      </text:list>
      <text:h text:style-name="Heading_20_1" text:outline-level="1"><text:soft-page-break/>Plugins – <text:span text:style-name="T299">third-party</text:span></text:h>
      <text:h text:style-name="Heading_20_2" text:outline-level="2"><text:span text:style-name="T296">s</text:span>eneca-<text:span text:style-name="T296">redis-store </text:span>plugin</text:h>
      <text:list xml:id="list1858404625129209244" text:style-name="L17">
        <text:list-item>
          <text:p text:style-name="P183">in-memory storage engine with a set of action patterns allowing you to store data</text:p>
        </text:list-item>
      </text:list>
      <text:h text:style-name="P254" text:outline-level="2">Seneca-user</text:h>
      <text:list xml:id="list3171190870546072256" text:style-name="L18">
        <text:list-item>
          <text:p text:style-name="P184">user management business logic: login, logout, registration, password handling (including resets)</text:p>
        </text:list-item>
        <text:list-item>
          <text:p text:style-name="P184">two core concepts:</text:p>
          <text:list>
            <text:list-item>
              <text:p text:style-name="P184"><text:span text:style-name="T1">user</text:span>: stores the user account details and encrypted passwords</text:p>
            </text:list-item>
            <text:list-item>
              <text:p text:style-name="P184"><text:span text:style-name="T1">login</text:span>: represents an instance of a user that has been authenticated</text:p>
            </text:list-item>
          </text:list>
        </text:list-item>
      </text:list>
      <text:h text:style-name="Heading_20_1" text:outline-level="1">Instantiating Seneca – magic options</text:h>
      <text:h text:style-name="Heading_20_2" text:outline-level="2">Defining <text:span text:style-name="T292">Seneca </text:span>options</text:h>
      <text:p text:style-name="P105">var seneca = require('seneca')({</text:p>
      <text:p text:style-name="P105"><text:tab/>//options definable in here</text:p>
      <text:p text:style-name="P105">});</text:p>
      <text:h text:style-name="Heading_20_2" text:outline-level="2">See options defined already</text:h>
      <text:p text:style-name="P104">var seneca = require('seneca')({</text:p>
      <text:p text:style-name="P104"><text:tab/><text:span text:style-name="T293">debug: {</text:span></text:p>
      <text:p text:style-name="P104"><text:tab/><text:tab/><text:span text:style-name="T293">print: {</text:span></text:p>
      <text:p text:style-name="P104"><text:tab/><text:tab/><text:tab/><text:span text:style-name="T293">options: true</text:span></text:p>
      <text:p text:style-name="P104"><text:tab/><text:tab/><text:span text:style-name="T293">}</text:span></text:p>
      <text:p text:style-name="P104"><text:tab/><text:span text:style-name="T293">}</text:span></text:p>
      <text:p text:style-name="P104">});</text:p>
      <text:list xml:id="list3265035987034583254" text:style-name="L19">
        <text:list-item>
          <text:p text:style-name="P178">This will emit a giant JSON showing all options currently defined, and all available to set.</text:p>
        </text:list-item>
      </text:list>
      <text:h text:style-name="P258" text:outline-level="2">Instantiating Seneca:: Options list</text:h>
      <text:h text:style-name="Heading_20_3" text:outline-level="3"><text:span text:style-name="T246">a</text:span><text:span text:style-name="T245">ctcache<text:tab/><text:tab/></text:span><text:span text:style-name="T246">{Boolean}</text:span></text:h>
      <text:list xml:id="list2174831509891471357" text:style-name="L20">
        <text:list-item>
          <text:list>
            <text:list-item>
              <text:p text:style-name="P150">Their words: if true, this makes inbound messages idempotent (???)</text:p>
              <text:list>
                <text:list-item>
                  <text:p text:style-name="P150">i.e. the same message will always produce the same result?</text:p>
                </text:list-item>
                <text:list-item>
                  <text:p text:style-name="P150">Unclear, but it seems to be a result cacher.</text:p>
                </text:list-item>
              </text:list>
            </text:list-item>
          </text:list>
        </text:list-item>
      </text:list>
      <text:h text:style-name="P268" text:outline-level="3">actcache_size <text:tab/>{Number}</text:h>
      <text:list xml:id="list34213345524242" text:continue-numbering="true" text:style-name="L20">
        <text:list-item>
          <text:list>
            <text:list-item>
              <text:p text:style-name="P150">likely the number of action pattern messages to cache.</text:p>
            </text:list-item>
            <text:list-item>
              <text:p text:style-name="P168"><text:span text:style-name="T96">Operates on a ''least-recently-used” cache (via module '</text:span><text:span text:style-name="T60">lrucache'</text:span><text:span text:style-name="T96">)</text:span></text:p>
            </text:list-item>
            <text:list-item>
              <text:p text:style-name="P151">default is 1111</text:p>
            </text:list-item>
          </text:list>
        </text:list-item>
      </text:list>
      <text:h text:style-name="P268" text:outline-level="3">act_caller</text:h>
      <text:list xml:id="list3596576652207014990" text:style-name="L21">
        <text:list-item>
          <text:p text:style-name="P152">Trace action caller and place in args.caller$ (on Seneca msg object)</text:p>
        </text:list-item>
      </text:list>
      <text:p text:style-name="P34"/>
      <text:list xml:id="list34213870297802" text:continue-list="list34213345524242" text:style-name="L20">
        <text:list-item>
          <text:p text:style-name="P185">timeout:</text:p>
        </text:list-item>
        <text:list-item>
          <text:p text:style-name="P185"><text:soft-page-break/>default_plugins</text:p>
        </text:list-item>
      </text:list>
      <text:p text:style-name="P23"/>
      <text:h text:style-name="P268" text:outline-level="3">idlen<text:tab/><text:tab/><text:span text:style-name="T308">{Number}</text:span></text:h>
      <text:list xml:id="list1975361776517650537" text:style-name="L22">
        <text:list-item>
          <text:p text:style-name="P153">length of action identifier.</text:p>
          <text:list>
            <text:list-item>
              <text:p text:style-name="P186"><text:span text:style-name="T120">Action identifier = random ID linked to </text:span><text:span text:style-name="T122">a given trail of actions (i.e. all actions run in a chain as a result of calling a given </text:span><text:span text:style-name="T120">action</text:span><text:span text:style-name="T122">)</text:span><text:span text:style-name="T120">.</text:span></text:p>
              <text:list>
                <text:list-item>
                  <text:p text:style-name="P186"><text:span text:style-name="T123">Lets you trace the call chain</text:span><text:span text:style-name="T121"> </text:span></text:p>
                </text:list-item>
              </text:list>
            </text:list-item>
          </text:list>
        </text:list-item>
        <text:list-item>
          <text:p text:style-name="P153">Default: 12. </text:p>
        </text:list-item>
        <text:list-item>
          <text:p text:style-name="P187"><text:span text:style-name="T120">e.g. </text:span><text:span text:style-name="T121">setting it to 4 will produce IDs like </text:span><text:span text:style-name="T76">'kxbc/xqqq' </text:span><text:span text:style-name="T64">(</text:span><text:span text:style-name="T173">available in the meta$ object within the msg object passed around by Seneca)</text:span></text:p>
        </text:list-item>
      </text:list>
      <text:h text:style-name="P269" text:outline-level="3">trace<text:span text:style-name="T96">:</text:span></text:h>
      <text:h text:style-name="Heading_20_4" text:outline-level="4">trace.act<text:tab/><text:tab/>{Boolean}</text:h>
      <text:list xml:id="list6534445749873243138" text:style-name="L23">
        <text:list-item>
          <text:list>
            <text:list-item>
              <text:p text:style-name="P188">if true, emit tables showing the route action calls took, to the console</text:p>
            </text:list-item>
            <text:list-item>
              <text:p text:style-name="P189"><text:span text:style-name="T118">If '</text:span><text:span text:style-name="T306">debug.print.options'</text:span><text:span text:style-name="T118"> is also set to true, initialization path will also be emitted to CLI</text:span></text:p>
              <text:list>
                <text:list-item>
                  <text:p text:style-name="P189"><text:span text:style-name="T119">Example output (note: usually output is much longer</text:span><text:span text:style-name="T96">)</text:span><text:span text:style-name="T119">:</text:span></text:p>
                </text:list-item>
              </text:list>
            </text:list-item>
          </text:list>
        </text:list-item>
      </text:list>
      <text:p text:style-name="P35"><text:tab/><text:tab/><text:tab/><text:tab/><text:tab/><text:tab/>2015-10-08T09:51:58.049Z<text:tab/>done<text:tab/>rp3k/90ot<text:tab/>role:test_plugin,cmd:cmd1<text:tab/>0 </text:p>
      <text:p text:style-name="P35"><text:tab/><text:tab/><text:tab/><text:tab/><text:tab/><text:tab/>2015-10-08T09:51:58.050Z<text:tab/>done<text:tab/>ryh4/90ot<text:tab/>cmd:cmd1,role:test_plugin<text:tab/>32 </text:p>
      <text:h text:style-name="P276" text:outline-level="4">trace.stack<text:tab/><text:tab/>{Boolean}</text:h>
      <text:list xml:id="list4080508005511906245" text:style-name="L24">
        <text:list-item>
          <text:p text:style-name="P190">If true, shows the call stack producing the line of action calls displayed with trace.act.</text:p>
        </text:list-item>
        <text:list-item>
          <text:p text:style-name="P190">Doesn't seem to change anything if trace.act isn't also set to true</text:p>
        </text:list-item>
      </text:list>
      <text:h text:style-name="Heading_20_3" text:outline-level="3">zig:</text:h>
      <text:h text:style-name="P277" text:outline-level="4">zig.trace<text:tab/>{Boolean}</text:h>
      <text:list xml:id="list5079439615351302383" text:style-name="L25">
        <text:list-item>
          <text:p text:style-name="P191">If true, <text:span text:style-name="T307">trace the path the zig control flow module takes Seneca through.</text:span></text:p>
        </text:list-item>
        <text:list-item>
          <text:p text:style-name="P192">Should only emit actions handled by zig's interface</text:p>
          <text:list>
            <text:list-item>
              <text:p text:style-name="P192">zip == akin to async but crappier</text:p>
              <text:list>
                <text:list-item>
                  <text:p text:style-name="P192">I couldn't get Seneca to make it do anything besides intialize</text:p>
                  <text:list>
                    <text:list-item>
                      <text:list>
                        <text:list-item>
                          <text:p text:style-name="P192">I suspect it's being deprecated</text:p>
                        </text:list-item>
                      </text:list>
                    </text:list-item>
                  </text:list>
                </text:list-item>
              </text:list>
            </text:list-item>
          </text:list>
        </text:list-item>
        <text:list-item>
          <text:p text:style-name="P192">zig only gets referenced at all (in the main seneca.js module) when external calls are made to seneca.start</text:p>
          <text:list>
            <text:list-header>
              <text:p text:style-name="P192">(<text:span text:style-name="T158">remember: </text:span><text:span text:style-name="T65">root.start = api_start</text:span>)</text:p>
            </text:list-header>
            <text:list-item>
              <text:p text:style-name="P193">This seems to be a whole area of the framework we don't even touch</text:p>
            </text:list-item>
            <text:list-item>
              <text:p text:style-name="P193">zi<text:span text:style-name="T328">g</text:span> appears to operate like a strange hybrid of <text:span text:style-name="T328">the </text:span>'async' <text:span text:style-name="T328">library</text:span> and promises</text:p>
              <text:list>
                <text:list-item>
                  <text:p text:style-name="P225">I don't know why it's here. Even Seneca uses it very little; &amp; it's not really an improvement over alternatives <text:span text:style-name="T329">like 'async', 'q', or 'bluebird'.</text:span></text:p>
                </text:list-item>
              </text:list>
            </text:list-item>
          </text:list>
        </text:list-item>
      </text:list>
      <text:h text:style-name="P265" text:outline-level="1">Data entities</text:h>
      <text:h text:style-name="Heading_20_2" text:outline-level="2">seneca.make<text:span text:style-name="T332">('nameOfNewDataEntityObject')</text:span></text:h>
      <text:list xml:id="list8301688812580824987" text:style-name="L55">
        <text:list-item>
          <text:p text:style-name="P227">Lets you create a new data entity of the given name</text:p>
          <text:list>
            <text:list-header>
              <text:p text:style-name="P288"><text:span text:style-name="T332">var dataEntityObj1 = seneca.make('dataEntityObj1');</text:span></text:p>
              <text:list>
                <text:list-item>
                  <text:p text:style-name="P289"><text:span text:style-name="T126">this dataEntityObj1 now corresponds to the 'dataEntityObj1 ' collection.</text:span></text:p>
                </text:list-item>
              </text:list>
            </text:list-header>
          </text:list>
        </text:list-item>
        <text:list-item>
          <text:p text:style-name="P227">fields <text:span text:style-name="T334">(normal JS object properties) </text:span>can then be added to it, which associates more data with the entity. e.g.</text:p>
          <text:list>
            <text:list-header>
              <text:p text:style-name="P290"><text:soft-page-break/><text:span text:style-name="T332">var dataEntityObj1.name = 'omnomnom';</text:span></text:p>
              <text:p text:style-name="P290"><text:span text:style-name="T332">var dataEntityObj1.price = 1.53;</text:span></text:p>
            </text:list-header>
          </text:list>
        </text:list-item>
        <text:list-item>
          <text:p text:style-name="P228"><text:span text:style-name="T335">the </text:span>data must <text:span text:style-name="T335">then be saved:</text:span></text:p>
        </text:list-item>
      </text:list>
      <text:p text:style-name="P307"><text:span text:style-name="T332">dataEntityObj1</text:span>.save$(function(err,<text:span text:style-name="T332">dataEntityObj1</text:span>){</text:p>
      <text:p text:style-name="P307"><text:tab/>console.log(<text:span text:style-name="T332">dataEntityObj1</text:span>)</text:p>
      <text:p text:style-name="P304">})</text:p>
      <text:h text:style-name="P264" text:outline-level="1"><text:span text:style-name="T309">seneca.use</text:span></text:h>
      <text:list xml:id="list5829192820157167886" text:style-name="L54">
        <text:list-item>
          <text:p text:style-name="P226">Consume a plugin</text:p>
        </text:list-item>
        <text:list-item>
          <text:p text:style-name="P226">makes any action patterns in the plugin available to Seneca, <text:span text:style-name="T331">henceforth triggerable by 'act' calls</text:span></text:p>
        </text:list-item>
      </text:list>
      <text:h text:style-name="Heading_20_2" text:outline-level="2">Consuming config objects <text:span text:style-name="T330">with seneca.use?</text:span></text:h>
      <text:list xml:id="list34214176283836" text:continue-list="list34214063617429" text:style-name="L47">
        <text:list-item>
          <text:list>
            <text:list-item>
              <text:list>
                <text:list-header>
                  <text:p text:style-name="P166"><text:span text:style-name="T81">(</text:span><text:span text:style-name="T82">TODO</text:span><text:span text:style-name="T81">)</text:span></text:p>
                </text:list-header>
              </text:list>
            </text:list-item>
          </text:list>
        </text:list-item>
      </text:list>
      <text:h text:style-name="Heading_20_1" text:outline-level="1">Weirdness</text:h>
      <text:list xml:id="list3910514543361977684" text:style-name="L26">
        <text:list-item>
          <text:p text:style-name="P194">Create infinite recursive calls to an action, by running this.good within the action</text:p>
          <text:list>
            <text:list-item>
              <text:p text:style-name="P216">(don't do this)</text:p>
            </text:list-item>
          </text:list>
        </text:list-item>
      </text:list>
      <text:h text:style-name="Heading_20_1" text:outline-level="1">Loggin<text:span text:style-name="T269">g – to terminal</text:span></text:h>
      <text:list xml:id="list6097694468119209179" text:style-name="L53">
        <text:list-item>
          <text:p text:style-name="P224">Note: Seneca's logging is FUBAR.</text:p>
        </text:list-item>
      </text:list>
      <text:h text:style-name="P255" text:outline-level="2">node name-of-plugin.js --seneca.log.all</text:h>
      <text:list xml:id="list6116922307387425570" text:style-name="L27">
        <text:list-item>
          <text:p text:style-name="P154">Outputs large data table</text:p>
        </text:list-item>
        <text:list-item>
          <text:p text:style-name="P195">YOU WILL NEED TO GREP THIS!!! <text:span text:style-name="T271">e.g.:</text:span></text:p>
        </text:list-item>
      </text:list>
      <text:p text:style-name="P25"><text:span text:style-name="T1"><text:tab/><text:tab/><text:tab/></text:span><text:span text:style-name="T5">node name-of-plugin.js –seneca.log.all </text:span><text:span text:style-name="T1">| grep name-of-plugin</text:span></text:p>
      <text:list xml:id="list344059744437065491" text:style-name="L28">
        <text:list-item>
          <text:p text:style-name="P155">My clever module runner that effectively filters the output while keeping the plugin restarting on each save:</text:p>
        </text:list-item>
      </text:list>
      <text:p text:style-name="P21"><text:tab/><text:tab/><text:tab/>nodemon math_test_1.js launch --seneca.log.all | grepx1i2 ADD math</text:p>
      <text:list xml:id="list4438155015383055237" text:style-name="L29">
        <text:list-item>
          <text:p text:style-name="P156">This example displays all log lines containing “math” that do not also contain the word “ADD”</text:p>
        </text:list-item>
      </text:list>
      <text:h text:style-name="P270" text:outline-level="3">Output</text:h>
      <text:list xml:id="list5767988637292848199" text:style-name="L30">
        <text:list-item>
          <text:p text:style-name="P196"><text:span text:style-name="T1">log attributes – info displayed in the output table (in order </text:span><text:span text:style-name="T7">of display</text:span><text:span text:style-name="T1">):</text:span></text:p>
        </text:list-item>
      </text:list>
      <text:list xml:id="list6521713522271859894" text:style-name="L31">
        <text:list-item>
          <text:p text:style-name="P197"><text:span text:style-name="T6">date-time</text:span><text:span text:style-name="T113">: when the log entry occurred</text:span></text:p>
        </text:list-item>
        <text:list-item>
          <text:p text:style-name="P157"><text:span text:style-name="T1">seneca-id</text:span>: identifier for the Seneca process</text:p>
        </text:list-item>
        <text:list-item>
          <text:p text:style-name="P157"><text:span text:style-name="T1">level</text:span>: one of DEBUG, INFO, WARN, ERROR, FATAL</text:p>
        </text:list-item>
        <text:list-item>
          <text:p text:style-name="P157"><text:span text:style-name="T1">type</text:span>: entry code, such as act, plugin, etc</text:p>
        </text:list-item>
        <text:list-item>
          <text:p text:style-name="P157"><text:span text:style-name="T1">plugin</text:span>: plugin name (actions without a plugin have root$)</text:p>
        </text:list-item>
        <text:list-item>
          <text:p text:style-name="P157"><text:span text:style-name="T1">case</text:span>: entry case, such as IN, OUT, ADD, etc.</text:p>
        </text:list-item>
        <text:list-item>
          <text:p text:style-name="P157"><text:span text:style-name="T1">action-id/transaction-id</text:span>: tracing identifier, stays the same over the network</text:p>
        </text:list-item>
        <text:list-item>
          <text:p text:style-name="P157"><text:span text:style-name="T1">pin</text:span>: the action pattern for this message</text:p>
        </text:list-item>
        <text:list-item>
          <text:p text:style-name="P157"><text:span text:style-name="T1">message</text:span>: the inbound or outbound message (truncated if too long)</text:p>
        </text:list-item>
      </text:list>
      <text:list xml:id="list34213201251008" text:continue-list="list5767988637292848199" text:style-name="L30">
        <text:list-item>
          <text:p text:style-name="P198"><text:span text:style-name="T8">case</text:span><text:span text:style-name="T278"> (in log attributes) - s</text:span>hows <text:span text:style-name="T278">which </text:span>operation <text:span text:style-name="T278">an item represents -</text:span> from:</text:p>
          <text:list>
            <text:list-item>
              <text:p text:style-name="P198">DEFINE: declaration of the module</text:p>
            </text:list-item>
            <text:list-item>
              <text:p text:style-name="P198">ADD: adding of action functions to module</text:p>
            </text:list-item>
            <text:list-item>
              <text:p text:style-name="P199">options: setting of options value for the module</text:p>
            </text:list-item>
            <text:list-item>
              <text:p text:style-name="P199"><text:soft-page-break/>DEFAULT: display of default options values</text:p>
            </text:list-item>
            <text:list-item>
              <text:p text:style-name="P200">register<text:tab/><text:tab/>ready<text:tab/>:<text:tab/></text:p>
            </text:list-item>
            <text:list-item>
              <text:p text:style-name="P200">act<text:tab/><text:tab/>&lt;pluginName&gt;<text:tab/>IN<text:tab/>:<text:tab/>shows incoming messages (messages that hit the module)</text:p>
            </text:list-item>
            <text:list-item>
              <text:p text:style-name="P169"><text:span text:style-name="T96">act<text:tab/><text:tab/>&lt;pluginName&gt;<text:tab/>OUT<text:tab/>:<text:tab/>shows outputs of action functions from module</text:span><text:tab/></text:p>
            </text:list-item>
          </text:list>
        </text:list-item>
        <text:list-item>
          <text:p text:style-name="P170"><text:span text:style-name="T277">action-id/transaction-id - </text:span><text:span text:style-name="T96">unique action Ids: e.g.:</text:span></text:p>
        </text:list-item>
      </text:list>
      <text:p text:style-name="P13"><text:tab/><text:tab/><text:tab/><text:tab/> <text:s text:c="2"/><text:tab/>2682lsrziy1i/rst61586f7wl</text:p>
      <text:list xml:id="list34213515085011" text:continue-numbering="true" text:style-name="L30">
        <text:list-item>
          <text:list>
            <text:list-item>
              <text:p text:style-name="P201">these can let you trace message flow. All sub-actions have the same message ID as the triggering action, so you can see the route the initial action pattern triggered (i.e. since action functions can trigger other action functions)</text:p>
              <text:list>
                <text:list-item>
                  <text:p text:style-name="P202">for example, if you used <text:span text:style-name="T65">this.wrap </text:span><text:span text:style-name="T158">when defining your function, both the wrap function and the function it calls will be displayed in the flow</text:span></text:p>
                </text:list-item>
              </text:list>
            </text:list-item>
          </text:list>
        </text:list-item>
      </text:list>
      <text:h text:style-name="Heading_20_2" text:outline-level="2"><text:span text:style-name="T273">node name-of-plugin.js –</text:span>seneca.print.tree</text:h>
      <text:list xml:id="list1491131203293145034" text:style-name="L32">
        <text:list-item>
          <text:p text:style-name="P204">Displays a tree of dependencies between commands and functions</text:p>
        </text:list-item>
        <text:list-item>
          <text:p text:style-name="P205">Lets you see the name/value pairs of the action patterns arranged in a tree structure, along with any overrides. Action fns are indicated by the format: <text:span text:style-name="T65">“# plugin, (action-id), function-name”</text:span>.</text:p>
        </text:list-item>
      </text:list>
      <text:h text:style-name="P256" text:outline-level="2">nod<text:span text:style-name="T274">e name-of-plugin</text:span>.js --seneca.log=plugin: <text:span text:style-name="T274">name-of-plugin</text:span></text:h>
      <text:list xml:id="list1215061322260127201" text:style-name="L33">
        <text:list-item>
          <text:p text:style-name="P206">Narrows log output to a single plugin of interest</text:p>
        </text:list-item>
      </text:list>
      <text:h text:style-name="P257" text:outline-level="2">node name-of-plugin.js –seneca.log=pin:role:<text:span text:style-name="T276">nm_of_role__eg_math</text:span></text:h>
      <text:list xml:id="list53471611153362843" text:style-name="L34">
        <text:list-item>
          <text:p text:style-name="P203">filters all log entries where the action pattern contains the specific pin</text:p>
        </text:list-item>
      </text:list>
      <text:h text:style-name="Heading_20_1" text:outline-level="1">Multiprocess</text:h>
      <text:h text:style-name="Heading_20_1" text:outline-level="1">Broadcasting</text:h>
      <text:list xml:id="list7555545588485291160" text:style-name="L35">
        <text:list-item>
          <text:p text:style-name="P207">seneca.client and seneca.listen parameters must be the same for communication to occur</text:p>
        </text:list-item>
        <text:list-item>
          <text:p text:style-name="P207">e.g. </text:p>
        </text:list-item>
      </text:list>
      <text:p text:style-name="P37">module.exports = ((() =&gt; </text:p>
      <text:p text:style-name="P37"><text:s text:c="4"/>(require('seneca')() </text:p>
      <text:p text:style-name="P37"><text:s text:c="8"/>//register microservices </text:p>
      <text:p text:style-name="P37"><text:s text:c="8"/>.use('app/microservices/plugins/emitHello', { opt1: 'val1'}) </text:p>
      <text:p text:style-name="P37"><text:s text:c="8"/>.use('app/microservices/plugins/math_test_1', { opt1: 'someoptval1'}) </text:p>
      <text:p text:style-name="P37"><text:s text:c="8"/>.listen(11111) <text:span text:style-name="T96">;</text:span></text:p>
      <text:p text:style-name="P14"><text:tab/><text:tab/><text:tab/><text:tab/><text:tab/><text:tab/><text:tab/><text:tab/>... <text:s/>AND ...</text:p>
      <text:p text:style-name="P39">seneca.client({ port:11111, host:'localhost' }) </text:p>
      <text:p text:style-name="P39"><text:s text:c="6"/>//Perform math actions </text:p>
      <text:p text:style-name="P39"><text:s text:c="6"/>.act( 'role:math,cmd:sum,' + 'left:123,right:27', </text:p>
      <text:p text:style-name="P39"><text:s text:c="12"/>log.seneca.info) </text:p>
      <text:p text:style-name="P39"><text:s text:c="6"/>.act('role:math,cmd:multiply,' + 'left:10,right:5', </text:p>
      <text:p text:style-name="P39"><text:s text:c="11"/>log.seneca.info); </text:p>
      <text:list xml:id="list6891326326515362236" text:style-name="L36">
        <text:list-item>
          <text:p text:style-name="P179">...can communicate without issue</text:p>
        </text:list-item>
      </text:list>
      <text:list xml:id="list34213605427383" text:continue-list="list7555545588485291160" text:style-name="L35">
        <text:list-item>
          <text:p text:style-name="P180">Different types of communication exist – such as tcp</text:p>
        </text:list-item>
      </text:list>
      <text:p text:style-name="P38">seneca.client({ port:11111, host:'localhost', <text:span text:style-name="T279">type: 'tcp'</text:span> }) </text:p>
      <text:p text:style-name="P30"><text:soft-page-break/><text:tab/><text:tab/><text:tab/><text:tab/><text:tab/><text:tab/>... in another module ...</text:p>
      <text:p text:style-name="P40"><text:span text:style-name="T156">seneca</text:span><text:span text:style-name="T143">.</text:span><text:span text:style-name="T156">use('some/module')</text:span></text:p>
      <text:p text:style-name="P40"><text:span text:style-name="T156"><text:tab/><text:tab/>.</text:span><text:span text:style-name="T143">listen(</text:span><text:span text:style-name="T156">{ port: 11111, host:'localhost', type: 'tcp' }</text:span><text:span text:style-name="T143">) </text:span><text:span text:style-name="T158">;</text:span></text:p>
      <text:list xml:id="list34213069646876" text:continue-numbering="true" text:style-name="L35">
        <text:list-item>
          <text:list>
            <text:list-item>
              <text:list>
                <text:list-item>
                  <text:p text:style-name="P208">tcp is better, because it has lower overhead and keeps the client&lt;--&gt;'listener'(microserver?) connection continuously open</text:p>
                </text:list-item>
                <text:list-item>
                  <text:p text:style-name="P208">default is http</text:p>
                </text:list-item>
              </text:list>
            </text:list-item>
          </text:list>
        </text:list-item>
      </text:list>
      <text:p text:style-name="P33"/>
      <text:h text:style-name="Heading_20_1" text:outline-level="1"><text:span text:style-name="T301">Online </text:span>Resources</text:h>
      <text:list xml:id="list2153408712168872578" text:style-name="L37">
        <text:list-item>
          <text:p text:style-name="P209"><text:a xlink:type="simple" xlink:href="http://blog.hexacta.com/microservices-with-nodejs-seneca/"><text:span text:style-name="T301">Microservices with NodeJS &amp; Seneca - Sept 23, 2015 article - excellent diagram</text:span></text:a></text:p>
        </text:list-item>
        <text:list-item>
          <text:p text:style-name="P209"><text:a xlink:type="simple" xlink:href="http://senecajs.org/get-started/"><text:span text:style-name="T301">Official "Getting started" tutorial (on Seneca website)</text:span></text:a></text:p>
        </text:list-item>
        <text:list-item>
          <text:p text:style-name="P209"><text:a xlink:type="simple" xlink:href="http://rjrodger.github.io/seneca/getting-started.html"><text:span text:style-name="T302">Original official getting started guide - on gh-pages page</text:span></text:a></text:p>
        </text:list-item>
        <text:list-item>
          <text:p text:style-name="P209"><text:a xlink:type="simple" xlink:href="http://rjrodger.github.io/seneca-user/"><text:span text:style-name="T302">Seneca-user plugin - official guide (actual site - github.io)</text:span></text:a></text:p>
        </text:list-item>
      </text:list>
      <text:p text:style-name="P2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onsolas" svg:font-family="Consolas, 'Liberation Mono', Menlo, Courier, monospace"/>
    <style:font-face style:name="Helvetica Neue" svg:font-family="'Helvetica Neue', Helvetica, 'Segoe UI', Arial, freesans, sans-serif"/>
    <style:font-face style:name="Menlo" svg:font-family="Menlo, Monaco, Consolas, 'Courier New', monospace"/>
    <style:font-face style:name="Monaco" svg:font-family="Monaco, 'Bitstream Vera Sans Mono', 'Lucida Console', Terminal, monospace"/>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erif" fo:font-family="'Liberation Serif'" style:font-family-generic="roman" style:font-pitch="variable" fo:font-size="11pt" fo:font-weight="normal" officeooo:rsid="001e418a" style:font-size-asian="11pt" style:font-weight-asian="normal" style:font-size-complex="11pt" style:font-weight-complex="normal"/>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049cm" style:contextual-spacing="false" fo:line-height="120%" style:page-number="auto" fo:background-color="transparent" style:shadow="none">
        <style:tab-stops>
          <style:tab-stop style:position="0.499cm"/>
          <style:tab-stop style:position="1cm"/>
          <style:tab-stop style:position="1.499cm"/>
          <style:tab-stop style:position="2cm"/>
          <style:tab-stop style:position="2.499cm"/>
          <style:tab-stop style:position="3cm"/>
        </style:tab-stops>
        <style:background-image/>
      </style:paragraph-properties>
      <style:text-properties fo:font-size="11pt" fo:font-style="normal" officeooo:rsid="01cd92bc" style:font-size-asian="11pt" style:font-style-asian="normal" style:font-size-complex="11pt" style:font-style-complex="normal"/>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22pt" style:text-underline-style="solid" style:text-underline-width="auto" style:text-underline-color="font-color" fo:font-weight="bold" officeooo:rsid="01d2faff" style:font-size-asian="22pt" style:font-weight-asian="bold" style:font-size-complex="22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style:contextual-spacing="false" fo:text-indent="0.15cm" style:auto-text-indent="false" fo:keep-with-next="always">
        <style:tab-stops/>
      </style:paragraph-properties>
      <style:text-properties fo:color="#666666" fo:font-size="12.5pt" style:text-underline-style="solid" style:text-underline-width="auto" style:text-underline-color="font-color" fo:font-weight="bold" officeooo:rsid="01c6c951" style:font-size-asian="12.5pt" style:font-weight-asian="bold" style:font-size-complex="12.5pt" style:font-weight-complex="600"/>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4" style:display-name="Heading 4" style:family="paragraph" style:parent-style-name="Heading" style:next-style-name="Text_20_body" style:default-outline-level="4" style:class="text" style:master-page-name="">
      <style:paragraph-properties fo:margin-left="1.499cm" fo:margin-right="0cm" fo:margin-top="0cm" fo:margin-bottom="0.21cm" style:contextual-spacing="false" fo:text-indent="-0.9cm" style:auto-text-indent="false" style:page-number="auto" fo:keep-with-next="always">
        <style:tab-stops/>
      </style:paragraph-properties>
      <style:text-properties fo:color="#808080" fo:font-size="95%" fo:font-style="italic" fo:font-weight="normal" style:font-size-asian="95%" style:font-style-asian="italic" style:font-weight-asian="normal" style:font-size-complex="95%" style:font-style-complex="italic" style:font-weight-complex="normal"/>
    </style:style>
    <style:style style:name="Code" style:family="paragraph" style:parent-style-name="Text_20_body" style:master-page-name="">
      <style:paragraph-properties fo:margin-left="0.3cm" fo:margin-right="0cm" fo:margin-top="0cm" fo:margin-bottom="0cm" style:contextual-spacing="false" fo:line-height="110%" fo:text-indent="0cm" style:auto-text-indent="false" style:page-number="auto">
        <style:tab-stops>
          <style:tab-stop style:position="0.499cm"/>
          <style:tab-stop style:position="1cm"/>
          <style:tab-stop style:position="1.499cm"/>
          <style:tab-stop style:position="2cm"/>
          <style:tab-stop style:position="2.499cm"/>
          <style:tab-stop style:position="3cm"/>
        </style:tab-stops>
      </style:paragraph-properties>
      <style:text-properties fo:font-size="10pt" fo:font-weight="bold" officeooo:rsid="00a45270" style:font-size-asian="10pt" style:font-weight-asian="bold" style:font-size-complex="10pt" style:font-weight-complex="600"/>
    </style:style>
    <style:style style:name="Text" style:family="paragraph" style:parent-style-name="Caption" style:class="extra"/>
    <style:style style:name="Text_20_body_20_indent" style:display-name="Text body indent" style:family="paragraph" style:parent-style-name="Text_20_body" style:class="text">
      <style:paragraph-properties fo:margin-left="0.499cm" fo:margin-right="0cm" fo:text-indent="0cm" style:auto-text-indent="false"/>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8.274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7.775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8.274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0.499cm" fo:margin-bottom="0.499cm" fo:margin-left="1.764cm" fo:margin-right="1.55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dfaulkner </meta:initial-creator>
    <meta:creation-date>2015-07-27T23:30:41.736960426</meta:creation-date>
    <dc:date>2015-10-14T03:42:12.750312734</dc:date>
    <dc:creator>andfaulkner </dc:creator>
    <meta:editing-duration>P8DT9H18M43S</meta:editing-duration>
    <meta:editing-cycles>514</meta:editing-cycles>
    <meta:generator>LibreOffice/4.2.8.2$Linux_X86_64 LibreOffice_project/420m0$Build-2</meta:generator>
    <meta:document-statistic meta:table-count="0" meta:image-count="0" meta:object-count="0" meta:page-count="16" meta:paragraph-count="586" meta:word-count="4819" meta:character-count="32932" meta:non-whitespace-character-count="27121"/>
  </office:meta>
</office:document-meta>
</file>